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8mm"/>
    </style:style>
    <style:style style:name="co2" style:family="table-column">
      <style:table-column-properties fo:break-before="auto" style:column-width="39.33mm"/>
    </style:style>
    <style:style style:name="co3" style:family="table-column">
      <style:table-column-properties fo:break-before="auto" style:column-width="104.65mm"/>
    </style:style>
    <style:style style:name="co4" style:family="table-column">
      <style:table-column-properties fo:break-before="auto" style:column-width="22.7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11.96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28.13mm" fo:break-before="auto" style:use-optimal-row-height="tru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20.2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8.1mm" fo:break-before="auto" style:use-optimal-row-height="true"/>
    </style:style>
    <style:style style:name="ro9" style:family="table-row">
      <style:table-row-properties style:row-height="24.17mm" fo:break-before="auto" style:use-optimal-row-height="true"/>
    </style:style>
    <style:style style:name="ro10" style:family="table-row">
      <style:table-row-properties style:row-height="59.85mm" fo:break-before="auto" style:use-optimal-row-height="true"/>
    </style:style>
    <style:style style:name="ro11" style:family="table-row">
      <style:table-row-properties style:row-height="32.1mm" fo:break-before="auto" style:use-optimal-row-height="true"/>
    </style:style>
    <style:style style:name="ro12" style:family="table-row">
      <style:table-row-properties style:row-height="36.05mm" fo:break-before="auto" style:use-optimal-row-height="true"/>
    </style:style>
    <style:style style:name="ro13" style:family="table-row">
      <style:table-row-properties style:row-height="4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ntroduce new citation functions</text:p>
          </table:table-cell>
          <table:table-cell table:style-name="ce3" office:value-type="string" calcext:value-type="string">
            <text:p>Not sure!</text:p>
          </table:table-cell>
          <table:table-cell table:style-name="ce3" office:value-type="string" calcext:value-type="string">
            <text:p>Useful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10.1002/asi.20529</text:p>
          </table:table-cell>
          <table:table-cell office:value-type="string" calcext:value-type="string">
            <text:p>Shibata, Naoki; Kajikawa, Yuya; Matsushima, Katsumori</text:p>
          </table:table-cell>
          <table:table-cell office:value-type="string" calcext:value-type="string">
            <text:p>Topological Analysis Of Citation Networks To Discover The Future Core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5-1663-x</text:p>
          </table:table-cell>
          <table:table-cell office:value-type="string" calcext:value-type="string">
            <text:p>Garousi, Vahid</text:p>
          </table:table-cell>
          <table:table-cell office:value-type="string" calcext:value-type="string">
            <text:p>A Bibliometric Analysis Of The Turkish Software Engineering Research Communit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08-2229-y</text:p>
          </table:table-cell>
          <table:table-cell office:value-type="string" calcext:value-type="string">
            <text:p>Calver, Michael C.; Bradley, J. Stuart</text:p>
          </table:table-cell>
          <table:table-cell office:value-type="string" calcext:value-type="string">
            <text:p>Should We Use The Mean Citations Per Paper To Summarise A Journal’S Impact Or To Rank Journals In The Same Field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oi.2010.10.009</text:p>
          </table:table-cell>
          <table:table-cell office:value-type="string" calcext:value-type="string">
            <text:p>Bornmann, Lutz; Mutz, Rüdiger</text:p>
          </table:table-cell>
          <table:table-cell office:value-type="string" calcext:value-type="string">
            <text:p>Further Steps Towards An Ideal Method Of Measuring Citation Performance: The Avoidance Of Citation (Ratio) Averages In Field-Normaliz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77/1098214011399750</text:p>
          </table:table-cell>
          <table:table-cell office:value-type="string" calcext:value-type="string">
            <text:p>Greenseid, Lija O.; Lawrenz, Frances</text:p>
          </table:table-cell>
          <table:table-cell office:value-type="string" calcext:value-type="string">
            <text:p>Using Citation Analysis Methods To Assess The Influence Of Science, Technology, Engineering, And Mathematics Education Evalu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695-017-2982-1</text:p>
          </table:table-cell>
          <table:table-cell office:value-type="string" calcext:value-type="string">
            <text:p>Ozsoy, Zeki; Demir, Emre, 0000-0002-3834-3864</text:p>
          </table:table-cell>
          <table:table-cell office:value-type="string" calcext:value-type="string">
            <text:p>The Evolution Of Bariatric Surgery Publications And Global Productivity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46/j.1360-0443.2002.00104.x</text:p>
          </table:table-cell>
          <table:table-cell office:value-type="string" calcext:value-type="string">
            <text:p>West, Robert; Mcilwaine, Ann</text:p>
          </table:table-cell>
          <table:table-cell office:value-type="string" calcext:value-type="string">
            <text:p>What Do Citation Counts Count For In The Field Of Addiction? An Empirical Evaluation Of Citation Counts And Their Link With Peer Ratings Of Qualit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367-014-0747-9</text:p>
          </table:table-cell>
          <table:table-cell office:value-type="string" calcext:value-type="string">
            <text:p>Qian, Ge</text:p>
          </table:table-cell>
          <table:table-cell office:value-type="string" calcext:value-type="string">
            <text:p>Scientometric Sorting By Importance For Literatures On Life Cycle Assessments And Some Related Methodological Discuss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3603</text:p>
          </table:table-cell>
          <table:table-cell office:value-type="string" calcext:value-type="string">
            <text:p>Zhou, Qiuju; Leydesdorff, Loet</text:p>
          </table:table-cell>
          <table:table-cell office:value-type="string" calcext:value-type="string">
            <text:p>The Normalization Of Occurrence And Co-Occurrence Matrices In Bibliometrics Usingcosinesimilarities Andochiaicoefficie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80/13504850903120725</text:p>
          </table:table-cell>
          <table:table-cell office:value-type="string" calcext:value-type="string">
            <text:p>Lee, Shi Young; Lee, Sanghack; Jun, Sung Hee</text:p>
          </table:table-cell>
          <table:table-cell office:value-type="string" calcext:value-type="string">
            <text:p>Author And Article Characteristics, Journal Quality And Citation In Economic Research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1371/journal.pone.0000308</text:p>
          </table:table-cell>
          <table:table-cell office:value-type="string" calcext:value-type="string">
            <text:p>Piwowar, Heather A.; Day, Roger S.; Fridsma, Douglas B.</text:p>
          </table:table-cell>
          <table:table-cell office:value-type="string" calcext:value-type="string">
            <text:p>Sharing Detailed Research Data Is Associated With Increased Citation Rat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2308/iace-50603</text:p>
          </table:table-cell>
          <table:table-cell office:value-type="string" calcext:value-type="string">
            <text:p>Dunbar, Amy E.; Weber, David P.</text:p>
          </table:table-cell>
          <table:table-cell office:value-type="string" calcext:value-type="string">
            <text:p>What Influences Accounting Research? A Citations-Based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(sici)1097-4571(199703)48:3&lt;274::aid-asi8&gt;3.0.co;2-u</text:p>
          </table:table-cell>
          <table:table-cell office:value-type="string" calcext:value-type="string">
            <text:p>Macroberts, M. H.; Macroberts, B. R.</text:p>
          </table:table-cell>
          <table:table-cell office:value-type="string" calcext:value-type="string">
            <text:p>Citation Content Analysis Of A Botany Journal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j.2158-1592.2008.tb00068.x</text:p>
          </table:table-cell>
          <table:table-cell office:value-type="string" calcext:value-type="string">
            <text:p>Charvet, François F.; Cooper, Martha C.; Gardner, John T.</text:p>
          </table:table-cell>
          <table:table-cell office:value-type="string" calcext:value-type="string">
            <text:p>The Intellectual Structure Of Supply Chain Management: A Bibliometric Approa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371/journal.pone.0153730</text:p>
          </table:table-cell>
          <table:table-cell office:value-type="string" calcext:value-type="string">
            <text:p>Heneberg, Petr, 0000-0002-0703-951X</text:p>
          </table:table-cell>
          <table:table-cell office:value-type="string" calcext:value-type="string">
            <text:p>From Excessive Journal Self-Cites To Citation Stacking: Analysis Of Journal Self-Citation Kinetics In Search For Journals, Which Boost Their Scientometric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6-0102-4</text:p>
          </table:table-cell>
          <table:table-cell office:value-type="string" calcext:value-type="string">
            <text:p>Glänzel, Wolfgang</text:p>
          </table:table-cell>
          <table:table-cell office:value-type="string" calcext:value-type="string">
            <text:p>On The H-Index - A Mathematical Approach To A New Measure Of Publication Activity And Citation Impac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002/ldr.2351</text:p>
          </table:table-cell>
          <table:table-cell office:value-type="string" calcext:value-type="string">
            <text:p>Escadafal, Richard; Barbero-Sierra, Celia; Exbrayat, Williams; Marques, Maria Jose; Akhtar-Schuster, Mariam; El Haddadi, Anass; Ruiz, Manuel</text:p>
          </table:table-cell>
          <table:table-cell office:value-type="string" calcext:value-type="string">
            <text:p>First Appraisal Of The Current Structure Of Research On Land And Soil Degradation As Evidenced By Bibliometric Analysis Of Publications On Desertific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respol.2013.03.011</text:p>
          </table:table-cell>
          <table:table-cell office:value-type="string" calcext:value-type="string">
            <text:p>Martin, Ben R.</text:p>
          </table:table-cell>
          <table:table-cell office:value-type="string" calcext:value-type="string">
            <text:p>Whither Research Integrity? Plagiarism, Self-Plagiarism And Coercive Citation In An Age Of Research Assess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11/j.1540-6261.1994.tb05158.x</text:p>
          </table:table-cell>
          <table:table-cell office:value-type="string" calcext:value-type="string">
            <text:p>Alexander, John C.; Mabry, Rodney H.</text:p>
          </table:table-cell>
          <table:table-cell office:value-type="string" calcext:value-type="string">
            <text:p>Relative Significance Of Journals, Authors, And Articles Cited In Financial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bf03187274</text:p>
          </table:table-cell>
          <table:table-cell office:value-type="string" calcext:value-type="string">
            <text:p>Ingwersen, Peter; Larsen, Birger; Rousseau, Ronald; Russell, Jane</text:p>
          </table:table-cell>
          <table:table-cell office:value-type="string" calcext:value-type="string">
            <text:p>The Publication-Citation Matrix And Its Derived Quantit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3-1154-x</text:p>
          </table:table-cell>
          <table:table-cell office:value-type="string" calcext:value-type="string">
            <text:p>Van Wesel, Maarten; Wyatt, Sally; Ten Haaf, Jeroen</text:p>
          </table:table-cell>
          <table:table-cell office:value-type="string" calcext:value-type="string">
            <text:p>What A Difference A Colon Makes: How Superficial Factors Influence Subsequent Citatio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1371/journal.pone.0063184</text:p>
          </table:table-cell>
          <table:table-cell office:value-type="string" calcext:value-type="string">
            <text:p>Kafkas, Şenay; Kim, Jee-Hyub; Mcentyre, Johanna R.</text:p>
          </table:table-cell>
          <table:table-cell office:value-type="string" calcext:value-type="string">
            <text:p>Database Citation In Full Text Biomedical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7/s11192-016-2025-z</text:p>
          </table:table-cell>
          <table:table-cell office:value-type="string" calcext:value-type="string">
            <text:p>Mimouni, Michael; Ratmansky, Motti; Sacher, Yaron; Aharoni, Sharon; Mimouni-Bloch, Aviva</text:p>
          </table:table-cell>
          <table:table-cell office:value-type="string" calcext:value-type="string">
            <text:p>Self-Citation Rate And Impact Factor In Pedia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999-010-1604-1</text:p>
          </table:table-cell>
          <table:table-cell office:value-type="string" calcext:value-type="string">
            <text:p>Lefaivre, Kelly A.; Shadgan, Babak; O’Brien, Peter J.</text:p>
          </table:table-cell>
          <table:table-cell office:value-type="string" calcext:value-type="string">
            <text:p>100 Most Cited Articles In Orthopaedic Surge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6-1973-7</text:p>
          </table:table-cell>
          <table:table-cell office:value-type="string" calcext:value-type="string">
            <text:p>Thelwall, Mike</text:p>
          </table:table-cell>
          <table:table-cell office:value-type="string" calcext:value-type="string">
            <text:p>Interpreting Correlations Between Citation Counts And Other Indicator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002/asi.21608</text:p>
          </table:table-cell>
          <table:table-cell office:value-type="string" calcext:value-type="string">
            <text:p>Kousha, Kayvan; Thelwall, Mike; Rezaie, Somayeh</text:p>
          </table:table-cell>
          <table:table-cell office:value-type="string" calcext:value-type="string">
            <text:p>Assessing The Citation Impact Of Books: The Role Of Google Books, Google Scholar, And Scopu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s0098-7913(99)80133-6</text:p>
          </table:table-cell>
          <table:table-cell office:value-type="string" calcext:value-type="string">
            <text:p>Edwards, Sherri</text:p>
          </table:table-cell>
          <table:table-cell office:value-type="string" calcext:value-type="string">
            <text:p>Citation Analysis As A Collection Development Tool: A Bibliometric Study Of Polymer Science Theses And Disser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86/2193-1801-3-427</text:p>
          </table:table-cell>
          <table:table-cell office:value-type="string" calcext:value-type="string">
            <text:p>Sweileh, Waleed M; Al-Jabi, Samah W; Zyoud, Sa’Ed H; Sawalha, Ansam F; Ghanim, Mustafa A</text:p>
          </table:table-cell>
          <table:table-cell office:value-type="string" calcext:value-type="string">
            <text:p>Osteoporosis Is A Neglected Health Priority In Arab World: A Comparative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96/fj.11-183988</text:p>
          </table:table-cell>
          <table:table-cell office:value-type="string" calcext:value-type="string">
            <text:p>Davis, Philip M.</text:p>
          </table:table-cell>
          <table:table-cell office:value-type="string" calcext:value-type="string">
            <text:p>Open Access, Readership, Citations: A Randomized Controlled Trial Of Scientific Journal Publishi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007/s11192-011-0356-3</text:p>
          </table:table-cell>
          <table:table-cell office:value-type="string" calcext:value-type="string">
            <text:p>Bjurström, Andreas; Polk, Merritt</text:p>
          </table:table-cell>
          <table:table-cell office:value-type="string" calcext:value-type="string">
            <text:p>Climate Change And Interdisciplinarity: A Co-Citation Analysis Of Ipcc Third Assessment Repor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16/j.ejor.2009.12.008</text:p>
          </table:table-cell>
          <table:table-cell office:value-type="string" calcext:value-type="string">
            <text:p>Mingers, John; Xu, Fang</text:p>
          </table:table-cell>
          <table:table-cell office:value-type="string" calcext:value-type="string">
            <text:p>The Drivers Of Citations In Management Science Journal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10.1016/j.joi.2013.09.003</text:p>
          </table:table-cell>
          <table:table-cell office:value-type="string" calcext:value-type="string">
            <text:p>Bornmann, Lutz; Leydesdorff, Loet; Wang, Jian</text:p>
          </table:table-cell>
          <table:table-cell office:value-type="string" calcext:value-type="string">
            <text:p>Which Percentile-Based Approach Should Be Preferred For Calculating Normalized Citation Impact Values? An Empirical Comparison Of Five Approaches Including A Newly Developed Citation-Rank Approach (P100)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08/00907320410553696</text:p>
          </table:table-cell>
          <table:table-cell office:value-type="string" calcext:value-type="string">
            <text:p>Ursin, Lara; Blakesley Lindsay, Elizabeth; Johnson, Corey M.</text:p>
          </table:table-cell>
          <table:table-cell office:value-type="string" calcext:value-type="string">
            <text:p>Assessing Library Instruction In The Freshman Seminar: A Citation Analysis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2-0741-6</text:p>
          </table:table-cell>
          <table:table-cell office:value-type="string" calcext:value-type="string">
            <text:p>Marx, Werner; Bornmann, Lutz</text:p>
          </table:table-cell>
          <table:table-cell office:value-type="string" calcext:value-type="string">
            <text:p>The Emergence Of Plate Tectonics And The Kuhnian Model Of Paradigm Shift: A Bibliometric Case Study Based On The Anna Karenina Principl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0-0260-2</text:p>
          </table:table-cell>
          <table:table-cell office:value-type="string" calcext:value-type="string">
            <text:p>Pouris, Anastassios</text:p>
          </table:table-cell>
          <table:table-cell office:value-type="string" calcext:value-type="string">
            <text:p>A Scientometric Assessment Of The Southern Africa Development Community: Science In The Tip Of Africa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(sici)1097-4571(199408)45:7&lt;537::aid-asi8&gt;3.0.co;2-q</text:p>
          </table:table-cell>
          <table:table-cell office:value-type="string" calcext:value-type="string">
            <text:p>Cronin, Blaise</text:p>
          </table:table-cell>
          <table:table-cell office:value-type="string" calcext:value-type="string">
            <text:p>Tiered Citation And Measures Of Document Similarit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oi.2013.04.001</text:p>
          </table:table-cell>
          <table:table-cell office:value-type="string" calcext:value-type="string">
            <text:p>Waltman, Ludo; Van Eck, Nees Jan; Wouters, Paul</text:p>
          </table:table-cell>
          <table:table-cell office:value-type="string" calcext:value-type="string">
            <text:p>Counting Publications And Citations: Is More Always Better?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007/s11192-007-1942-2</text:p>
          </table:table-cell>
          <table:table-cell office:value-type="string" calcext:value-type="string">
            <text:p>Abramo, Giovanni; D’Angelo, Ciriaco Andrea; Pugini, Fabio</text:p>
          </table:table-cell>
          <table:table-cell office:value-type="string" calcext:value-type="string">
            <text:p>The Measurement Of Italian Universities’ Research Productivity By A Non Parametric-Bibliometric Method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42/s0218194013500137</text:p>
          </table:table-cell>
          <table:table-cell office:value-type="string" calcext:value-type="string">
            <text:p>Farhoodi, Roshanak; Garousi, Vahid; Pfahl, Dietmar; Sillito, Jonathan</text:p>
          </table:table-cell>
          <table:table-cell office:value-type="string" calcext:value-type="string">
            <text:p>Development Of Scientific Software: A Systematic Mapping, A Bibliometrics Study, And A Paper Reposito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3-1058-9</text:p>
          </table:table-cell>
          <table:table-cell office:value-type="string" calcext:value-type="string">
            <text:p>Mryglod, O.; Kenna, R.; Holovatch, Yu.; Berche, B.</text:p>
          </table:table-cell>
          <table:table-cell office:value-type="string" calcext:value-type="string">
            <text:p>Comparison Of A Citation-Based Indicator And Peer Review For Absolute And Specific Measures Of Research-Group Excell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978-3-319-67008-9_48</text:p>
          </table:table-cell>
          <table:table-cell office:value-type="string" calcext:value-type="string">
            <text:p>Pride, David; Knoth, Petr</text:p>
          </table:table-cell>
          <table:table-cell office:value-type="string" calcext:value-type="string">
            <text:p>Incidental Or Influential? - Challenges In Automatically Detecting Citation Importance Using Publication Full Text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1111/ajpy.12142</text:p>
          </table:table-cell>
          <table:table-cell office:value-type="string" calcext:value-type="string">
            <text:p>Haslam, Nick; Stratemeyer, Michelle, 0000-0002-2851-4594; Vargas-Sáenz, Adriana, 0000-0002-0578-0953</text:p>
          </table:table-cell>
          <table:table-cell office:value-type="string" calcext:value-type="string">
            <text:p>Scholarly Productivity And Citation Impact Of Academic Psychologists In Group Of Eight Universit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10.1002/asi.22761</text:p>
          </table:table-cell>
          <table:table-cell office:value-type="string" calcext:value-type="string">
            <text:p>Ortega, José Luis; Aguillo, Isidro F.</text:p>
          </table:table-cell>
          <table:table-cell office:value-type="string" calcext:value-type="string">
            <text:p>Science Is All In The Eye Of The Beholder: Keyword Maps In Google Scholar Citatio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.1002/asi.22621</text:p>
          </table:table-cell>
          <table:table-cell office:value-type="string" calcext:value-type="string">
            <text:p>Levin, Michael; Krawczyk, Stefan; Bethard, Steven; Jurafsky, Dan</text:p>
          </table:table-cell>
          <table:table-cell office:value-type="string" calcext:value-type="string">
            <text:p>Citation-Based Bootstrapping For Large-Scale Author Disambigu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avsg.2014.09.017</text:p>
          </table:table-cell>
          <table:table-cell office:value-type="string" calcext:value-type="string">
            <text:p>Antoniou, George A.; Antoniou, Stavros A.; Georgakarakos, Efstratios I.; Sfyroeras, George S.; Georgiadis, George S.</text:p>
          </table:table-cell>
          <table:table-cell office:value-type="string" calcext:value-type="string">
            <text:p>Bibliometric Analysis Of Factors Predicting Increased Citations In The Vascular And Endovascular Liter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3-1157-7</text:p>
          </table:table-cell>
          <table:table-cell office:value-type="string" calcext:value-type="string">
            <text:p>Robinson-García, Nicolás; Calero-Medina, Clara</text:p>
          </table:table-cell>
          <table:table-cell office:value-type="string" calcext:value-type="string">
            <text:p>What Do University Rankings By Fields Rank? Exploring Discrepancies Between The Organizational Structure Of Universities And Bibliometric Classific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354/esep005033</text:p>
          </table:table-cell>
          <table:table-cell office:value-type="string" calcext:value-type="string">
            <text:p>Pauly, D; Stergiou, Ki</text:p>
          </table:table-cell>
          <table:table-cell office:value-type="string" calcext:value-type="string">
            <text:p>Equivalence Of Results From Two Citation Analyses: Thomson Isi’S Citation Index And Google’S Scholar Servi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acr.2008.07.004</text:p>
          </table:table-cell>
          <table:table-cell office:value-type="string" calcext:value-type="string">
            <text:p>Fuller, Clifton D.; Choi, Mehee; Thomas, Charles R.</text:p>
          </table:table-cell>
          <table:table-cell office:value-type="string" calcext:value-type="string">
            <text:p>Bibliometric Analysis Of Radiation Oncology Departmental Scholarly Publication Productivity At Domestic Residency Training Institution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3109/10673229.2010.493742</text:p>
          </table:table-cell>
          <table:table-cell office:value-type="string" calcext:value-type="string">
            <text:p>Hunt, Glenn E.; Cleary, Michelle; Walter, Garry</text:p>
          </table:table-cell>
          <table:table-cell office:value-type="string" calcext:value-type="string">
            <text:p>Psychiatry And The Hirsch H-Index: The Relationship Between Journal Impact Factors And Accrued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3568</text:p>
          </table:table-cell>
          <table:table-cell office:value-type="string" calcext:value-type="string">
            <text:p>Bauer, Johann; Leydesdorff, Loet; Bornmann, Lutz</text:p>
          </table:table-cell>
          <table:table-cell office:value-type="string" calcext:value-type="string">
            <text:p>Highly Cited Papers In Library And Information Science (Lis): Authors, Institutions, And Network Structur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3467</text:p>
          </table:table-cell>
          <table:table-cell office:value-type="string" calcext:value-type="string">
            <text:p>Ibáñez, Alfonso; Armañanzas, Rubén; Bielza, Concha; Larrañaga, Pedro</text:p>
          </table:table-cell>
          <table:table-cell office:value-type="string" calcext:value-type="string">
            <text:p>Genetic Algorithms And Gaussian Bayesian Networks To Uncover The Predictive Core Set Of Bibliometric Indi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45/996350.996419</text:p>
          </table:table-cell>
          <table:table-cell office:value-type="string" calcext:value-type="string">
            <text:p>Han, Hui; Giles, Lee; Zha, Hongyuan; Li, Cheng; Tsioutsiouliklis, Kostas</text:p>
          </table:table-cell>
          <table:table-cell office:value-type="string" calcext:value-type="string">
            <text:p>Two Supervised Learning Approaches For Name Disambiguation In Author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86/1472-6874-14-43</text:p>
          </table:table-cell>
          <table:table-cell office:value-type="string" calcext:value-type="string">
            <text:p>Rathod, Sujit D; Buffler, Patricia A</text:p>
          </table:table-cell>
          <table:table-cell office:value-type="string" calcext:value-type="string">
            <text:p>Highly-Cited Estimates Of The Cumulative Incidence And Recurrence Of Vulvovaginal Candidiasis Are Inadequately Documente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2997</text:p>
          </table:table-cell>
          <table:table-cell office:value-type="string" calcext:value-type="string">
            <text:p>Heneberg, Petr</text:p>
          </table:table-cell>
          <table:table-cell office:value-type="string" calcext:value-type="string">
            <text:p>Parallel Worlds Of Citable Documents And Others: Inflated Commissioned Opinion Articles Enhance Scientometric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025827</text:p>
          </table:table-cell>
          <table:table-cell office:value-type="string" calcext:value-type="string">
            <text:p>Rip, A.; Courtial, J. -P.</text:p>
          </table:table-cell>
          <table:table-cell office:value-type="string" calcext:value-type="string">
            <text:p>Co-Word Maps Of Biotechnology: An Example Of Cognitive Scientometric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1108/13673271211238797</text:p>
          </table:table-cell>
          <table:table-cell office:value-type="string" calcext:value-type="string">
            <text:p>Serenko, Alexander; Bontis, Nick; Moshonsky, Madora</text:p>
          </table:table-cell>
          <table:table-cell office:value-type="string" calcext:value-type="string">
            <text:p>Books As A Knowledge Translation Mechanism: Citation Analysis And Author Surve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2-0724-7</text:p>
          </table:table-cell>
          <table:table-cell office:value-type="string" calcext:value-type="string">
            <text:p>Chen, Kuang-Hua; Liao, Pei-Yu</text:p>
          </table:table-cell>
          <table:table-cell office:value-type="string" calcext:value-type="string">
            <text:p>A Comparative Study On World University Rankings: A Bibliometric Surve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002/asi.22806</text:p>
          </table:table-cell>
          <table:table-cell office:value-type="string" calcext:value-type="string">
            <text:p>Didegah, Fereshteh; Thelwall, Mike</text:p>
          </table:table-cell>
          <table:table-cell office:value-type="string" calcext:value-type="string">
            <text:p>Determinants Of Research Citation Impact In Nanoscience And Nanotechn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5-1607-5</text:p>
          </table:table-cell>
          <table:table-cell office:value-type="string" calcext:value-type="string">
            <text:p>Sotudeh, Hajar; Ghasempour, Zahra; Yaghtin, Maryam</text:p>
          </table:table-cell>
          <table:table-cell office:value-type="string" calcext:value-type="string">
            <text:p>The Citation Advantage Of Author-Pays Model: The Case Of Springer And Elsevier Oa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2680</text:p>
          </table:table-cell>
          <table:table-cell office:value-type="string" calcext:value-type="string">
            <text:p>Yan, Erjia; Ding, Ying</text:p>
          </table:table-cell>
          <table:table-cell office:value-type="string" calcext:value-type="string">
            <text:p>Scholarly Network Similarities: How Bibliographic Coupling Networks, Citation Networks, Cocitation Networks, Topical Networks, Coauthorship Networks, And Coword Networks Relate To Each Oth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46/j.1365-2648.2001.01748.x</text:p>
          </table:table-cell>
          <table:table-cell office:value-type="string" calcext:value-type="string">
            <text:p>Lok, Candy K.W.; Chan, Matthew T.V.; Martinson, Ida M.</text:p>
          </table:table-cell>
          <table:table-cell office:value-type="string" calcext:value-type="string">
            <text:p>Risk Factors For Citation Errors In Peer-Reviewed Nursing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2981</text:p>
          </table:table-cell>
          <table:table-cell office:value-type="string" calcext:value-type="string">
            <text:p>Vieira, Elizabeth S.; Cabral, José A.S.; Gomes, José A.N.F.</text:p>
          </table:table-cell>
          <table:table-cell office:value-type="string" calcext:value-type="string">
            <text:p>Definition Of A Model Based On Bibliometric Indicators For Assessing Applicants To Academic Posi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4-1307-6</text:p>
          </table:table-cell>
          <table:table-cell office:value-type="string" calcext:value-type="string">
            <text:p>Moed, Henk F.; Halevi, Gali</text:p>
          </table:table-cell>
          <table:table-cell office:value-type="string" calcext:value-type="string">
            <text:p>A Bibliometric Approach To Tracking International Scientific Migr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96/fj.06-0603ufm</text:p>
          </table:table-cell>
          <table:table-cell office:value-type="string" calcext:value-type="string">
            <text:p>Falagas, Matthew E.; Kavvadia, Panorea</text:p>
          </table:table-cell>
          <table:table-cell office:value-type="string" calcext:value-type="string">
            <text:p>“Eigenlob”: Self-Citation In Biomedical Journal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108/jd-10-2012-0136</text:p>
          </table:table-cell>
          <table:table-cell office:value-type="string" calcext:value-type="string">
            <text:p>Bornmann, Lutz</text:p>
          </table:table-cell>
          <table:table-cell office:value-type="string" calcext:value-type="string">
            <text:p>Assigning Publications To Multiple Subject Categories For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1-0341-x</text:p>
          </table:table-cell>
          <table:table-cell office:value-type="string" calcext:value-type="string">
            <text:p>Nakamura, Hiroko; Suzuki, Shinji; Hironori, Tomobe; Kajikawa, Yuya; Sakata, Ichiro</text:p>
          </table:table-cell>
          <table:table-cell office:value-type="string" calcext:value-type="string">
            <text:p>Citation Lag Analysis In Supply Chain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16/j.techfore.2012.09.017</text:p>
          </table:table-cell>
          <table:table-cell office:value-type="string" calcext:value-type="string">
            <text:p>Ponomarev, Ilya V.; Williams, Duane E.; Hackett, Charles J.; Schnell, Joshua D.; Haak, Laurel L.</text:p>
          </table:table-cell>
          <table:table-cell office:value-type="string" calcext:value-type="string">
            <text:p>Predicting Highly Cited Papers: A Method For Early Detection Of Candidate Breakthrough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486613410377855</text:p>
          </table:table-cell>
          <table:table-cell office:value-type="string" calcext:value-type="string">
            <text:p>Kapeller, Jakob</text:p>
          </table:table-cell>
          <table:table-cell office:value-type="string" calcext:value-type="string">
            <text:p>Some Critical Notes On Citation Metrics And Heterodox Economic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.1007/s11192-011-0459-x</text:p>
          </table:table-cell>
          <table:table-cell office:value-type="string" calcext:value-type="string">
            <text:p>Abramo, Giovanni; D’Angelo, Ciriaco Andrea; Di Costa, Flavia</text:p>
          </table:table-cell>
          <table:table-cell office:value-type="string" calcext:value-type="string">
            <text:p>National Research Assessment Exercises: A Comparison Of Peer Review And Bibliometrics Ranking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pragma.2008.06.001</text:p>
          </table:table-cell>
          <table:table-cell office:value-type="string" calcext:value-type="string">
            <text:p>Harwood, Nigel</text:p>
          </table:table-cell>
          <table:table-cell office:value-type="string" calcext:value-type="string">
            <text:p>An Interview-Based Study Of The Functions Of Citations In Academic Writing Across Two Disciplin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1177/0959353516636151</text:p>
          </table:table-cell>
          <table:table-cell office:value-type="string" calcext:value-type="string">
            <text:p>Fox Lee, Shayna; Rutherford, Alexandra; Pettit, Michael</text:p>
          </table:table-cell>
          <table:table-cell office:value-type="string" calcext:value-type="string">
            <text:p>Ii. “Functionalism, Darwinism, And The Psychology Of Women” As Critical Feminist History Of Psychology: Discourse Communities And Citation Practi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10225</text:p>
          </table:table-cell>
          <table:table-cell office:value-type="string" calcext:value-type="string">
            <text:p>Small, Henry</text:p>
          </table:table-cell>
          <table:table-cell office:value-type="string" calcext:value-type="string">
            <text:p>Paradigms, Citations, And Maps Of Science: A Personal Histo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5860/crl.65.3.194</text:p>
          </table:table-cell>
          <table:table-cell office:value-type="string" calcext:value-type="string">
            <text:p>Kellsey, Charlene; Knievel, Jennifer E.</text:p>
          </table:table-cell>
          <table:table-cell office:value-type="string" calcext:value-type="string">
            <text:p>Global English In The Humanities? A Longitudinal Citation Study Of Foreign-Language Use By Humanities Scholar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10.1093/reseval/rvt018</text:p>
          </table:table-cell>
          <table:table-cell office:value-type="string" calcext:value-type="string">
            <text:p>Fu, H.-Z.; Ho, Y.-S.</text:p>
          </table:table-cell>
          <table:table-cell office:value-type="string" calcext:value-type="string">
            <text:p>Top Cited Articles In Adsorption Research Using Y-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9/2051645215y.0000000001</text:p>
          </table:table-cell>
          <table:table-cell office:value-type="string" calcext:value-type="string">
            <text:p>Zyoud, S. H.; Fuchs-Hanusch, D.</text:p>
          </table:table-cell>
          <table:table-cell office:value-type="string" calcext:value-type="string">
            <text:p>Estimates Of Arab World Research Productivity Associated With Desalination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186/s12995-015-0078-1</text:p>
          </table:table-cell>
          <table:table-cell office:value-type="string" calcext:value-type="string">
            <text:p>Zyoud, Sa’Ed H.; Al-Jabi, Samah W.; Sweileh, Waleed M.; Al-Khalil, Suleiman; Zyoud, Shaher H.; Sawalha, Ansam F.; Awang, Rahmat</text:p>
          </table:table-cell>
          <table:table-cell office:value-type="string" calcext:value-type="string">
            <text:p>The Arab World’S Contribution To Solid Waste Literature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cca.2012.10.037</text:p>
          </table:table-cell>
          <table:table-cell office:value-type="string" calcext:value-type="string">
            <text:p>Lippi, Giuseppe; Favaloro, Emmanuel J.</text:p>
          </table:table-cell>
          <table:table-cell office:value-type="string" calcext:value-type="string">
            <text:p>Article Downloads And Citations: Is There Any Relationship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ijnurstu.2008.08.009</text:p>
          </table:table-cell>
          <table:table-cell office:value-type="string" calcext:value-type="string">
            <text:p>Ketefian, Shaké; Freda, Margaret Comerford</text:p>
          </table:table-cell>
          <table:table-cell office:value-type="string" calcext:value-type="string">
            <text:p>Impact Factors And Citations Counts: A State Of Disquie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08-0217-x</text:p>
          </table:table-cell>
          <table:table-cell office:value-type="string" calcext:value-type="string">
            <text:p>Kousha, Kayvan; Thelwall, Mike</text:p>
          </table:table-cell>
          <table:table-cell office:value-type="string" calcext:value-type="string">
            <text:p>Sources Of Google Scholar Citations Outside The Science Citation Index: A Comparison Between Four Science Disciplin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2-0913-4</text:p>
          </table:table-cell>
          <table:table-cell office:value-type="string" calcext:value-type="string">
            <text:p>Waltman, Ludo; Van Eck, Nees Jan</text:p>
          </table:table-cell>
          <table:table-cell office:value-type="string" calcext:value-type="string">
            <text:p>Source Normalized Indicators Of Citation Impact: An Overview Of Different Approaches And An Empirical Comparis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3390/su9061011</text:p>
          </table:table-cell>
          <table:table-cell office:value-type="string" calcext:value-type="string">
            <text:p>Albort-Morant, Gema; Henseler, Jörg; Leal-Millán, Antonio; Cepeda-Carrión, Gabriel</text:p>
          </table:table-cell>
          <table:table-cell office:value-type="string" calcext:value-type="string">
            <text:p>Mapping The Field: A Bibliometric Analysis Of Green Innov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0424</text:p>
          </table:table-cell>
          <table:table-cell office:value-type="string" calcext:value-type="string">
            <text:p>González, Lidia; Campanario, Juan Miguel</text:p>
          </table:table-cell>
          <table:table-cell office:value-type="string" calcext:value-type="string">
            <text:p>Structure Of The Impact Factor Of Journals Included In Thesocial Sciences Citation Index: Citations From Documents Labeled “Editorial Material”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3135</text:p>
          </table:table-cell>
          <table:table-cell office:value-type="string" calcext:value-type="string">
            <text:p>Liu, John S.; Chen, Hsiao-Hui; Ho, Mei Hsiu-Ching; Li, Yu-Chen</text:p>
          </table:table-cell>
          <table:table-cell office:value-type="string" calcext:value-type="string">
            <text:p>Citations With Different Levels Of Relevancy: Tracing The Main Paths Of Legal Opin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6-1992-4</text:p>
          </table:table-cell>
          <table:table-cell office:value-type="string" calcext:value-type="string">
            <text:p>Fu, Hui-Zhen; Ho, Yuh-Shan</text:p>
          </table:table-cell>
          <table:table-cell office:value-type="string" calcext:value-type="string">
            <text:p>Highly Cited Antarctic Articles Using Science Citation Index Expanded: A Bibliometric Analysi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016/s0895-4356(01)00513-3</text:p>
          </table:table-cell>
          <table:table-cell office:value-type="string" calcext:value-type="string">
            <text:p>Kjaergard, Lise L.; Gluud, Christian</text:p>
          </table:table-cell>
          <table:table-cell office:value-type="string" calcext:value-type="string">
            <text:p>Citation Bias Of Hepato-Biliary Randomized Clinical Tri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1049731503262131</text:p>
          </table:table-cell>
          <table:table-cell office:value-type="string" calcext:value-type="string">
            <text:p>Spivey, Christina A.; Wilks, Scott E.</text:p>
          </table:table-cell>
          <table:table-cell office:value-type="string" calcext:value-type="string">
            <text:p>Reference List Accuracy In Social Work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s0378-7753(02)00233-1</text:p>
          </table:table-cell>
          <table:table-cell office:value-type="string" calcext:value-type="string">
            <text:p>Kostoff, Ronald N; Tshiteya, Rene; Pfeil, Kirstin M; Humenik, James A</text:p>
          </table:table-cell>
          <table:table-cell office:value-type="string" calcext:value-type="string">
            <text:p>Electrochemical Power Text Mining Using Bibliometrics And Database Tomograph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86/1471-2288-6-4</text:p>
          </table:table-cell>
          <table:table-cell office:value-type="string" calcext:value-type="string">
            <text:p>Kuper, Hannah; Nicholson, Amanda; Hemingway, Harry</text:p>
          </table:table-cell>
          <table:table-cell office:value-type="string" calcext:value-type="string">
            <text:p>Searching For Observational Studies: What Does Citation Tracking Add To Pubmed? A Case Study In Depression And Coronary Heart Diseas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371/journal.pone.0021404</text:p>
          </table:table-cell>
          <table:table-cell office:value-type="string" calcext:value-type="string">
            <text:p>Chen, Yu-Chun; Wu, Jau-Ching; Haschler, Ingo; Majeed, Azeem; Chen, Tzeng-Ji; Wetter, Thomas</text:p>
          </table:table-cell>
          <table:table-cell office:value-type="string" calcext:value-type="string">
            <text:p>Academic Impact Of A Public Electronic Health Database: Bibliometric Analysis Of Studies Using The General Practice Research Databas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5.03.003</text:p>
          </table:table-cell>
          <table:table-cell office:value-type="string" calcext:value-type="string">
            <text:p>Comins, Jordan A.; Hussey, Thomas W.</text:p>
          </table:table-cell>
          <table:table-cell office:value-type="string" calcext:value-type="string">
            <text:p>Compressing Multiple Scales Of Impact Detection By Reference Publication Year Spectroscop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00005-009-0004-2</text:p>
          </table:table-cell>
          <table:table-cell office:value-type="string" calcext:value-type="string">
            <text:p>Haeffner-Cavaillon, Nicole; Graillot-Gak, Claude</text:p>
          </table:table-cell>
          <table:table-cell office:value-type="string" calcext:value-type="string">
            <text:p>The Use Of Bibliometric Indicators To Help Peer-Review Assess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57/palgrave.ivs.9500156</text:p>
          </table:table-cell>
          <table:table-cell office:value-type="string" calcext:value-type="string">
            <text:p>Elmqvist, Niklas; Tsigas, Philippas</text:p>
          </table:table-cell>
          <table:table-cell office:value-type="string" calcext:value-type="string">
            <text:p>Citewiz: A Tool For The Visualization Of Scientific Citation Network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1016/j.joi.2014.07.006</text:p>
          </table:table-cell>
          <table:table-cell office:value-type="string" calcext:value-type="string">
            <text:p>Van Eck, Nees Jan, 0000-0001-8448-4521; Waltman, Ludo</text:p>
          </table:table-cell>
          <table:table-cell office:value-type="string" calcext:value-type="string">
            <text:p>Citnetexplorer: A New Software Tool For Analyzing And Visualizing Citation Network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177/030631277700700202</text:p>
          </table:table-cell>
          <table:table-cell office:value-type="string" calcext:value-type="string">
            <text:p>Small, Henry G.</text:p>
          </table:table-cell>
          <table:table-cell office:value-type="string" calcext:value-type="string">
            <text:p>A Co-Citation Model Of A Scientific Specialty: A Longitudinal Study Of Collagen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actatropica.2006.07.011</text:p>
          </table:table-cell>
          <table:table-cell office:value-type="string" calcext:value-type="string">
            <text:p>Falagas, Matthew E.; Karavasiou, Antonia I.; Bliziotis, Ioannis A.</text:p>
          </table:table-cell>
          <table:table-cell office:value-type="string" calcext:value-type="string">
            <text:p>A Bibliometric Analysis Of Global Trends Of Research Productivity In Tropical Medicin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dss.2008.03.008</text:p>
          </table:table-cell>
          <table:table-cell office:value-type="string" calcext:value-type="string">
            <text:p>O'Leary, Daniel E.</text:p>
          </table:table-cell>
          <table:table-cell office:value-type="string" calcext:value-type="string">
            <text:p>The Relationship Between Citations And Number Of Downloads In Decision Support System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5-1762-8</text:p>
          </table:table-cell>
          <table:table-cell office:value-type="string" calcext:value-type="string">
            <text:p>Chang, Yu-Wei; Huang, Mu-Hsuan; Lin, Chiao-Wen</text:p>
          </table:table-cell>
          <table:table-cell office:value-type="string" calcext:value-type="string">
            <text:p>Evolution Of Research Subjects In Library And Information Science Based On Keyword, Bibliographical Coupling, And Co-Citation Analys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2105/ajph.2004.046094</text:p>
          </table:table-cell>
          <table:table-cell office:value-type="string" calcext:value-type="string">
            <text:p>Moore, Spencer; Shiell, Alan; Hawe, Penelope; Haines, Valerie A.</text:p>
          </table:table-cell>
          <table:table-cell office:value-type="string" calcext:value-type="string">
            <text:p>The Privileging Of Communitarian Ideas: Citation Practices And The Translation Of Social Capital Into Public Health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11/jsbm.12254</text:p>
          </table:table-cell>
          <table:table-cell office:value-type="string" calcext:value-type="string">
            <text:p>Sassmannshausen, Sean Patrick; Volkmann, Christine</text:p>
          </table:table-cell>
          <table:table-cell office:value-type="string" calcext:value-type="string">
            <text:p>The Scientometrics Of Social Entrepreneurship And Its Establishment As An Academic Fiel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9-0417-z</text:p>
          </table:table-cell>
          <table:table-cell office:value-type="string" calcext:value-type="string">
            <text:p>Noyons, Ed C. M.; Calero-Medina, Clara</text:p>
          </table:table-cell>
          <table:table-cell office:value-type="string" calcext:value-type="string">
            <text:p>Applying Bibliometric Mapping In A High Level Science Policy Contex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7-1777-2</text:p>
          </table:table-cell>
          <table:table-cell office:value-type="string" calcext:value-type="string">
            <text:p>Fowler, James H.; Aksnes, Dag W.</text:p>
          </table:table-cell>
          <table:table-cell office:value-type="string" calcext:value-type="string">
            <text:p>Does Self-Citation Pay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77/0165551506066058</text:p>
          </table:table-cell>
          <table:table-cell office:value-type="string" calcext:value-type="string">
            <text:p>Peñas, Celia Sánchez; Willett, Peter</text:p>
          </table:table-cell>
          <table:table-cell office:value-type="string" calcext:value-type="string">
            <text:p>Brief Communication: Gender Differences In Publication And Citation Counts In <text:s text:c="16"/>Librarianship And Information Science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093973</text:p>
          </table:table-cell>
          <table:table-cell office:value-type="string" calcext:value-type="string">
            <text:p>Narin, F.; Stevens, K.; Whitlow, Edith S.</text:p>
          </table:table-cell>
          <table:table-cell office:value-type="string" calcext:value-type="string">
            <text:p>Scientific Co-Operation In Europe And The Citation Of Multinationally Authored Pap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1651</text:p>
          </table:table-cell>
          <table:table-cell office:value-type="string" calcext:value-type="string">
            <text:p>Alzahrani, Salha; Palade, Vasile; Salim, Naomie; Abraham, Ajith</text:p>
          </table:table-cell>
          <table:table-cell office:value-type="string" calcext:value-type="string">
            <text:p>Using Structural Information And Citation Evidence To Detect Significant Plagiarism Cases In Scientific Public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6-1873-x</text:p>
          </table:table-cell>
          <table:table-cell office:value-type="string" calcext:value-type="string">
            <text:p>De Sordi, José Osvaldo; Conejero, Marco Antonio; Meireles, Manuel</text:p>
          </table:table-cell>
          <table:table-cell office:value-type="string" calcext:value-type="string">
            <text:p>Bibliometric Indicators In The Context Of Regional Repositories: Proposing The D-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3989/redc.2012.4.1010</text:p>
          </table:table-cell>
          <table:table-cell office:value-type="string" calcext:value-type="string">
            <text:p>Torres-Salinas, Daniel; Robinson-García, Nicolás; Jiménez- Contreras, Evaristo; Delgado López-Cózar, Emilio</text:p>
          </table:table-cell>
          <table:table-cell office:value-type="string" calcext:value-type="string">
            <text:p>Towards A “Book Publishers Citation Reports”. First Approach Using The “ Book Citation Index”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10.1186/2046-4053-2-51</text:p>
          </table:table-cell>
          <table:table-cell office:value-type="string" calcext:value-type="string">
            <text:p>Wieland, L Susan; Manheimer, Eric; Sampson, Margaret; Barnabas, Jabez Paul; Bouter, Lex M; Cho, Kiho; Lee, Myeong Soo; Li, Xun; Liu, Jianping; Moher, David; Okabe, Tetsuro; Pienaar, Elizabeth D; Shin, Byung-Cheul; Tharyan, Prathap; Tsutani, Kiichiro; Van Der Windt, Daniëlle A; Berman, Brian M</text:p>
          </table:table-cell>
          <table:table-cell office:value-type="string" calcext:value-type="string">
            <text:p>Bibliometric And Content Analysis Of The Cochrane Complementary Medicine Field Specialized Register Of Controlled Tri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5-1729-9</text:p>
          </table:table-cell>
          <table:table-cell office:value-type="string" calcext:value-type="string">
            <text:p>Singh, Vivek Kumar; Banshal, Sumit Kumar; Singhal, Khushboo; Uddin, Ashraf</text:p>
          </table:table-cell>
          <table:table-cell office:value-type="string" calcext:value-type="string">
            <text:p>Scientometric Mapping Of Research On ‘Big Data’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5-1523-1</text:p>
          </table:table-cell>
          <table:table-cell office:value-type="string" calcext:value-type="string">
            <text:p>Chiu, Wen-Ta; Ho, Yuh-Shan</text:p>
          </table:table-cell>
          <table:table-cell office:value-type="string" calcext:value-type="string">
            <text:p>Bibliometric Analysis Of Tsunami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458392</text:p>
          </table:table-cell>
          <table:table-cell office:value-type="string" calcext:value-type="string">
            <text:p>Kostoff, R. N.</text:p>
          </table:table-cell>
          <table:table-cell office:value-type="string" calcext:value-type="string">
            <text:p>The Use And Misuse Of Citation Analysis In Research Evalu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0.1186/1741-7015-1-2</text:p>
          </table:table-cell>
          <table:table-cell office:value-type="string" calcext:value-type="string">
            <text:p>Montori, Victor M; Wilczynski, Nancy L; Morgan, Douglas; Haynes, R Brian</text:p>
          </table:table-cell>
          <table:table-cell office:value-type="string" calcext:value-type="string">
            <text:p>Systematic Reviews: A Cross-Sectional Study Of Location And Citation Cou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356-016-6856-1</text:p>
          </table:table-cell>
          <table:table-cell office:value-type="string" calcext:value-type="string">
            <text:p>Zhang, Yunlin; Yao, Xiaolong; Qin, Boqiang</text:p>
          </table:table-cell>
          <table:table-cell office:value-type="string" calcext:value-type="string">
            <text:p>A Critical Review Of The Development, Current Hotspots, And Future Directions Of Lake Taihu Research From The Bibliometrics Perspectiv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93/reseval/rvu014</text:p>
          </table:table-cell>
          <table:table-cell office:value-type="string" calcext:value-type="string">
            <text:p>Gazni, A.; Thelwall, M.</text:p>
          </table:table-cell>
          <table:table-cell office:value-type="string" calcext:value-type="string">
            <text:p>The Long-Term Influence Of Collaboration On Citation Patter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7-2524-6</text:p>
          </table:table-cell>
          <table:table-cell office:value-type="string" calcext:value-type="string">
            <text:p>Fang, Chencheng; Zhang, Jiantong; Qiu, Wei</text:p>
          </table:table-cell>
          <table:table-cell office:value-type="string" calcext:value-type="string">
            <text:p>Online Classified Advertising: A Review And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oi.2012.03.005</text:p>
          </table:table-cell>
          <table:table-cell office:value-type="string" calcext:value-type="string">
            <text:p>Abramo, Giovanni; Cicero, Tindaro; D’Angelo, Ciriaco Andrea</text:p>
          </table:table-cell>
          <table:table-cell office:value-type="string" calcext:value-type="string">
            <text:p>Revisiting The Scaling Of Citations For Research Assess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11/jnu.12196</text:p>
          </table:table-cell>
          <table:table-cell office:value-type="string" calcext:value-type="string">
            <text:p>Williams, Janet K.; Tripp-Reimer, Toni; Daack-Hirsch, Sandra; Deberg, Jennifer</text:p>
          </table:table-cell>
          <table:table-cell office:value-type="string" calcext:value-type="string">
            <text:p>Five-Year Bibliometric Review Of Genomic Nursing Science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respol.2009.04.002</text:p>
          </table:table-cell>
          <table:table-cell office:value-type="string" calcext:value-type="string">
            <text:p>Goodall, Amanda H.</text:p>
          </table:table-cell>
          <table:table-cell office:value-type="string" calcext:value-type="string">
            <text:p>Highly Cited Leaders And The Performance Of Research Universit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0-0301-x</text:p>
          </table:table-cell>
          <table:table-cell office:value-type="string" calcext:value-type="string">
            <text:p>Franceschini, Fiorenzo; Maisano, Domenico</text:p>
          </table:table-cell>
          <table:table-cell office:value-type="string" calcext:value-type="string">
            <text:p>Bibliometric Positioning Of Scientific Manufacturing Journals: A Comparative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10.1371/journal.pntd.0005132</text:p>
          </table:table-cell>
          <table:table-cell office:value-type="string" calcext:value-type="string">
            <text:p>Albuquerque, Priscila C.; Castro, Mauro Jorge C.; Santos-Gandelman, Juliana; Oliveira, Ana Claudia; Peralta, José M.; Rodrigues, Marcio L., 0000-0002-6081-3439</text:p>
          </table:table-cell>
          <table:table-cell office:value-type="string" calcext:value-type="string">
            <text:p>Bibliometric Indicators Of The Zika Outbrea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1-0453-3</text:p>
          </table:table-cell>
          <table:table-cell office:value-type="string" calcext:value-type="string">
            <text:p>Dorta-González, Pablo; Dorta-González, María-Isabel</text:p>
          </table:table-cell>
          <table:table-cell office:value-type="string" calcext:value-type="string">
            <text:p>Central Indexes To The Citation Distribution: A Complement To The H-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018475</text:p>
          </table:table-cell>
          <table:table-cell office:value-type="string" calcext:value-type="string">
            <text:p>Glänzel, W.</text:p>
          </table:table-cell>
          <table:table-cell office:value-type="string" calcext:value-type="string">
            <text:p>The Need For Standards In Bibliometric Research And Techn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193</text:p>
          </table:table-cell>
          <table:table-cell office:value-type="string" calcext:value-type="string">
            <text:p>Colliander, Cristian</text:p>
          </table:table-cell>
          <table:table-cell office:value-type="string" calcext:value-type="string">
            <text:p>A Novel Approach To Citation Normalization: A Similarity-Based Method For Creating Reference Se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846-013-0104-6</text:p>
          </table:table-cell>
          <table:table-cell office:value-type="string" calcext:value-type="string">
            <text:p>Kraus, Sascha; Filser, Matthias; O’Dwyer, Michele; Shaw, Eleanor</text:p>
          </table:table-cell>
          <table:table-cell office:value-type="string" calcext:value-type="string">
            <text:p>Social Entrepreneurship: An Exploratory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oi.2014.09.003</text:p>
          </table:table-cell>
          <table:table-cell office:value-type="string" calcext:value-type="string">
            <text:p>Li, Jiang; Qiao, Lili; Li, Wenyuze; Jin, Yidan</text:p>
          </table:table-cell>
          <table:table-cell office:value-type="string" calcext:value-type="string">
            <text:p>Chinese-Language Articles Are Not Biased In Citations: Evidences From Chinese-English Bilingual Journals In Scopus And Web Of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06.08.001</text:p>
          </table:table-cell>
          <table:table-cell office:value-type="string" calcext:value-type="string">
            <text:p>Bar-Ilan, Judit; Levene, Mark; Lin, Ayelet</text:p>
          </table:table-cell>
          <table:table-cell office:value-type="string" calcext:value-type="string">
            <text:p>Some Measures For Comparing Citation Databas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38/483036d</text:p>
          </table:table-cell>
          <table:table-cell office:value-type="string" calcext:value-type="string">
            <text:p>Alcaraz, Carles; Morais, Sofia</text:p>
          </table:table-cell>
          <table:table-cell office:value-type="string" calcext:value-type="string">
            <text:p>Citations: Results Differ By Databas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52/147154406781775887</text:p>
          </table:table-cell>
          <table:table-cell office:value-type="string" calcext:value-type="string">
            <text:p>Podlubny, Igor; Kassayova, Katarina</text:p>
          </table:table-cell>
          <table:table-cell office:value-type="string" calcext:value-type="string">
            <text:p>Towards A Better List Of Citation Superstars: Compiling A Multidisciplinary List Of Highly Cited Research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3/physreve.64.036106</text:p>
          </table:table-cell>
          <table:table-cell office:value-type="string" calcext:value-type="string">
            <text:p>Bilke, Sven; Peterson, Carsten</text:p>
          </table:table-cell>
          <table:table-cell office:value-type="string" calcext:value-type="string">
            <text:p>Topological Properties Of Citation And Metabolic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09600030410571374</text:p>
          </table:table-cell>
          <table:table-cell office:value-type="string" calcext:value-type="string">
            <text:p>Kumar, Vikas; Kwon, Ik‐Whan G.</text:p>
          </table:table-cell>
          <table:table-cell office:value-type="string" calcext:value-type="string">
            <text:p>A Pilot Study On Normalized Weighted Approach To Citation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6-1865-x</text:p>
          </table:table-cell>
          <table:table-cell office:value-type="string" calcext:value-type="string">
            <text:p>Mugabushaka, Alexis-Michel; Kyriakou, Anthi; Papazoglou, Theo</text:p>
          </table:table-cell>
          <table:table-cell office:value-type="string" calcext:value-type="string">
            <text:p>Bibliometric Indicators Of Interdisciplinarity: The Potential Of The Leinster–Cobbold Diversity Indices To Study Disciplinary Diversit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38/451397a</text:p>
          </table:table-cell>
          <table:table-cell office:value-type="string" calcext:value-type="string">
            <text:p>Errami, Mounir; Garner, Harold</text:p>
          </table:table-cell>
          <table:table-cell office:value-type="string" calcext:value-type="string">
            <text:p>A Tale Of Two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4-1243-5</text:p>
          </table:table-cell>
          <table:table-cell office:value-type="string" calcext:value-type="string">
            <text:p>Guerrero-Bote, Vicente P.; Moya-Anegón, Félix</text:p>
          </table:table-cell>
          <table:table-cell office:value-type="string" calcext:value-type="string">
            <text:p>Relationship Between Downloads And Citations At Journal And Paper Levels, And The Influence Of Languag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oi.2010.11.001</text:p>
          </table:table-cell>
          <table:table-cell office:value-type="string" calcext:value-type="string">
            <text:p>Bras-Amorós, Maria; Domingo-Ferrer, Josep; Torra, Vicenç</text:p>
          </table:table-cell>
          <table:table-cell office:value-type="string" calcext:value-type="string">
            <text:p>A Bibliometric Index Based On The Collaboration Distance Between Cited And Citing Author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10.1016/j.burns.2008.11.014</text:p>
          </table:table-cell>
          <table:table-cell office:value-type="string" calcext:value-type="string">
            <text:p>Al-Benna, Sammy; Rajgarhia, Prachi; Ahmed, Safraz; Sheikh, Zeeshan</text:p>
          </table:table-cell>
          <table:table-cell office:value-type="string" calcext:value-type="string">
            <text:p>Accuracy Of References In Burns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77/0001699307086815</text:p>
          </table:table-cell>
          <table:table-cell office:value-type="string" calcext:value-type="string">
            <text:p>Aaltojärvi, Inari; Arminen, Ilkka; Auranen, Otto; Pasanen, Hanna-Mari</text:p>
          </table:table-cell>
          <table:table-cell office:value-type="string" calcext:value-type="string">
            <text:p>Scientific Productivity, Web Visibility And Citation Patterns In Sixteen Nordic Sociology Departme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mehy.2007.01.007</text:p>
          </table:table-cell>
          <table:table-cell office:value-type="string" calcext:value-type="string">
            <text:p>Jahandideh, Samad; Abdolmaleki, Parviz; Asadabadi, Ebrahim Barzegari</text:p>
          </table:table-cell>
          <table:table-cell office:value-type="string" calcext:value-type="string">
            <text:p>Prediction Of Future Citations Of A Research Paper From Number Of Its Internet Download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ecolmodel.2015.06.014</text:p>
          </table:table-cell>
          <table:table-cell office:value-type="string" calcext:value-type="string">
            <text:p>Barbosa, Fabiana G.; Schneck, Fabiana</text:p>
          </table:table-cell>
          <table:table-cell office:value-type="string" calcext:value-type="string">
            <text:p>Characteristics Of The Top-Cited Papers In Species Distribution Predictive Mode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8-1824-2</text:p>
          </table:table-cell>
          <table:table-cell office:value-type="string" calcext:value-type="string">
            <text:p>Marx, Werner; Cardona, Manuel</text:p>
          </table:table-cell>
          <table:table-cell office:value-type="string" calcext:value-type="string">
            <text:p>The Citation Impact Outside References — Formal Versus Informal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5-1671-x</text:p>
          </table:table-cell>
          <table:table-cell office:value-type="string" calcext:value-type="string">
            <text:p>Saritas, Ozcan; Burmaoglu, Serhat</text:p>
          </table:table-cell>
          <table:table-cell office:value-type="string" calcext:value-type="string">
            <text:p>The Evolution Of The Use Of Foresight Methods: A Scientometric Analysis Of Global Fta Research Outpu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371/journal.pone.0113184</text:p>
          </table:table-cell>
          <table:table-cell office:value-type="string" calcext:value-type="string">
            <text:p>Klosik, David F.; Bornholdt, Stefan</text:p>
          </table:table-cell>
          <table:table-cell office:value-type="string" calcext:value-type="string">
            <text:p>The Citation Wake Of Publications Detects Nobel Laureates' Pap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371/journal.pone.0169238</text:p>
          </table:table-cell>
          <table:table-cell office:value-type="string" calcext:value-type="string">
            <text:p>Götting, Michael; Schwarzer, Mario; Gerber, Alexander; Klingelhöfer, Doris, 0000-0003-0716-9872; Groneberg, David A.</text:p>
          </table:table-cell>
          <table:table-cell office:value-type="string" calcext:value-type="string">
            <text:p>Pulmonary Hypertension: Scientometric Analysis And Density-Equalizing Mapp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3619</text:p>
          </table:table-cell>
          <table:table-cell office:value-type="string" calcext:value-type="string">
            <text:p>Perianes-Rodriguez, Antonio; Ruiz-Castillo, Javier</text:p>
          </table:table-cell>
          <table:table-cell office:value-type="string" calcext:value-type="string">
            <text:p>University Citation Distribu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007/s11192-010-0231-7</text:p>
          </table:table-cell>
          <table:table-cell office:value-type="string" calcext:value-type="string">
            <text:p>Padial, André Andrian; Nabout, João Carlos; Siqueira, Tadeu; Bini, Luis Mauricio; Diniz-Filho, José Alexandre Felizola</text:p>
          </table:table-cell>
          <table:table-cell office:value-type="string" calcext:value-type="string">
            <text:p>Weak Evidence For Determinants Of Citation Frequency In Ecological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7/s00784-013-1017-0</text:p>
          </table:table-cell>
          <table:table-cell office:value-type="string" calcext:value-type="string">
            <text:p>Feijoo, Javier F.; Limeres, Jacobo; Fernández-Varela, Marta; Ramos, Isabel; Diz, Pedro</text:p>
          </table:table-cell>
          <table:table-cell office:value-type="string" calcext:value-type="string">
            <text:p>The 100 Most Cited Articles In Dentist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0584</text:p>
          </table:table-cell>
          <table:table-cell office:value-type="string" calcext:value-type="string">
            <text:p>Kousha, Kayvan; Thelwall, Mike</text:p>
          </table:table-cell>
          <table:table-cell office:value-type="string" calcext:value-type="string">
            <text:p>Google Scholar Citations And Google Web/Url Citations: A Multi-Discipline Exploratory Analy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10.12688/f1000research.10936.1</text:p>
          </table:table-cell>
          <table:table-cell office:value-type="string" calcext:value-type="string">
            <text:p>Culquichicón, Carlos; Cardona-Ospina, Jaime A.; Patiño-Barbosa, Andrés M.; Rodriguez-Morales, Alfonso J.</text:p>
          </table:table-cell>
          <table:table-cell office:value-type="string" calcext:value-type="string">
            <text:p>Bibliometric Analysis Of Oropouche Research: Impact On The Surveillance Of Emerging Arboviruses In Latin America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3152/147154400781777359</text:p>
          </table:table-cell>
          <table:table-cell office:value-type="string" calcext:value-type="string">
            <text:p>Van Leeuwen, T. N.; Moed, H. F.; Tijssen, R. J. W.; Visser, M. S.; Van Raan, A. F. J.</text:p>
          </table:table-cell>
          <table:table-cell office:value-type="string" calcext:value-type="string">
            <text:p>First Evidence Of Serious Language-Bias In The Use Of Citation Analysis For The Evaluation Of National Science System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(sici)1097-4571(199604)47:4&lt;302::aid-asi6&gt;3.0.co;2-0</text:p>
          </table:table-cell>
          <table:table-cell office:value-type="string" calcext:value-type="string">
            <text:p>Campanario, Juan Miguel</text:p>
          </table:table-cell>
          <table:table-cell office:value-type="string" calcext:value-type="string">
            <text:p>Have Referees Rejected Some Of The Most-Cited Articles Of All Times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371/journal.pone.0115962</text:p>
          </table:table-cell>
          <table:table-cell office:value-type="string" calcext:value-type="string">
            <text:p>Lando, Tommaso; Bertoli-Barsotti, Lucio</text:p>
          </table:table-cell>
          <table:table-cell office:value-type="string" calcext:value-type="string">
            <text:p>A New Bibliometric Index Based On The Shape Of The Citation Distribu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0660-018-9288-9</text:p>
          </table:table-cell>
          <table:table-cell office:value-type="string" calcext:value-type="string">
            <text:p>Cui, Yi; Mou, Jian; Liu, Yanping</text:p>
          </table:table-cell>
          <table:table-cell office:value-type="string" calcext:value-type="string">
            <text:p>Knowledge Mapping Of Social Commerce Research: A Visual Analysis Using Citespa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1292981003693419</text:p>
          </table:table-cell>
          <table:table-cell office:value-type="string" calcext:value-type="string">
            <text:p>So, Clement Y.K.</text:p>
          </table:table-cell>
          <table:table-cell office:value-type="string" calcext:value-type="string">
            <text:p>The Rise Of Asian Communication Research: A Citation Study Of Ssci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177/0306312706075338</text:p>
          </table:table-cell>
          <table:table-cell office:value-type="string" calcext:value-type="string">
            <text:p>Godin, Benoît</text:p>
          </table:table-cell>
          <table:table-cell office:value-type="string" calcext:value-type="string">
            <text:p>From Eugenics To Scientome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52/095820211x12941371876508</text:p>
          </table:table-cell>
          <table:table-cell office:value-type="string" calcext:value-type="string">
            <text:p>Nederhof, Anton J</text:p>
          </table:table-cell>
          <table:table-cell office:value-type="string" calcext:value-type="string">
            <text:p>A Bibliometric Study Of Productivity And Impact Of Modern Language And Literature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cpc.2010.07.031</text:p>
          </table:table-cell>
          <table:table-cell office:value-type="string" calcext:value-type="string">
            <text:p>Hsu, Jiann-Wien; Huang, Ding-Wei</text:p>
          </table:table-cell>
          <table:table-cell office:value-type="string" calcext:value-type="string">
            <text:p>Dynamics Of Citation Distribu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36/bmjopen-2016-012785</text:p>
          </table:table-cell>
          <table:table-cell office:value-type="string" calcext:value-type="string">
            <text:p>Vezyridis, Paraskevas; Timmons, Stephen</text:p>
          </table:table-cell>
          <table:table-cell office:value-type="string" calcext:value-type="string">
            <text:p>Evolution Of Primary Care Databases In Uk: A Scientometric Analysis Of Research Outpu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16/j.ecoenv.2017.02.024</text:p>
          </table:table-cell>
          <table:table-cell office:value-type="string" calcext:value-type="string">
            <text:p>Hauser-Davis, Rachel Ann; Lopes, Renato Matos; Mota, Fábio Batista; Moreira, Josino Costa</text:p>
          </table:table-cell>
          <table:table-cell office:value-type="string" calcext:value-type="string">
            <text:p>The Evolution Of Environmental Metalloproteomics Over The Last 15 Years Through Bibliometric Techniqu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07/s11192-007-1727-7</text:p>
          </table:table-cell>
          <table:table-cell office:value-type="string" calcext:value-type="string">
            <text:p>Krauss, Jochen</text:p>
          </table:table-cell>
          <table:table-cell office:value-type="string" calcext:value-type="string">
            <text:p>Journal Self-Citation Rates In Ecological Scien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136/bmjopen-2014-006591</text:p>
          </table:table-cell>
          <table:table-cell office:value-type="string" calcext:value-type="string">
            <text:p>Uuskula, A.; Toompere, K.; Laisaar, K. T.; Rosenthal, M.; Purjer, M. L.; Knellwolf, A.; Laara, E.; Des Jarlais, D. C.</text:p>
          </table:table-cell>
          <table:table-cell office:value-type="string" calcext:value-type="string">
            <text:p>Hiv Research Productivity And Structural Factors Associated With Hiv Research Output In European Union Countries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oi.2011.08.002</text:p>
          </table:table-cell>
          <table:table-cell office:value-type="string" calcext:value-type="string">
            <text:p>Aksnes, Dag W.; Schneider, Jesper W.; Gunnarsson, Magnus</text:p>
          </table:table-cell>
          <table:table-cell office:value-type="string" calcext:value-type="string">
            <text:p>Ranking National Research Systems By Citation Indicators. A Comparative Analysis Using Whole And Fractionalised Counting Method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6-2019-x</text:p>
          </table:table-cell>
          <table:table-cell office:value-type="string" calcext:value-type="string">
            <text:p>Huai, Cuiqian; Chai, Lihe</text:p>
          </table:table-cell>
          <table:table-cell office:value-type="string" calcext:value-type="string">
            <text:p>A Bibliometric Analysis On The Performance And Underlying Dynamic Patterns Of Water Security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120</text:p>
          </table:table-cell>
          <table:table-cell office:value-type="string" calcext:value-type="string">
            <text:p>Prathap, Gangan</text:p>
          </table:table-cell>
          <table:table-cell office:value-type="string" calcext:value-type="string">
            <text:p>A Three-Class, Three-Dimensional Bibliometric Performance Indicato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371/journal.pone.0049156</text:p>
          </table:table-cell>
          <table:table-cell office:value-type="string" calcext:value-type="string">
            <text:p>Crespo, Juan A.; Ortuño-Ortín, Ignacio; Ruiz-Castillo, Javier</text:p>
          </table:table-cell>
          <table:table-cell office:value-type="string" calcext:value-type="string">
            <text:p>The Citation Merit Of Scientific Public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93/jnci/djh181</text:p>
          </table:table-cell>
          <table:table-cell office:value-type="string" calcext:value-type="string">
            <text:p>Hester, E. J.; Heilig, L. F.; Drake, A. L.; Johnson, K. R.; Vu, C. T.; Schilling, L. M.; Dellavalle, R. P.</text:p>
          </table:table-cell>
          <table:table-cell office:value-type="string" calcext:value-type="string">
            <text:p>Internet Citations In Oncology Journals: A Vanishing Resource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8-2055-2</text:p>
          </table:table-cell>
          <table:table-cell office:value-type="string" calcext:value-type="string">
            <text:p>Mukherjee, Bhaskar</text:p>
          </table:table-cell>
          <table:table-cell office:value-type="string" calcext:value-type="string">
            <text:p>Scholarly Research In Lis Open Access Electronic Journals: A Bibliometric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389/frma.2016.00003</text:p>
          </table:table-cell>
          <table:table-cell office:value-type="string" calcext:value-type="string">
            <text:p>Zhou, Ping; Leydesdorff, Loet</text:p>
          </table:table-cell>
          <table:table-cell office:value-type="string" calcext:value-type="string">
            <text:p>A Comparative Study Of The Citation Impact Of Chinese Journals With Government Priority Suppor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0552-009-9432-x</text:p>
          </table:table-cell>
          <table:table-cell office:value-type="string" calcext:value-type="string">
            <text:p>Moriarty, Cortney M.; Jensen, Jakob D.; Stryker, Jo Ellen</text:p>
          </table:table-cell>
          <table:table-cell office:value-type="string" calcext:value-type="string">
            <text:p>Frequently Cited Sources In Cancer News Coverage: A Content Analysis Examining The Relationship Between Cancer News Content And Source 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80/13545700500301312</text:p>
          </table:table-cell>
          <table:table-cell office:value-type="string" calcext:value-type="string">
            <text:p>Woolley, Frances</text:p>
          </table:table-cell>
          <table:table-cell office:value-type="string" calcext:value-type="string">
            <text:p>The Citation Impact Offeminist Econom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ecolecon.2004.06.001</text:p>
          </table:table-cell>
          <table:table-cell office:value-type="string" calcext:value-type="string">
            <text:p>Costanza, Robert; Stern, David; Fisher, Brendan; He, Lining; Ma, Chunbo</text:p>
          </table:table-cell>
          <table:table-cell office:value-type="string" calcext:value-type="string">
            <text:p>Influential Publications In Ecological Economics: A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186/1472-6947-14-71</text:p>
          </table:table-cell>
          <table:table-cell office:value-type="string" calcext:value-type="string">
            <text:p>Blanc, Xavier; Collet, Tinh-Hai; Auer, Reto; Fischer, Roland; Locatelli, Isabella; Iriarte, Pablo; Krause, Jan; Légaré, France; Cornuz, Jacques</text:p>
          </table:table-cell>
          <table:table-cell office:value-type="string" calcext:value-type="string">
            <text:p>Publication Trends Of Shared Decision Making In 15 High Impact Medical Journals: A Full-Text Review With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5-1535-4</text:p>
          </table:table-cell>
          <table:table-cell office:value-type="string" calcext:value-type="string">
            <text:p>Ahlgren, Per; Pagin, Peter; Persson, Olle; Svedberg, Maria</text:p>
          </table:table-cell>
          <table:table-cell office:value-type="string" calcext:value-type="string">
            <text:p>Bibliometric Analysis Of Two Subdomains In Philosophy: Free Will And Sorit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371/journal.pone.0187164</text:p>
          </table:table-cell>
          <table:table-cell office:value-type="string" calcext:value-type="string">
            <text:p>Yu, Dejian; Wang, Wanru, 0000-0001-6544-3660; Zhang, Shuai; Zhang, Wenyu; Liu, Rongyu</text:p>
          </table:table-cell>
          <table:table-cell office:value-type="string" calcext:value-type="string">
            <text:p>Hybrid Self-Optimized Clustering Model Based On Citation Links And Textual Features To Detect Research Top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017198</text:p>
          </table:table-cell>
          <table:table-cell office:value-type="string" calcext:value-type="string">
            <text:p>Lindsey, D.</text:p>
          </table:table-cell>
          <table:table-cell office:value-type="string" calcext:value-type="string">
            <text:p>Using Citation Counts As A Measure Of Quality In Science Measuring What'S Measurable Rather Than What'S Vali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3389/fnhum.2014.00879</text:p>
          </table:table-cell>
          <table:table-cell office:value-type="string" calcext:value-type="string">
            <text:p>Sharma, Bhanu; Lawrence, David Wyndham</text:p>
          </table:table-cell>
          <table:table-cell office:value-type="string" calcext:value-type="string">
            <text:p>Top-Cited Articles In Traumatic Brain Inju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86/1742-5581-4-3</text:p>
          </table:table-cell>
          <table:table-cell office:value-type="string" calcext:value-type="string">
            <text:p>Barendse, William</text:p>
          </table:table-cell>
          <table:table-cell office:value-type="string" calcext:value-type="string">
            <text:p>The Strike Rate Index: A New Index For Journal Quality Based On Journal Size And The H-Index Of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7710/2162-3309.1220</text:p>
          </table:table-cell>
          <table:table-cell office:value-type="string" calcext:value-type="string">
            <text:p>Helbig, Kerstin; Hausstein, Brigitte; Toepfer, Ralf</text:p>
          </table:table-cell>
          <table:table-cell office:value-type="string" calcext:value-type="string">
            <text:p>Supporting Data Citation: Experiences And Best Practices Of A Doi Allocation Agency For Social Scienc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3138/jsp.35.2.103</text:p>
          </table:table-cell>
          <table:table-cell office:value-type="string" calcext:value-type="string">
            <text:p>Paul, Karen</text:p>
          </table:table-cell>
          <table:table-cell office:value-type="string" calcext:value-type="string">
            <text:p>Business And Society And Business Ethics Journals: A Citation And Impact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86/s12961-017-0229-1</text:p>
          </table:table-cell>
          <table:table-cell office:value-type="string" calcext:value-type="string">
            <text:p>English, Krista M.; Pourbohloul, Babak</text:p>
          </table:table-cell>
          <table:table-cell office:value-type="string" calcext:value-type="string">
            <text:p>Increasing Health Policy And Systems Research Capacity In Low- And Middle-Income Countries: Results From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287/mnsc.49.4.366.14420</text:p>
          </table:table-cell>
          <table:table-cell office:value-type="string" calcext:value-type="string">
            <text:p>Gittelman, Michelle; Kogut, Bruce</text:p>
          </table:table-cell>
          <table:table-cell office:value-type="string" calcext:value-type="string">
            <text:p>Does Good Science Lead To Valuable Knowledge? Biotechnology Firms And The Evolutionary Logic Of Citation Patter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371/journal.pone.0049476</text:p>
          </table:table-cell>
          <table:table-cell office:value-type="string" calcext:value-type="string">
            <text:p>Falagas, Matthew E.; Zarkali, Angeliki; Karageorgopoulos, Drosos E.; Bardakas, Vangelis; Mavros, Michael N.</text:p>
          </table:table-cell>
          <table:table-cell office:value-type="string" calcext:value-type="string">
            <text:p>The Impact Of Article Length On The Number Of Future Citations: A Bibliometric Analysis Of General Medicine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93/aler/2.2.381</text:p>
          </table:table-cell>
          <table:table-cell office:value-type="string" calcext:value-type="string">
            <text:p>Posner, Ra</text:p>
          </table:table-cell>
          <table:table-cell office:value-type="string" calcext:value-type="string">
            <text:p>An Economic Analysis Of The Use Of Citations In The Law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928/01477447-20130920-11</text:p>
          </table:table-cell>
          <table:table-cell office:value-type="string" calcext:value-type="string">
            <text:p>Hui, Zhaoyang; Yi, Zhongmei; Peng, Jun</text:p>
          </table:table-cell>
          <table:table-cell office:value-type="string" calcext:value-type="string">
            <text:p>Bibliometric Analysis Of The Orthopedic Liter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134</text:p>
          </table:table-cell>
          <table:table-cell office:value-type="string" calcext:value-type="string">
            <text:p>Ding, Wanying; Chen, Chaomei</text:p>
          </table:table-cell>
          <table:table-cell office:value-type="string" calcext:value-type="string">
            <text:p>Dynamic Topic Detection And Tracking: A Comparison Of Hdp, C-Word, And Cocitation Method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11/j.1600-0447.2007.01037.x</text:p>
          </table:table-cell>
          <table:table-cell office:value-type="string" calcext:value-type="string">
            <text:p>Nilsson, Flemming Mørkeberg</text:p>
          </table:table-cell>
          <table:table-cell office:value-type="string" calcext:value-type="string">
            <text:p>Mini Mental State Examination (Mmse) ? Probably One Of The Most Cited Papers In Health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1448</text:p>
          </table:table-cell>
          <table:table-cell office:value-type="string" calcext:value-type="string">
            <text:p>Albarrán, Pedro; Ruiz-Castillo, Javier</text:p>
          </table:table-cell>
          <table:table-cell office:value-type="string" calcext:value-type="string">
            <text:p>References Made And Citations Received By Scientific Articl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016/j.ijhm.2016.10.006</text:p>
          </table:table-cell>
          <table:table-cell office:value-type="string" calcext:value-type="string">
            <text:p>Li, Xinjian; Ma, Emily; Qu, Hailin</text:p>
          </table:table-cell>
          <table:table-cell office:value-type="string" calcext:value-type="string">
            <text:p>Knowledge Mapping Of Hospitality Research − A Visual Analysis Using Citespa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2486/indhealth.46.519</text:p>
          </table:table-cell>
          <table:table-cell office:value-type="string" calcext:value-type="string">
            <text:p>Smith, Derek R.; Gehanno, Jean-Francois; Takahashi, Ken</text:p>
          </table:table-cell>
          <table:table-cell office:value-type="string" calcext:value-type="string">
            <text:p>Bibliometric Research In Occupational Healt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16/j.ijhm.2015.10.007</text:p>
          </table:table-cell>
          <table:table-cell office:value-type="string" calcext:value-type="string">
            <text:p>García-Lillo, Francisco; Úbeda-García, Mercedes; Marco-Lajara, Bartolomé, 0000-0001-8811-9118</text:p>
          </table:table-cell>
          <table:table-cell office:value-type="string" calcext:value-type="string">
            <text:p>The Intellectual Structure Of Research In Hospitality Management: A Literature Review Using Bibliometric Methods Of The Journal International Journal Of Hospitality Manage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(sici)1097-4571(199501)46:1&lt;9::aid-asi2&gt;3.0.co;2-3</text:p>
          </table:table-cell>
          <table:table-cell office:value-type="string" calcext:value-type="string">
            <text:p>Peters, H. P. F.; Braam, R. R.; Van Raan, A. F. J.</text:p>
          </table:table-cell>
          <table:table-cell office:value-type="string" calcext:value-type="string">
            <text:p>Cognitive Resemblance And Citation Relations In Chemical Engineering Public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3634520903296825</text:p>
          </table:table-cell>
          <table:table-cell office:value-type="string" calcext:value-type="string">
            <text:p>Levine, Timothy R.</text:p>
          </table:table-cell>
          <table:table-cell office:value-type="string" calcext:value-type="string">
            <text:p>Rankings And Trends In Citation Patterns Of Communication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0584-011-0018-8</text:p>
          </table:table-cell>
          <table:table-cell office:value-type="string" calcext:value-type="string">
            <text:p>Bjurström, Andreas; Polk, Merritt</text:p>
          </table:table-cell>
          <table:table-cell office:value-type="string" calcext:value-type="string">
            <text:p>Physical And Economic Bias In Climate Change Research: A Scientometric Study Of Ipcc Third Assessment Repor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3161211</text:p>
          </table:table-cell>
          <table:table-cell office:value-type="string" calcext:value-type="string">
            <text:p>Bird, Steven B.</text:p>
          </table:table-cell>
          <table:table-cell office:value-type="string" calcext:value-type="string">
            <text:p>Journal Impact Factors,H Indices, And Citation Analyses In Toxic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7-2289-y</text:p>
          </table:table-cell>
          <table:table-cell office:value-type="string" calcext:value-type="string">
            <text:p>Zhang, Lin, 0000-0003-0526-9677; Glänzel, Wolfgang</text:p>
          </table:table-cell>
          <table:table-cell office:value-type="string" calcext:value-type="string">
            <text:p>A Citation-Based Cross-Disciplinary Study On Literature Aging: Part I—The Synchronous Approa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3998/3336451.0006.303</text:p>
          </table:table-cell>
          <table:table-cell office:value-type="string" calcext:value-type="string">
            <text:p>Anderson, Kent; Sack, John; Krauss, Lisa; O'Keefe, Lori</text:p>
          </table:table-cell>
          <table:table-cell office:value-type="string" calcext:value-type="string">
            <text:p>Publishing Online-Only Peer-Reviewed Biomedical Literature: Three Years Of Citation, Author Perception, And Usage Exper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07-1589-z</text:p>
          </table:table-cell>
          <table:table-cell office:value-type="string" calcext:value-type="string">
            <text:p>Costas, Rodrigo; Iribarren-Maestro, Isabel</text:p>
          </table:table-cell>
          <table:table-cell office:value-type="string" calcext:value-type="string">
            <text:p>Variations In Content And Format Of Isi Databases In Their Different Versions: The Case Of The Science Citation Index In Cd-Rom And The Web Of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1250</text:p>
          </table:table-cell>
          <table:table-cell office:value-type="string" calcext:value-type="string">
            <text:p>Leydesdorff, Loet; De Moya-Anegã³N, Fã©Lix; Guerrero-Bote, Vicente P.</text:p>
          </table:table-cell>
          <table:table-cell office:value-type="string" calcext:value-type="string">
            <text:p>Journal Maps On The Basis Of Scopus Data: A Comparison With The Journal Citation Reports Of The Isi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0.05.004</text:p>
          </table:table-cell>
          <table:table-cell office:value-type="string" calcext:value-type="string">
            <text:p>Franceschini, Fiorenzo; Maisano, Domenico</text:p>
          </table:table-cell>
          <table:table-cell office:value-type="string" calcext:value-type="string">
            <text:p>The Citation Triad: An Overview Of A Scientist'S Publication Output Based On Ferrers Diagram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77/1363459317695630</text:p>
          </table:table-cell>
          <table:table-cell office:value-type="string" calcext:value-type="string">
            <text:p>Holman, Daniel; Lynch, Rebecca; Reeves, Aaron</text:p>
          </table:table-cell>
          <table:table-cell office:value-type="string" calcext:value-type="string">
            <text:p>How Do Health Behaviour Interventions Take Account Of Social Context? A Literature Trend And Co-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psychsport.2009.05.008</text:p>
          </table:table-cell>
          <table:table-cell office:value-type="string" calcext:value-type="string">
            <text:p>Bruner, Mark W.; Erickson, Karl; Wilson, Brian; Côté, Jean</text:p>
          </table:table-cell>
          <table:table-cell office:value-type="string" calcext:value-type="string">
            <text:p>An Appraisal Of Athlete Development Models Through Citation Network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8-0109-0</text:p>
          </table:table-cell>
          <table:table-cell office:value-type="string" calcext:value-type="string">
            <text:p>Nederhof, Anton J.</text:p>
          </table:table-cell>
          <table:table-cell office:value-type="string" calcext:value-type="string">
            <text:p>Policy Impact Of Bibliometric Rankings Of Research Performance Of Departments And Individuals In Econom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lcats.2007.11.001</text:p>
          </table:table-cell>
          <table:table-cell office:value-type="string" calcext:value-type="string">
            <text:p>Zhang, Li</text:p>
          </table:table-cell>
          <table:table-cell office:value-type="string" calcext:value-type="string">
            <text:p>Citation Analysis For Collection Development: A Study Of International Relations Journal Liter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07-1946-y</text:p>
          </table:table-cell>
          <table:table-cell office:value-type="string" calcext:value-type="string">
            <text:p>Levitt, Jonathan M.; Thelwall, Mike</text:p>
          </table:table-cell>
          <table:table-cell office:value-type="string" calcext:value-type="string">
            <text:p>Patterns Of Annual Citation Of Highly Cited Articles And The Prediction Of Their Citation Ranking: A Comparison Across Subjec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23/b:scie.0000018535.99885.e9</text:p>
          </table:table-cell>
          <table:table-cell office:value-type="string" calcext:value-type="string">
            <text:p>Glänzel, Wolfgang; Thijs, Bart</text:p>
          </table:table-cell>
          <table:table-cell office:value-type="string" calcext:value-type="string">
            <text:p>The Influence Of Author Self-Citations On Bibliometric Macro Indicator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007/s00191-010-0172-6</text:p>
          </table:table-cell>
          <table:table-cell office:value-type="string" calcext:value-type="string">
            <text:p>Dolfsma, Wilfred; Leydesdorff, Loet</text:p>
          </table:table-cell>
          <table:table-cell office:value-type="string" calcext:value-type="string">
            <text:p>The Citation Field Of Evolutionary Econom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371/journal.pone.0162364</text:p>
          </table:table-cell>
          <table:table-cell office:value-type="string" calcext:value-type="string">
            <text:p>Bai, Xiaomei; Xia, Feng; Lee, Ivan; Zhang, Jun; Ning, Zhaolong</text:p>
          </table:table-cell>
          <table:table-cell office:value-type="string" calcext:value-type="string">
            <text:p>Identifying Anomalous Citations For Objective Evaluation Of Scholarly Article Impa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10.1038/s41550-017-0141</text:p>
          </table:table-cell>
          <table:table-cell office:value-type="string" calcext:value-type="string">
            <text:p>Caplar, Neven, 0000-0003-3287-5250; Tacchella, Sandro, 0000-0002-8224-4505; Birrer, Simon</text:p>
          </table:table-cell>
          <table:table-cell office:value-type="string" calcext:value-type="string">
            <text:p>Quantitative Evaluation Of Gender Bias In Astronomical Publications From Citation Cou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1636</text:p>
          </table:table-cell>
          <table:table-cell office:value-type="string" calcext:value-type="string">
            <text:p>Leydesdorff, Loet; Hammarfelt, Björn; Salah, Almila</text:p>
          </table:table-cell>
          <table:table-cell office:value-type="string" calcext:value-type="string">
            <text:p>The Structure Of The Arts &amp; Humanities Citation Index: A Mapping On The Basis Of Aggregated Citations Among 1,157 Journal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007/s11192-012-0639-3</text:p>
          </table:table-cell>
          <table:table-cell office:value-type="string" calcext:value-type="string">
            <text:p>Glänzel, Wolfgang</text:p>
          </table:table-cell>
          <table:table-cell office:value-type="string" calcext:value-type="string">
            <text:p>The Role Of Core Documents In Bibliometric Network Analysis And Their Relation With H-Type Indi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(sici)1097-4571(199105)42:4&lt;252::aid-asi2&gt;3.0.co;2-g</text:p>
          </table:table-cell>
          <table:table-cell office:value-type="string" calcext:value-type="string">
            <text:p>Braam, Robert R.; Moed, Henk F.; Van Raan, Anthony F. J.</text:p>
          </table:table-cell>
          <table:table-cell office:value-type="string" calcext:value-type="string">
            <text:p>Mapping Of Science By Combined Co-Citation And Word Analysis. Ii: Dynamical Aspec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302</text:p>
          </table:table-cell>
          <table:table-cell office:value-type="string" calcext:value-type="string">
            <text:p>Tang, Li; Shapira, Philip; Youtie, Jan</text:p>
          </table:table-cell>
          <table:table-cell office:value-type="string" calcext:value-type="string">
            <text:p>Is There A Clubbing Effect Underlying Chinese Research Citation Increases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7-2012-5</text:p>
          </table:table-cell>
          <table:table-cell office:value-type="string" calcext:value-type="string">
            <text:p>Takeda, Yoshiyuki; Kajikawa, Yuya</text:p>
          </table:table-cell>
          <table:table-cell office:value-type="string" calcext:value-type="string">
            <text:p>Optics: A Bibliometric Approach To Detect Emerging Research Domains And Intellectual Bas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oi.2011.01.007</text:p>
          </table:table-cell>
          <table:table-cell office:value-type="string" calcext:value-type="string">
            <text:p>Sicilia, Miguel-Angel; Sánchez-Alonso, Salvador; García-Barriocanal, Elena</text:p>
          </table:table-cell>
          <table:table-cell office:value-type="string" calcext:value-type="string">
            <text:p>Comparing Impact Factors From Two Different Citation Databases: The Case Of Computer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80/19443994.2013.812991</text:p>
          </table:table-cell>
          <table:table-cell office:value-type="string" calcext:value-type="string">
            <text:p>Ye, Zhengfang; Zhang, Baogang; Liu, Ye; Zhang, Jing; Wang, Zhongyou; Bi, Haitao</text:p>
          </table:table-cell>
          <table:table-cell office:value-type="string" calcext:value-type="string">
            <text:p>A Bibliometric Investigation Of Research Trends On Sulfate Removal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361526x.2014.915609</text:p>
          </table:table-cell>
          <table:table-cell office:value-type="string" calcext:value-type="string">
            <text:p>Brown, Meredith</text:p>
          </table:table-cell>
          <table:table-cell office:value-type="string" calcext:value-type="string">
            <text:p>Is Almetrics An Acceptable Replacement For Citation Counts And The Impact Factor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36/bmjopen-2012-000897</text:p>
          </table:table-cell>
          <table:table-cell office:value-type="string" calcext:value-type="string">
            <text:p>Kryl, David; Allen, Liz; Dolby, Kevin; Sherbon, Beverley; Viney, Ian</text:p>
          </table:table-cell>
          <table:table-cell office:value-type="string" calcext:value-type="string">
            <text:p>Tracking The Impact Of Research On Policy And Practice: Investigating The Feasibility Of Using Citations In Clinical Guidelines For Research Evalu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371/journal.pone.0002519</text:p>
          </table:table-cell>
          <table:table-cell office:value-type="string" calcext:value-type="string">
            <text:p>Kondilis, Barbara K.; Kiriaze, Ismene J.; Athanasoulia, Anastasia P.; Falagas, Matthew E.</text:p>
          </table:table-cell>
          <table:table-cell office:value-type="string" calcext:value-type="string">
            <text:p>Mapping Health Literacy Research In The European Union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051-013-2152-x</text:p>
          </table:table-cell>
          <table:table-cell office:value-type="string" calcext:value-type="string">
            <text:p>Munoz-Sandoval, Emilio</text:p>
          </table:table-cell>
          <table:table-cell office:value-type="string" calcext:value-type="string">
            <text:p>Trends In Nanoscience, Nanotechnology, And Carbon Nanotubes: A Bibliometric Approa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111/andr.12204</text:p>
          </table:table-cell>
          <table:table-cell office:value-type="string" calcext:value-type="string">
            <text:p>Zhang, Y.; Xiao, F.; Lu, S.; Song, J.; Zhang, C.; Li, J.; Gu, K.; Lan, A.; Lv, B.; Zhang, R.; Mo, F.; Jiang, G.; Zhang, X.; Yang, X.</text:p>
          </table:table-cell>
          <table:table-cell office:value-type="string" calcext:value-type="string">
            <text:p>Research Trends And Perspectives Of Male Infertility: A Bibliometric Analysis Of 20 Years Of Scientific Liter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bf02017202</text:p>
          </table:table-cell>
          <table:table-cell office:value-type="string" calcext:value-type="string">
            <text:p>Rice, R. E.; Borgman, Christine L.; Bednarski, Diane; Hart, P. J.</text:p>
          </table:table-cell>
          <table:table-cell office:value-type="string" calcext:value-type="string">
            <text:p>Journal-To-Journal Citation Data: Issues Of Validity And Reliabilit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11/ecin.12064</text:p>
          </table:table-cell>
          <table:table-cell office:value-type="string" calcext:value-type="string">
            <text:p>Mccabe, Mark J.; Snyder, Christopher M.</text:p>
          </table:table-cell>
          <table:table-cell office:value-type="string" calcext:value-type="string">
            <text:p>Identifying The Effect Of Open Access On Citations Using A Panel Of Science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08/jmtm-12-2015-0114</text:p>
          </table:table-cell>
          <table:table-cell office:value-type="string" calcext:value-type="string">
            <text:p>Jin, Yuran, 0000-0002-6277-6475; Ji, Shoufeng; Li, Xin; Yu, Jiangnan</text:p>
          </table:table-cell>
          <table:table-cell office:value-type="string" calcext:value-type="string">
            <text:p>A Scientometric Review Of Hotspots And Emerging Trends In Additive Manufactur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oir-10-2014-0259</text:p>
          </table:table-cell>
          <table:table-cell office:value-type="string" calcext:value-type="string">
            <text:p>Hoeber, Orland; Khazaei, Taraneh</text:p>
          </table:table-cell>
          <table:table-cell office:value-type="string" calcext:value-type="string">
            <text:p>Evaluating Citation Visualization And Exploration Methods For Supporting Academic Search Tas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38/451006a</text:p>
          </table:table-cell>
          <table:table-cell office:value-type="string" calcext:value-type="string">
            <text:p>Butler, Declan</text:p>
          </table:table-cell>
          <table:table-cell office:value-type="string" calcext:value-type="string">
            <text:p>Free Journal-Ranking Tool Enters Citation Marke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3009</text:p>
          </table:table-cell>
          <table:table-cell office:value-type="string" calcext:value-type="string">
            <text:p>Baumgartner, Susanne E.; Leydesdorff, Loet</text:p>
          </table:table-cell>
          <table:table-cell office:value-type="string" calcext:value-type="string">
            <text:p>Group-Based Trajectory Modeling (Gbtm) Of Citations In Scholarly Literature: Dynamic Qualities Of “Transient” And “Sticky Knowledge Claims”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1-0375-0</text:p>
          </table:table-cell>
          <table:table-cell office:value-type="string" calcext:value-type="string">
            <text:p>Ravallion, Martin; Wagstaff, Adam</text:p>
          </table:table-cell>
          <table:table-cell office:value-type="string" calcext:value-type="string">
            <text:p>On Measuring Scholarly Influence By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5860/crl_52_01_24</text:p>
          </table:table-cell>
          <table:table-cell office:value-type="string" calcext:value-type="string">
            <text:p>Kim, Mary T.</text:p>
          </table:table-cell>
          <table:table-cell office:value-type="string" calcext:value-type="string">
            <text:p>Ranking Of Journals In Library And Information Science: A Comparison Of Perceptual And Citation-Based Measur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6-2147-3</text:p>
          </table:table-cell>
          <table:table-cell office:value-type="string" calcext:value-type="string">
            <text:p>Yan, Zhenbin; Wu, Qiang; Li, Xingchen</text:p>
          </table:table-cell>
          <table:table-cell office:value-type="string" calcext:value-type="string">
            <text:p>Do Hirsch-Type Indices Behave The Same In Assessing Single Publications? An Empirical Study Of 29 Bibliometric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45/2812428.2812442</text:p>
          </table:table-cell>
          <table:table-cell office:value-type="string" calcext:value-type="string">
            <text:p>Knutas, Antti; Hajikhani, Arash; Salminen, Juho; Ikonen, Jouni; Porras, Jari</text:p>
          </table:table-cell>
          <table:table-cell office:value-type="string" calcext:value-type="string">
            <text:p>Cloud-Based Bibliometric Analysis Service For Systematic Mapping Stud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10.1016/j.ejor.2017.04.027</text:p>
          </table:table-cell>
          <table:table-cell office:value-type="string" calcext:value-type="string">
            <text:p>Laengle, Sigifredo; Merigó, José M.; Miranda, Jaime; Słowiński, Roman; Bomze, Immanuel; Borgonovo, Emanuele; Dyson, Robert G.; Oliveira, José Fernando; Teunter, Ruud</text:p>
          </table:table-cell>
          <table:table-cell office:value-type="string" calcext:value-type="string">
            <text:p>Forty Years Of The European Journal Of Operational Research: A Bibliometric Overvie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3-1018-4</text:p>
          </table:table-cell>
          <table:table-cell office:value-type="string" calcext:value-type="string">
            <text:p>Burrell, Quentin L.</text:p>
          </table:table-cell>
          <table:table-cell office:value-type="string" calcext:value-type="string">
            <text:p>The Individual Author’S Publication–Citation Process: Theory And Practi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2-0623-y</text:p>
          </table:table-cell>
          <table:table-cell office:value-type="string" calcext:value-type="string">
            <text:p>Cao, Xiaofeng; Huang, Yi; Wang, Jie; Luan, Shengji</text:p>
          </table:table-cell>
          <table:table-cell office:value-type="string" calcext:value-type="string">
            <text:p>Research Status And Trends In Limnology Journals: A Bibliometric Analysis Based On Sci Databas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86/s12874-015-0077-z</text:p>
          </table:table-cell>
          <table:table-cell office:value-type="string" calcext:value-type="string">
            <text:p>Janssens, A. Cecile J W; Gwinn, M.</text:p>
          </table:table-cell>
          <table:table-cell office:value-type="string" calcext:value-type="string">
            <text:p>Novel Citation-Based Search Method For Scientific Literature: Application To Meta-Analys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2665-012-2193-y</text:p>
          </table:table-cell>
          <table:table-cell office:value-type="string" calcext:value-type="string">
            <text:p>Ma, Jiupeng; Fu, Hui-Zhen; Ho, Yuh-Shan</text:p>
          </table:table-cell>
          <table:table-cell office:value-type="string" calcext:value-type="string">
            <text:p>The Top-Cited Wetland Articles In Science Citation Index Expanded: Characteristics And Hotspo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02/asi.10207</text:p>
          </table:table-cell>
          <table:table-cell office:value-type="string" calcext:value-type="string">
            <text:p>Burrell, Quentin L.</text:p>
          </table:table-cell>
          <table:table-cell office:value-type="string" calcext:value-type="string">
            <text:p>Predicting Future Citation Behavio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0874</text:p>
          </table:table-cell>
          <table:table-cell office:value-type="string" calcext:value-type="string">
            <text:p>Meho, Lokman I.; Rogers, Yvonne</text:p>
          </table:table-cell>
          <table:table-cell office:value-type="string" calcext:value-type="string">
            <text:p>Citation Counting, Citation Ranking, Andh-Index Of Human-Computer Interaction Researchers: A Comparison Of Scopus And Web Of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10.1186/1745-6673-5-5</text:p>
          </table:table-cell>
          <table:table-cell office:value-type="string" calcext:value-type="string">
            <text:p>Zell, Hanna; Quarcoo, David; Scutaru, Cristian; Vitzthum, Karin; Uibel, Stefanie; Schöffel, Norman; Mache, Stefanie; Groneberg, David A; Spallek, Michael F</text:p>
          </table:table-cell>
          <table:table-cell office:value-type="string" calcext:value-type="string">
            <text:p>Air Pollution Research: Visualization Of Research Activity Using Density-Equalizing Mapping And Scientometric Benchmarking Procedur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275074012470867</text:p>
          </table:table-cell>
          <table:table-cell office:value-type="string" calcext:value-type="string">
            <text:p>Vogel, Rick</text:p>
          </table:table-cell>
          <table:table-cell office:value-type="string" calcext:value-type="string">
            <text:p>What Happened To The Public Organization? A Bibliometric Analysis Of Public Administration And Organization Stud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0-0331-4</text:p>
          </table:table-cell>
          <table:table-cell office:value-type="string" calcext:value-type="string">
            <text:p>Cocosila, Mihail; Serenko, Alexander; Turel, Ofir</text:p>
          </table:table-cell>
          <table:table-cell office:value-type="string" calcext:value-type="string">
            <text:p>Exploring The Management Information Systems Discipline: A Scientometric Study Of Icis, Pacis And Asac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5860/crl.67.4.304</text:p>
          </table:table-cell>
          <table:table-cell office:value-type="string" calcext:value-type="string">
            <text:p>Fuchs, Beth E.; Thomsen, Cristina M.; Bias, Randolph G.; Davis, Donald G.</text:p>
          </table:table-cell>
          <table:table-cell office:value-type="string" calcext:value-type="string">
            <text:p>Behavioral Citation Analysis: Toward Collection Enhancement For Us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2-0775-9</text:p>
          </table:table-cell>
          <table:table-cell office:value-type="string" calcext:value-type="string">
            <text:p>Wang, Jian</text:p>
          </table:table-cell>
          <table:table-cell office:value-type="string" calcext:value-type="string">
            <text:p>Citation Time Window Choice For Research Impact Evalu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108/ejm-11-2017-0853</text:p>
          </table:table-cell>
          <table:table-cell office:value-type="string" calcext:value-type="string">
            <text:p>Martínez-López, Francisco J.; Merigó, José M.; Valenzuela-Fernández, Leslier; Nicolás, Carolina</text:p>
          </table:table-cell>
          <table:table-cell office:value-type="string" calcext:value-type="string">
            <text:p>Fifty Years Of The European Journal Of Marketing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4236/oje.2014.47033</text:p>
          </table:table-cell>
          <table:table-cell office:value-type="string" calcext:value-type="string">
            <text:p>Stork, Hendrik; Astrin, Jonas J.</text:p>
          </table:table-cell>
          <table:table-cell office:value-type="string" calcext:value-type="string">
            <text:p>Trends In Biodiversity Research — A Bibliometric Assess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2307/1982036</text:p>
          </table:table-cell>
          <table:table-cell office:value-type="string" calcext:value-type="string">
            <text:p>Budd, John M.</text:p>
          </table:table-cell>
          <table:table-cell office:value-type="string" calcext:value-type="string">
            <text:p>Higher Education Literature: Characteristics Of Citation Patter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3104</text:p>
          </table:table-cell>
          <table:table-cell office:value-type="string" calcext:value-type="string">
            <text:p>Zuccala, Alesia; Van Someren, Maarten; Van Bellen, Maurits</text:p>
          </table:table-cell>
          <table:table-cell office:value-type="string" calcext:value-type="string">
            <text:p>A Machine-Learning Approach To Coding Book Reviews As Quality Indicators: Toward A Theory Of Mega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126/science.335.6073.1169-a</text:p>
          </table:table-cell>
          <table:table-cell office:value-type="string" calcext:value-type="string">
            <text:p>Lynch, John G.</text:p>
          </table:table-cell>
          <table:table-cell office:value-type="string" calcext:value-type="string">
            <text:p>Business Journals Combat Coercive 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30631293023002005</text:p>
          </table:table-cell>
          <table:table-cell office:value-type="string" calcext:value-type="string">
            <text:p>Campanario, Miguel</text:p>
          </table:table-cell>
          <table:table-cell office:value-type="string" calcext:value-type="string">
            <text:p>Consolation For The Scientist: Sometimes It Is Hard To Publish Papers That Are Later Highly-Cite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45/january2011-starr</text:p>
          </table:table-cell>
          <table:table-cell office:value-type="string" calcext:value-type="string">
            <text:p>Starr, Joan; Gastl, Angela</text:p>
          </table:table-cell>
          <table:table-cell office:value-type="string" calcext:value-type="string">
            <text:p>Iscitedby: A Metadata Scheme For Datacit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clinepi.2012.09.015</text:p>
          </table:table-cell>
          <table:table-cell office:value-type="string" calcext:value-type="string">
            <text:p>Jannot, Anne-Sophie; Agoritsas, Thomas; Gayet-Ageron, Angèle; Perneger, Thomas V.</text:p>
          </table:table-cell>
          <table:table-cell office:value-type="string" calcext:value-type="string">
            <text:p>Citation Bias Favoring Statistically Significant Studies Was Present In Medical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432</text:p>
          </table:table-cell>
          <table:table-cell office:value-type="string" calcext:value-type="string">
            <text:p>Thelwall, Mike; Maflahi, Nabeil</text:p>
          </table:table-cell>
          <table:table-cell office:value-type="string" calcext:value-type="string">
            <text:p>Guideline References And Academic Citations As Evidence Of The Clinical Value Of Health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0960</text:p>
          </table:table-cell>
          <table:table-cell office:value-type="string" calcext:value-type="string">
            <text:p>Neuhaus, Christoph; Marx, Werner; Daniel, Hans-Dieter</text:p>
          </table:table-cell>
          <table:table-cell office:value-type="string" calcext:value-type="string">
            <text:p>The Publication And Citation Impact Profiles Ofangewandte Chemieand Thejournal Of The American Chemical Societybased On The Sections Ofchemical Abstracts:A Case Study On The Limitations Of The Journal Impact Facto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302/0301-620x.94b2.27618</text:p>
          </table:table-cell>
          <table:table-cell office:value-type="string" calcext:value-type="string">
            <text:p>Buijze, G. A.; Weening, A. A.; Poolman, R. W.; Bhandari, M.; Ring, D.</text:p>
          </table:table-cell>
          <table:table-cell office:value-type="string" calcext:value-type="string">
            <text:p>Predictors Of The Accuracy Of Quotation Of References In Peer-Reviewed Orthopaedic Literature In Relation To Publications On The Scaphoi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s0040-1625(01)00133-0</text:p>
          </table:table-cell>
          <table:table-cell office:value-type="string" calcext:value-type="string">
            <text:p>Kostoff, Ronald N; Toothman, Darrell Ray; Eberhart, Henry J; Humenik, James A</text:p>
          </table:table-cell>
          <table:table-cell office:value-type="string" calcext:value-type="string">
            <text:p>Text Mining Using Database Tomography And Bibliometrics: A Revie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oi.2012.07.002</text:p>
          </table:table-cell>
          <table:table-cell office:value-type="string" calcext:value-type="string">
            <text:p>Abramo, Giovanni; Cicero, Tindaro; D’Angelo, Ciriaco Andrea</text:p>
          </table:table-cell>
          <table:table-cell office:value-type="string" calcext:value-type="string">
            <text:p>How Important Is Choice Of The Scaling Factor In Standardizing Citations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1020</text:p>
          </table:table-cell>
          <table:table-cell office:value-type="string" calcext:value-type="string">
            <text:p>Bensman, Stephen J.; Leydesdorff, Loet</text:p>
          </table:table-cell>
          <table:table-cell office:value-type="string" calcext:value-type="string">
            <text:p>Definition And Identification Of Journals As Bibliographic And Subject Entities: Librarianship Versus Isijournal Citation Reportsmethods And Their Effect On Citation Measur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6-0041-0</text:p>
          </table:table-cell>
          <table:table-cell office:value-type="string" calcext:value-type="string">
            <text:p>Ball, Rafael; Tunger, Dirk</text:p>
          </table:table-cell>
          <table:table-cell office:value-type="string" calcext:value-type="string">
            <text:p>Bibliometric Analysis - A New Business Area For Information Professionals In Libraries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52/095820209x441790</text:p>
          </table:table-cell>
          <table:table-cell office:value-type="string" calcext:value-type="string">
            <text:p>Sandström, Ulf</text:p>
          </table:table-cell>
          <table:table-cell office:value-type="string" calcext:value-type="string">
            <text:p>Combining Curriculum Vitae And Bibliometric Analysis: Mobility, Gender And Research Performa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45/1935826.1935926</text:p>
          </table:table-cell>
          <table:table-cell office:value-type="string" calcext:value-type="string">
            <text:p>He, Qi; Kifer, Daniel; Pei, Jian; Mitra, Prasenjit; Giles, C. Lee</text:p>
          </table:table-cell>
          <table:table-cell office:value-type="string" calcext:value-type="string">
            <text:p>Citation Recommendation Without Author Supervis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oen.2011.05.037</text:p>
          </table:table-cell>
          <table:table-cell office:value-type="string" calcext:value-type="string">
            <text:p>Fardi, Anastasia; Kodonas, Konstantinos; Gogos, Christos; Economides, Nikolaos</text:p>
          </table:table-cell>
          <table:table-cell office:value-type="string" calcext:value-type="string">
            <text:p>Top-Cited Articles In Endodontic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3171/2013.8.jns122379</text:p>
          </table:table-cell>
          <table:table-cell office:value-type="string" calcext:value-type="string">
            <text:p>Madhugiri, Venkatesh S.; Ambekar, Sudheer; Strom, Shane F.; Nanda, Anil</text:p>
          </table:table-cell>
          <table:table-cell office:value-type="string" calcext:value-type="string">
            <text:p>A Technique To Identify Core Journals For Neurosurgery Using Citation Scatter Analysis And The Bradford Distribution Across Neurosurgery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007/s00296-012-2428-y</text:p>
          </table:table-cell>
          <table:table-cell office:value-type="string" calcext:value-type="string">
            <text:p>Jamshidi, Ahmad-Reza; Gharibdoost, Farhad; Nadji, Abdolhadi; Nikou, Mohammadali; Habibi, Gholamreza; Mardani, Amirhossein; Ghaemi, Marjan</text:p>
          </table:table-cell>
          <table:table-cell office:value-type="string" calcext:value-type="string">
            <text:p>Presentation Of Psoriatic Arthritis In The Literature: A Twenty-Year Bibliometric Evalu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5-1592-8</text:p>
          </table:table-cell>
          <table:table-cell office:value-type="string" calcext:value-type="string">
            <text:p>Shen, Si; Rousseau, Ronald; Wang, Dongbo; Zhu, Danhao; Liu, Huoyu; Liu, Ruilun</text:p>
          </table:table-cell>
          <table:table-cell office:value-type="string" calcext:value-type="string">
            <text:p>Editorial Delay And Its Relation To Subsequent Citations: The Journals Nature, Science And Cell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97/prs.0000000000000594</text:p>
          </table:table-cell>
          <table:table-cell office:value-type="string" calcext:value-type="string">
            <text:p>Gast, Katherine M.; Kuzon, William M.; Waljee, Jennifer F.</text:p>
          </table:table-cell>
          <table:table-cell office:value-type="string" calcext:value-type="string">
            <text:p>Bibliometric Indices And Academic Promotion Within Plastic Surge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590/s1519-69842012000500007</text:p>
          </table:table-cell>
          <table:table-cell office:value-type="string" calcext:value-type="string">
            <text:p>Barbosa, Fg.; Schneck, F.; Melo, As.</text:p>
          </table:table-cell>
          <table:table-cell office:value-type="string" calcext:value-type="string">
            <text:p>Use Of Ecological Niche Models To Predict The Distribution Of Invasive Species: A Scient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07-1952-0</text:p>
          </table:table-cell>
          <table:table-cell office:value-type="string" calcext:value-type="string">
            <text:p>Barrios, Maite; Borrego, Angel; Vilaginés, Andreu; Ollé, Candela; Somoza, Marta</text:p>
          </table:table-cell>
          <table:table-cell office:value-type="string" calcext:value-type="string">
            <text:p>A Bibliometric Study Of Psychological Research On Tourism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07-1696-x</text:p>
          </table:table-cell>
          <table:table-cell office:value-type="string" calcext:value-type="string">
            <text:p>Adams, Jonathan; Gurney, Karen; Marshall, Stuart</text:p>
          </table:table-cell>
          <table:table-cell office:value-type="string" calcext:value-type="string">
            <text:p>Profiling Citation Impact: A New Method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37/1.9781611972825.96</text:p>
          </table:table-cell>
          <table:table-cell office:value-type="string" calcext:value-type="string">
            <text:p>Yu, Xiao; Gu, Quanquan; Zhou, Mianwei; Han, Jiawei</text:p>
          </table:table-cell>
          <table:table-cell office:value-type="string" calcext:value-type="string">
            <text:p>Citation Prediction In Heterogeneous Bibliographic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5530/jscires.2012.1.7</text:p>
          </table:table-cell>
          <table:table-cell office:value-type="string" calcext:value-type="string">
            <text:p>Leydesdorff, Loet; Felt, Ulrike</text:p>
          </table:table-cell>
          <table:table-cell office:value-type="string" calcext:value-type="string">
            <text:p>Edited Volumes, Monographs And Book Chapters In The Book Citation Index (Bkci) And Science Citation Index (Sci, Sosci, A&amp;Hci)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459266</text:p>
          </table:table-cell>
          <table:table-cell office:value-type="string" calcext:value-type="string">
            <text:p>Vinkler, P.</text:p>
          </table:table-cell>
          <table:table-cell office:value-type="string" calcext:value-type="string">
            <text:p>Relations Of Relative Scientometric Impact Indicators. The Relative Publication Strategy 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06-0158-1</text:p>
          </table:table-cell>
          <table:table-cell office:value-type="string" calcext:value-type="string">
            <text:p>Campanario, Juan Miguel; González, Lidia</text:p>
          </table:table-cell>
          <table:table-cell office:value-type="string" calcext:value-type="string">
            <text:p>Journal Self-Citations That Contribute To The Impact Factor: Documents Labeled “Editorial Material” In Journals Covered By The Science Citation 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1166</text:p>
          </table:table-cell>
          <table:table-cell office:value-type="string" calcext:value-type="string">
            <text:p>Haque, Asif-Ul; Ginsparg, Paul</text:p>
          </table:table-cell>
          <table:table-cell office:value-type="string" calcext:value-type="string">
            <text:p>Positional Effects On Citation And Readership In Arxiv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52/095820210x12827366906409</text:p>
          </table:table-cell>
          <table:table-cell office:value-type="string" calcext:value-type="string">
            <text:p>Rogers, Juan D</text:p>
          </table:table-cell>
          <table:table-cell office:value-type="string" calcext:value-type="string">
            <text:p>Citation Analysis Of Nanotechnology At The Field Level: Implications Of R&amp;D Evalu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2763877.2013.755398</text:p>
          </table:table-cell>
          <table:table-cell office:value-type="string" calcext:value-type="string">
            <text:p>Solorzano, Ronald Martin</text:p>
          </table:table-cell>
          <table:table-cell office:value-type="string" calcext:value-type="string">
            <text:p>Adding Value At The Desk: How Technology And User Expectations Are Changing Reference Wor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051-011-0344-9</text:p>
          </table:table-cell>
          <table:table-cell office:value-type="string" calcext:value-type="string">
            <text:p>Menéndez-Manjón, Ana; Moldenhauer, Kirsten; Wagener, Philipp; Barcikowski, Stephan</text:p>
          </table:table-cell>
          <table:table-cell office:value-type="string" calcext:value-type="string">
            <text:p>Nano-Energy Research Trends: Bibliometrical Analysis Of Nanotechnology Research In The Energy Secto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353/pla.0.0024</text:p>
          </table:table-cell>
          <table:table-cell office:value-type="string" calcext:value-type="string">
            <text:p>Pali U. Kuruppu; Debra C. Moore</text:p>
          </table:table-cell>
          <table:table-cell office:value-type="string" calcext:value-type="string">
            <text:p>Information Use By Phd Students In Agriculture And Biology: A Dissertation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3/physreve.95.012324</text:p>
          </table:table-cell>
          <table:table-cell office:value-type="string" calcext:value-type="string">
            <text:p>Golosovsky, Michael; Solomon, Sorin</text:p>
          </table:table-cell>
          <table:table-cell office:value-type="string" calcext:value-type="string">
            <text:p>Growing Complex Network Of Citations Of Scientific Papers: Modeling And Measureme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0306-4573(92)90046-3</text:p>
          </table:table-cell>
          <table:table-cell office:value-type="string" calcext:value-type="string">
            <text:p>Egghe, L.; Ravichandra Rao, I.K.</text:p>
          </table:table-cell>
          <table:table-cell office:value-type="string" calcext:value-type="string">
            <text:p>Citation Age Data And The Obsolescence Function: Fits And Explan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109/tr.2007.902789</text:p>
          </table:table-cell>
          <table:table-cell office:value-type="string" calcext:value-type="string">
            <text:p>Kuo, Way; Rupe, Jason</text:p>
          </table:table-cell>
          <table:table-cell office:value-type="string" calcext:value-type="string">
            <text:p>R-Impact: Reliability-Based Citation Impact Facto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5-0028-2</text:p>
          </table:table-cell>
          <table:table-cell office:value-type="string" calcext:value-type="string">
            <text:p>Simkin, M. V.; Roychowdhury, V. P.</text:p>
          </table:table-cell>
          <table:table-cell office:value-type="string" calcext:value-type="string">
            <text:p>Stochastic Modeling Of Citation Slip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16555159402000102</text:p>
          </table:table-cell>
          <table:table-cell office:value-type="string" calcext:value-type="string">
            <text:p>Baird, Laura M.; Oppenheim, Charles</text:p>
          </table:table-cell>
          <table:table-cell office:value-type="string" calcext:value-type="string">
            <text:p>Do Citations Matter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clinepi.2009.09.012</text:p>
          </table:table-cell>
          <table:table-cell office:value-type="string" calcext:value-type="string">
            <text:p>Perneger, Thomas V.</text:p>
          </table:table-cell>
          <table:table-cell office:value-type="string" calcext:value-type="string">
            <text:p>Citation Analysis Of Identical Consensus Statements Revealed Journal-Related Bia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367-015-0846-2</text:p>
          </table:table-cell>
          <table:table-cell office:value-type="string" calcext:value-type="string">
            <text:p>Hou, Qian; Mao, Guozhu; Zhao, Lin; Du, Huibin; Zuo, Jian</text:p>
          </table:table-cell>
          <table:table-cell office:value-type="string" calcext:value-type="string">
            <text:p>Mapping The Scientific Research On Life Cycle Assessment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tmp.2011.08.001</text:p>
          </table:table-cell>
          <table:table-cell office:value-type="string" calcext:value-type="string">
            <text:p>Chang, Chia-Lin; Mcaleer, Michael</text:p>
          </table:table-cell>
          <table:table-cell office:value-type="string" calcext:value-type="string">
            <text:p>Citations And Impact Of Isi Tourism And Hospitality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6-1908-3</text:p>
          </table:table-cell>
          <table:table-cell office:value-type="string" calcext:value-type="string">
            <text:p>Alves, Alexandre Donizeti; Yanasse, Horacio Hideki; Soma, Nei Yoshihiro</text:p>
          </table:table-cell>
          <table:table-cell office:value-type="string" calcext:value-type="string">
            <text:p>An Analysis Of Bibliometric Indicators To Jcr According To Benford’S La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s0306-4573(02)00037-7</text:p>
          </table:table-cell>
          <table:table-cell office:value-type="string" calcext:value-type="string">
            <text:p>Lin, Xia; White, Howard D.; Buzydlowski, Jan</text:p>
          </table:table-cell>
          <table:table-cell office:value-type="string" calcext:value-type="string">
            <text:p>Real-Time Author Co-Citation Mapping For Online Search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7-2351-9</text:p>
          </table:table-cell>
          <table:table-cell office:value-type="string" calcext:value-type="string">
            <text:p>Bertoli-Barsotti, Lucio, 0000-0003-4508-3172; Lando, Tommaso</text:p>
          </table:table-cell>
          <table:table-cell office:value-type="string" calcext:value-type="string">
            <text:p>A Theoretical Model Of The Relationship Between The H-Index And Other Simple Citation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52/147154402781776808</text:p>
          </table:table-cell>
          <table:table-cell office:value-type="string" calcext:value-type="string">
            <text:p>Nicolaisen, Jeppe</text:p>
          </table:table-cell>
          <table:table-cell office:value-type="string" calcext:value-type="string">
            <text:p>The Scholarliness Of Published Peer Reviews: A Bibliometric Study Of Book Reviews In Selected Social Science Field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016/j.tourman.2010.07.001</text:p>
          </table:table-cell>
          <table:table-cell office:value-type="string" calcext:value-type="string">
            <text:p>Michael Hall, C.</text:p>
          </table:table-cell>
          <table:table-cell office:value-type="string" calcext:value-type="string">
            <text:p>Publish And Perish? Bibliometric Analysis, Journal Ranking And The Assessment Of Research Quality In Tourism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16/j.gfj.2013.07.003</text:p>
          </table:table-cell>
          <table:table-cell office:value-type="string" calcext:value-type="string">
            <text:p>Millet-Reyes, Benedicte</text:p>
          </table:table-cell>
          <table:table-cell office:value-type="string" calcext:value-type="string">
            <text:p>The Impact Of Citations In International Fina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acalib.2009.08.018</text:p>
          </table:table-cell>
          <table:table-cell office:value-type="string" calcext:value-type="string">
            <text:p>Feyereisen, Pierre; Spoiden, Anne</text:p>
          </table:table-cell>
          <table:table-cell office:value-type="string" calcext:value-type="string">
            <text:p>Can Local Citation Analysis Of Master'S And Doctoral Theses Help Decision-Making About The Management Of The Collection Of Periodicals? A Case Study In Psychology And Education Scien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7-1863-0</text:p>
          </table:table-cell>
          <table:table-cell office:value-type="string" calcext:value-type="string">
            <text:p>Zhang, Weiwei; Qian, Weihong; Ho, Yuh-Shan</text:p>
          </table:table-cell>
          <table:table-cell office:value-type="string" calcext:value-type="string">
            <text:p>A Bibliometric Analysis Of Research Related To Ocean Circul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63/1536-5050.98.4.008</text:p>
          </table:table-cell>
          <table:table-cell office:value-type="string" calcext:value-type="string">
            <text:p>De Groote, Sandra L; Barrett, Felicia A</text:p>
          </table:table-cell>
          <table:table-cell office:value-type="string" calcext:value-type="string">
            <text:p>Impact Of Online Journals On Citation Patterns Of Dentistry, Nursing, And Pharmacy Facult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7.02.007</text:p>
          </table:table-cell>
          <table:table-cell office:value-type="string" calcext:value-type="string">
            <text:p>Guan, Jiancheng; Yan, Yan; Zhang, Jing Jing</text:p>
          </table:table-cell>
          <table:table-cell office:value-type="string" calcext:value-type="string">
            <text:p>The Impact Of Collaboration And Knowledge Networks On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0-0165-0</text:p>
          </table:table-cell>
          <table:table-cell office:value-type="string" calcext:value-type="string">
            <text:p>Franceschini, Fiorenzo; Maisano, Domenico; Perotti, Anna; Proto, Andrea</text:p>
          </table:table-cell>
          <table:table-cell office:value-type="string" calcext:value-type="string">
            <text:p>Analysis Of The Ch-Index: An Indicator To Evaluate The Diffusion Of Scientific Research Output By Cit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09-0078-y</text:p>
          </table:table-cell>
          <table:table-cell office:value-type="string" calcext:value-type="string">
            <text:p>Martins, Waister Silva; Gonçalves, Marcos André; Laender, Alberto H. F.; Ziviani, Nivio</text:p>
          </table:table-cell>
          <table:table-cell office:value-type="string" calcext:value-type="string">
            <text:p>Assessing The Quality Of Scientific Conferences Based On Bibliographic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86/1756-0500-5-223</text:p>
          </table:table-cell>
          <table:table-cell office:value-type="string" calcext:value-type="string">
            <text:p>Edmunds, Scott C; Pollard, Tom J; Hole, Brian; Basford, Alexandra T</text:p>
          </table:table-cell>
          <table:table-cell office:value-type="string" calcext:value-type="string">
            <text:p>Adventures In Data Citation: Sorghum Genome Data Exemplifies The New Gold Standar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bult.2015.1720410313</text:p>
          </table:table-cell>
          <table:table-cell office:value-type="string" calcext:value-type="string">
            <text:p>Altman, Micah; Borgman, Christine; Crosas, Mercè; Matone, Maryann</text:p>
          </table:table-cell>
          <table:table-cell office:value-type="string" calcext:value-type="string">
            <text:p>An Introduction To The Joint Principles For Data 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6-2130-z</text:p>
          </table:table-cell>
          <table:table-cell office:value-type="string" calcext:value-type="string">
            <text:p>Ebrahimy, Saeideh; Mehrad, Jafar; Setareh, Fatemeh; Hosseinchari, Massoud</text:p>
          </table:table-cell>
          <table:table-cell office:value-type="string" calcext:value-type="string">
            <text:p>Path Analysis Of The Relationship Between Visibility And Citation: The Mediating Roles Of Save, Discussion, And Recommendation Me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3.12.001</text:p>
          </table:table-cell>
          <table:table-cell office:value-type="string" calcext:value-type="string">
            <text:p>Jeong, Yoo Kyung; Song, Min; Ding, Ying</text:p>
          </table:table-cell>
          <table:table-cell office:value-type="string" calcext:value-type="string">
            <text:p>Content-Based Author Co-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80/15366367.2012.711147</text:p>
          </table:table-cell>
          <table:table-cell office:value-type="string" calcext:value-type="string">
            <text:p>Ruscio, John; Seaman, Florence; D'Oriano, Carianne; Stremlo, Elena; Mahalchik, Krista</text:p>
          </table:table-cell>
          <table:table-cell office:value-type="string" calcext:value-type="string">
            <text:p>Measuring Scholarly Impact Using Modern Citation-Based Indi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63/1.1996475</text:p>
          </table:table-cell>
          <table:table-cell office:value-type="string" calcext:value-type="string">
            <text:p>Redner, Sidney</text:p>
          </table:table-cell>
          <table:table-cell office:value-type="string" calcext:value-type="string">
            <text:p>Citation Statistics From 110 Years Ofphysical Revie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cb-11-2014-0055</text:p>
          </table:table-cell>
          <table:table-cell office:value-type="string" calcext:value-type="string">
            <text:p>Abeyrathne, Dilani Kanishka</text:p>
          </table:table-cell>
          <table:table-cell office:value-type="string" calcext:value-type="string">
            <text:p>Citation Analysis Of Dissertations For Collection Develop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2174/1874213000902010025</text:p>
          </table:table-cell>
          <table:table-cell office:value-type="string" calcext:value-type="string">
            <text:p>Borsuk, R.M.; Budden, A.E.; Leimu, R.; Aarssen, L.W.; Lortie, C.J.</text:p>
          </table:table-cell>
          <table:table-cell office:value-type="string" calcext:value-type="string">
            <text:p>The Influence Of Author Gender, National Language And Number Of Authors On Citation Rate In Ec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cosrev.2015.12.002</text:p>
          </table:table-cell>
          <table:table-cell office:value-type="string" calcext:value-type="string">
            <text:p>Garousi, Vahid; Mäntylä, Mika V.</text:p>
          </table:table-cell>
          <table:table-cell office:value-type="string" calcext:value-type="string">
            <text:p>Citations, Research Topics And Active Countries In Software Engineering: A Bibliometrics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1372</text:p>
          </table:table-cell>
          <table:table-cell office:value-type="string" calcext:value-type="string">
            <text:p>García-Pérez, Miguel A.</text:p>
          </table:table-cell>
          <table:table-cell office:value-type="string" calcext:value-type="string">
            <text:p>Accuracy And Completeness Of Publication And Citation Records In The Web Of Science, Psycinfo, And Google Scholar: A Case Study For The Computation Of H Indices In Psych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2771</text:p>
          </table:table-cell>
          <table:table-cell office:value-type="string" calcext:value-type="string">
            <text:p>Liu, Shengbo; Chen, Chaomei</text:p>
          </table:table-cell>
          <table:table-cell office:value-type="string" calcext:value-type="string">
            <text:p>The Differences Between Latent Topics In Abstracts And Citation Contexts Of Citing Pap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oi.2011.09.002</text:p>
          </table:table-cell>
          <table:table-cell office:value-type="string" calcext:value-type="string">
            <text:p>Radicchi, Filippo; Castellano, Claudio</text:p>
          </table:table-cell>
          <table:table-cell office:value-type="string" calcext:value-type="string">
            <text:p>Testing The Fairness Of Citation Indicators For Comparison Across Scientific Domains: The Case Of Fractional Citation Cou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7710/2162-3309.1052</text:p>
          </table:table-cell>
          <table:table-cell office:value-type="string" calcext:value-type="string">
            <text:p>Doty, Richard C.</text:p>
          </table:table-cell>
          <table:table-cell office:value-type="string" calcext:value-type="string">
            <text:p>Tenure-Track Science Faculty And The 'Open Access Citation Effect'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bf02016546</text:p>
          </table:table-cell>
          <table:table-cell office:value-type="string" calcext:value-type="string">
            <text:p>Cambrosio, A.; Limoges, C.; Courtial, J. P.; Laville, F.</text:p>
          </table:table-cell>
          <table:table-cell office:value-type="string" calcext:value-type="string">
            <text:p>Historical Scientometrics? Mapping Over 70 Years Of Biological Safety Research With Coword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3389/frma.2017.00009</text:p>
          </table:table-cell>
          <table:table-cell office:value-type="string" calcext:value-type="string">
            <text:p>Tattersall, Andy; Carroll, Christopher</text:p>
          </table:table-cell>
          <table:table-cell office:value-type="string" calcext:value-type="string">
            <text:p>What Can Altmetric.Com Tell Us About Policy Citations Of Research? An Analysis Of Altmetric.Com Data For Research Articles From The University Of Sheffiel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08-2257-7</text:p>
          </table:table-cell>
          <table:table-cell office:value-type="string" calcext:value-type="string">
            <text:p>Campanario, Juan Miguel; Molina, Antonio</text:p>
          </table:table-cell>
          <table:table-cell office:value-type="string" calcext:value-type="string">
            <text:p>Surviving Bad Times: The Role Of Citations, Self-Citations And Numbers Of Citable Items In Recovery Of The Journal Impact Factor After At Least Four Years Of Continuous Decreas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10.1016/j.ejor.2015.04.002</text:p>
          </table:table-cell>
          <table:table-cell office:value-type="string" calcext:value-type="string">
            <text:p>Mingers, John, 0000-0002-4102-4696; Leydesdorff, Loet, 0000-0002-7835-3098</text:p>
          </table:table-cell>
          <table:table-cell office:value-type="string" calcext:value-type="string">
            <text:p>A Review Of Theory And Practice In Scientome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0-0320-7</text:p>
          </table:table-cell>
          <table:table-cell office:value-type="string" calcext:value-type="string">
            <text:p>Kissin, Igor</text:p>
          </table:table-cell>
          <table:table-cell office:value-type="string" calcext:value-type="string">
            <text:p>Can A Bibliometric Indicator Predict The Success Of An Analgesic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23/b:scie.0000013305.99473.cf</text:p>
          </table:table-cell>
          <table:table-cell office:value-type="string" calcext:value-type="string">
            <text:p>Yuh-Shan, Ho</text:p>
          </table:table-cell>
          <table:table-cell office:value-type="string" calcext:value-type="string">
            <text:p>Citation Review Of Lagergren Kinetic Rate Equation On Adsorption Reac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75/tis.3.1-2.04grb</text:p>
          </table:table-cell>
          <table:table-cell office:value-type="string" calcext:value-type="string">
            <text:p>Grbić, Nadja; Pöllabauer, Sonja</text:p>
          </table:table-cell>
          <table:table-cell office:value-type="string" calcext:value-type="string">
            <text:p>To Count Or Not To Count: Scientometrics As A Methodological Tool For Investigating Research On Translation And Interpret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80/08838159609364373</text:p>
          </table:table-cell>
          <table:table-cell office:value-type="string" calcext:value-type="string">
            <text:p>Rice, Ronald E.; Chapin, John; Pressman, Rebecca; Park, Soyeon; Funkhouser, Edward</text:p>
          </table:table-cell>
          <table:table-cell office:value-type="string" calcext:value-type="string">
            <text:p>Special Feature: What'S In A Name? Bibliometric Analysis Of 40 Years Of Thejournal Of Broadcasting ( &amp; Electronic Media)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56943459804200205</text:p>
          </table:table-cell>
          <table:table-cell office:value-type="string" calcext:value-type="string">
            <text:p>Davis, John B.</text:p>
          </table:table-cell>
          <table:table-cell office:value-type="string" calcext:value-type="string">
            <text:p>Problems In Using The Social Sciences Citation Index To Rank Economics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08/14715201211246698</text:p>
          </table:table-cell>
          <table:table-cell office:value-type="string" calcext:value-type="string">
            <text:p>Kraus, Sascha; Filser, Matthias; Eggers, Fabian; Hills, Gerald E.; Hultman, Claes M.</text:p>
          </table:table-cell>
          <table:table-cell office:value-type="string" calcext:value-type="string">
            <text:p>The Entrepreneurial Marketing Domain: A Citation And Co‐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978-3-540-45175-4_45</text:p>
          </table:table-cell>
          <table:table-cell office:value-type="string" calcext:value-type="string">
            <text:p>Bradshaw, Shannon</text:p>
          </table:table-cell>
          <table:table-cell office:value-type="string" calcext:value-type="string">
            <text:p>Reference Directed Indexing: Redeeming Relevance For Subject Search In Citation Index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08/00220410610642039</text:p>
          </table:table-cell>
          <table:table-cell office:value-type="string" calcext:value-type="string">
            <text:p>Nebelong‐Bonnevie, Ellen; Faber Frandsen, Tove</text:p>
          </table:table-cell>
          <table:table-cell office:value-type="string" calcext:value-type="string">
            <text:p>Journal Citation Identity And Journal Citation Image: A Portrait Of The Journal Of Documen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86/1472-6882-14-328</text:p>
          </table:table-cell>
          <table:table-cell office:value-type="string" calcext:value-type="string">
            <text:p>Cramer, Holger; Lauche, Romy; Dobos, Gustav</text:p>
          </table:table-cell>
          <table:table-cell office:value-type="string" calcext:value-type="string">
            <text:p>Characteristics Of Randomized Controlled Trials Of Yoga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3152/030234207x254413</text:p>
          </table:table-cell>
          <table:table-cell office:value-type="string" calcext:value-type="string">
            <text:p>Charlton, Bruce G; Andras, Peter</text:p>
          </table:table-cell>
          <table:table-cell office:value-type="string" calcext:value-type="string">
            <text:p>Evaluating Universities Using Simple Scientometric Research-Output Metrics: Total Citation Counts Per University For A Retrospective Seven-Year Rolling Sampl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109/tits.2015.2494533</text:p>
          </table:table-cell>
          <table:table-cell office:value-type="string" calcext:value-type="string">
            <text:p>Moral-Munoz, Jose A.; Cobo, Manuel J., 0000-0001-6575-803X; Chiclana, Francisco; Collop, Andrew; Herrera-Viedma, Enrique</text:p>
          </table:table-cell>
          <table:table-cell office:value-type="string" calcext:value-type="string">
            <text:p>Analyzing Highly Cited Papers In Intelligent Transportation System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59/000366284</text:p>
          </table:table-cell>
          <table:table-cell office:value-type="string" calcext:value-type="string">
            <text:p>Mimouni, Michael; Segal, Ori</text:p>
          </table:table-cell>
          <table:table-cell office:value-type="string" calcext:value-type="string">
            <text:p>Self-Citation Rate And Impact Factor In Ophthalm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3701</text:p>
          </table:table-cell>
          <table:table-cell office:value-type="string" calcext:value-type="string">
            <text:p>Mutz, Rüdiger; Wolbring, Tobias; Daniel, Hans-Dieter</text:p>
          </table:table-cell>
          <table:table-cell office:value-type="string" calcext:value-type="string">
            <text:p>The Effect Of The “Very Important Paper” (Vip) Designation In Angewandte Chemie International Edition</text:p>
            <text:p> On Citation Impact: A Propensity Score Matching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08/00242531211292097</text:p>
          </table:table-cell>
          <table:table-cell office:value-type="string" calcext:value-type="string">
            <text:p>Shari, Sharunizam; Haddow, Gaby; Genoni, Paul</text:p>
          </table:table-cell>
          <table:table-cell office:value-type="string" calcext:value-type="string">
            <text:p>Bibliometric And Webometric Methods For Assessing Research Collabor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1-0434-6</text:p>
          </table:table-cell>
          <table:table-cell office:value-type="string" calcext:value-type="string">
            <text:p>Onel, Selen; Zeid, Abe; Kamarthi, Sagar</text:p>
          </table:table-cell>
          <table:table-cell office:value-type="string" calcext:value-type="string">
            <text:p>The Structure And Analysis Of Nanotechnology Co-Author And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207/s15327027hc1604_2</text:p>
          </table:table-cell>
          <table:table-cell office:value-type="string" calcext:value-type="string">
            <text:p>Haard, Jenifer; Slater, Michael D.; Long, Marilee</text:p>
          </table:table-cell>
          <table:table-cell office:value-type="string" calcext:value-type="string">
            <text:p>Scientese And Ambiguous Citations In The Selling Of Unproven Medical Treatme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ipm.2013.07.001</text:p>
          </table:table-cell>
          <table:table-cell office:value-type="string" calcext:value-type="string">
            <text:p>Hjørland, Birger</text:p>
          </table:table-cell>
          <table:table-cell office:value-type="string" calcext:value-type="string">
            <text:p>Citation Analysis: A Social And Dynamic Approach To Knowledge Organiz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2890</text:p>
          </table:table-cell>
          <table:table-cell office:value-type="string" calcext:value-type="string">
            <text:p>Shen, Jiantong; Yao, Leye; Li, Youping; Clarke, Mike; Wang, Li; Li, Dan</text:p>
          </table:table-cell>
          <table:table-cell office:value-type="string" calcext:value-type="string">
            <text:p>Visualizing The History Of Evidence-Based Medicine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lisr.2008.04.005</text:p>
          </table:table-cell>
          <table:table-cell office:value-type="string" calcext:value-type="string">
            <text:p>Sugimoto, Cassidy R.; Russell, Terrell G.; Meho, Lokman I.; Marchionini, Gary</text:p>
          </table:table-cell>
          <table:table-cell office:value-type="string" calcext:value-type="string">
            <text:p>Mpact And Citation Impact: Two Sides Of The Same Scholarly Coin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586/17476348.2015.1103649</text:p>
          </table:table-cell>
          <table:table-cell office:value-type="string" calcext:value-type="string">
            <text:p>Seriwala, Haseeb Munaf; Khan, Muhammad Shahzeb; Shuaib, Waqas; Shah, Syed Raza</text:p>
          </table:table-cell>
          <table:table-cell office:value-type="string" calcext:value-type="string">
            <text:p>Bibliometric Analysis Of The Top 50 Cited Respiratory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86/1471-2458-13-541</text:p>
          </table:table-cell>
          <table:table-cell office:value-type="string" calcext:value-type="string">
            <text:p>Groneberg-Kloft, Beatrix; Klingelhoefer, Doris; Zitnik, Simona E; Scutaru, Cristian</text:p>
          </table:table-cell>
          <table:table-cell office:value-type="string" calcext:value-type="string">
            <text:p>Traffic Medicine–Related Research: A Scient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07-1897-3</text:p>
          </table:table-cell>
          <table:table-cell office:value-type="string" calcext:value-type="string">
            <text:p>Takeda, Yoshiyuki; Mae, Shiho; Kajikawa, Yuya; Matsushima, Katsumori</text:p>
          </table:table-cell>
          <table:table-cell office:value-type="string" calcext:value-type="string">
            <text:p>Nanobiotechnology As An Emerging Research Domain From Nanotechnology: A Bibliometric Approa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4338/aci-2013-07-ra-0055</text:p>
          </table:table-cell>
          <table:table-cell office:value-type="string" calcext:value-type="string">
            <text:p>Habibzadeh, P.</text:p>
          </table:table-cell>
          <table:table-cell office:value-type="string" calcext:value-type="string">
            <text:p>Decay Of References To Web Sites In Articles Published In General Medical Journals: Mainstream Vs Small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2-0766-x</text:p>
          </table:table-cell>
          <table:table-cell office:value-type="string" calcext:value-type="string">
            <text:p>Wang, Mingyang; Yu, Guang; An, Shuang; Yu, Daren</text:p>
          </table:table-cell>
          <table:table-cell office:value-type="string" calcext:value-type="string">
            <text:p>Discovery Of Factors Influencing Citation Impact Based On A Soft Fuzzy Rough Set Model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371/journal.pntd.0005046</text:p>
          </table:table-cell>
          <table:table-cell office:value-type="string" calcext:value-type="string">
            <text:p>Groneberg, David A.; Geier, Victoria; Klingelhöfer, Doris; Gerber, Alexander; Kuch, Ulrich; Kloft, Beatrix</text:p>
          </table:table-cell>
          <table:table-cell office:value-type="string" calcext:value-type="string">
            <text:p>Snakebite Envenoming – A Combined Density Equalizing Mapping And Scientometric Analysis Of The Publication Histo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2703</text:p>
          </table:table-cell>
          <table:table-cell office:value-type="string" calcext:value-type="string">
            <text:p>Schreiber, Michael</text:p>
          </table:table-cell>
          <table:table-cell office:value-type="string" calcext:value-type="string">
            <text:p>Inconsistencies Of Recently Proposed Citation Impact Indicators And How To Avoid Them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2788</text:p>
          </table:table-cell>
          <table:table-cell office:value-type="string" calcext:value-type="string">
            <text:p>Heneberg, Petr</text:p>
          </table:table-cell>
          <table:table-cell office:value-type="string" calcext:value-type="string">
            <text:p>Supposedly Uncited Articles Of Nobel Laureates And Fields Medalists Can Be Prevalently Attributed To The Errors Of Omission And Commiss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psychsport.2014.07.001</text:p>
          </table:table-cell>
          <table:table-cell office:value-type="string" calcext:value-type="string">
            <text:p>Gustafsson, Henrik; Hancock, David J.; Côté, Jean</text:p>
          </table:table-cell>
          <table:table-cell office:value-type="string" calcext:value-type="string">
            <text:p>Describing Citation Structures In Sport Burnout Literature: A Citation Network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369</text:p>
          </table:table-cell>
          <table:table-cell office:value-type="string" calcext:value-type="string">
            <text:p>Maflahi, Nabeil; Thelwall, Mike</text:p>
          </table:table-cell>
          <table:table-cell office:value-type="string" calcext:value-type="string">
            <text:p>When Are Readership Counts As Useful As Citation Counts? Scopus Versus Mendeley For Lis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oi.2015.01.006</text:p>
          </table:table-cell>
          <table:table-cell office:value-type="string" calcext:value-type="string">
            <text:p>Bornmann, Lutz, 0000-0003-0810-7091; Marx, Werner</text:p>
          </table:table-cell>
          <table:table-cell office:value-type="string" calcext:value-type="string">
            <text:p>Methods For The Generation Of Normalized Citation Impact Scores In Bibliometrics: Which Method Best Reflects The Judgements Of Experts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asoc.2015.03.027</text:p>
          </table:table-cell>
          <table:table-cell office:value-type="string" calcext:value-type="string">
            <text:p>Yu, Dejian; Shi, Shunshun</text:p>
          </table:table-cell>
          <table:table-cell office:value-type="string" calcext:value-type="string">
            <text:p>Researching The Development Of Atanassov Intuitionistic Fuzzy Set: Using A Citation Network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dent.2016.02.005</text:p>
          </table:table-cell>
          <table:table-cell office:value-type="string" calcext:value-type="string">
            <text:p>Hua, Fang; Sun, Heyuan; Walsh, Tanya; Worthington, Helen; Glenny, Anne-Marie</text:p>
          </table:table-cell>
          <table:table-cell office:value-type="string" calcext:value-type="string">
            <text:p>Open Access To Journal Articles In Dentistry: Prevalence And Citation Impac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80/17480930.2016.1138850</text:p>
          </table:table-cell>
          <table:table-cell office:value-type="string" calcext:value-type="string">
            <text:p>Nowrouzi, Behdin; Rojkova, Margarita; Casole, Jennifer; Nowrouzi-Kia, Behnam</text:p>
          </table:table-cell>
          <table:table-cell office:value-type="string" calcext:value-type="string">
            <text:p>A Bibliometric Review Of The Most Cited Literature Related To Mining Injur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open.201200029</text:p>
          </table:table-cell>
          <table:table-cell office:value-type="string" calcext:value-type="string">
            <text:p>Barth, Andreas; Marx, Werner</text:p>
          </table:table-cell>
          <table:table-cell office:value-type="string" calcext:value-type="string">
            <text:p>Stimulation Of Ideas Through Compound-Based Bibliometrics: Counting And Mapping Chemical Compounds For Analyzing Research Topics In Chemistry, Physics, And Materials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978-3-319-76081-0_9</text:p>
          </table:table-cell>
          <table:table-cell office:value-type="string" calcext:value-type="string">
            <text:p>Ishag, Musa Ibarhim M.; Ryu, Kwang Sun; Lee, Jong Yun; Ryu, Keun Ho</text:p>
          </table:table-cell>
          <table:table-cell office:value-type="string" calcext:value-type="string">
            <text:p>Event Detection In Twitter: Methodological Evaluation And Structural Analysis Of The Bibliometric Data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3-1217-z</text:p>
          </table:table-cell>
          <table:table-cell office:value-type="string" calcext:value-type="string">
            <text:p>Li, Jiang</text:p>
          </table:table-cell>
          <table:table-cell office:value-type="string" calcext:value-type="string">
            <text:p>Citation Curves Of “All-Elements-Sleeping-Beauties”: “Flash In The Pan” First And Then “Delayed Recognition”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3390/publications6010006</text:p>
          </table:table-cell>
          <table:table-cell office:value-type="string" calcext:value-type="string">
            <text:p>El Khaled, Dalia; Novas, Nuria; Gazquez, Jose-Antonio; Manzano-Agugliaro, Francisco, 0000-0002-0085-030X</text:p>
          </table:table-cell>
          <table:table-cell office:value-type="string" calcext:value-type="string">
            <text:p>Dielectric And Bioimpedance Research Studies: A Scientometric Approach Using The Scopus Databas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0551-010-0539-5</text:p>
          </table:table-cell>
          <table:table-cell office:value-type="string" calcext:value-type="string">
            <text:p>Talukdar, Debabrata</text:p>
          </table:table-cell>
          <table:table-cell office:value-type="string" calcext:value-type="string">
            <text:p>Patterns Of Research Productivity In The Business Ethics Literature: Insights From Analyses Of Bibliometric Distribu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3989/redc.2014.1.1114</text:p>
          </table:table-cell>
          <table:table-cell office:value-type="string" calcext:value-type="string">
            <text:p>Torres-Salinas, Daniel; Martín-Martín, Alberto; Fuente-Gutiérrez, Enrique</text:p>
          </table:table-cell>
          <table:table-cell office:value-type="string" calcext:value-type="string">
            <text:p>Analysis Of The Coverage Of The Data Citation Index – Thomson Reuters: Disciplines, Document Types And Repositor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907676x.2015.1010550</text:p>
          </table:table-cell>
          <table:table-cell office:value-type="string" calcext:value-type="string">
            <text:p>Martínez-Gómez, Aída</text:p>
          </table:table-cell>
          <table:table-cell office:value-type="string" calcext:value-type="string">
            <text:p>Bibliometrics As A Tool To Map Uncharted Territory: A Study On Non-Professional Interpret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2652-017-0497-1</text:p>
          </table:table-cell>
          <table:table-cell office:value-type="string" calcext:value-type="string">
            <text:p>Dai, Tao; Zhu, Li; Cai, Xiaoyan; Pan, Shirui; Yuan, Sheng</text:p>
          </table:table-cell>
          <table:table-cell office:value-type="string" calcext:value-type="string">
            <text:p>Explore Semantic Topics And Author Communities For Citation Recommendation In Bipartite Bibliographic Networ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7/s00414-010-0538-1</text:p>
          </table:table-cell>
          <table:table-cell office:value-type="string" calcext:value-type="string">
            <text:p>Ferrara, Santo Davide; Bajanowski, Thomas; Cecchi, Rossana; Boscolo-Berto, Rafael; Viel, Guido</text:p>
          </table:table-cell>
          <table:table-cell office:value-type="string" calcext:value-type="string">
            <text:p>Bio-Medicolegal Scientific Research In Europe: A Comprehensive Bibliometric Overvie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40822-016-0054-9</text:p>
          </table:table-cell>
          <table:table-cell office:value-type="string" calcext:value-type="string">
            <text:p>Olczyk, Magdalena</text:p>
          </table:table-cell>
          <table:table-cell office:value-type="string" calcext:value-type="string">
            <text:p>A Systematic Retrieval Of International Competitiveness Literature: A Bibliometric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1-0421-y</text:p>
          </table:table-cell>
          <table:table-cell office:value-type="string" calcext:value-type="string">
            <text:p>Halkos, George Emm; Tzeremes, Nickolaos G.</text:p>
          </table:table-cell>
          <table:table-cell office:value-type="string" calcext:value-type="string">
            <text:p>Measuring Economic Journals’ Citation Efficiency: A Data Envelopment Analysis Approa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145/3034786.3056123</text:p>
          </table:table-cell>
          <table:table-cell office:value-type="string" calcext:value-type="string">
            <text:p>Davidson, Susan B.; Buneman, Peter; Deutch, Daniel; Milo, Tova; Silvello, Gianmaria</text:p>
          </table:table-cell>
          <table:table-cell office:value-type="string" calcext:value-type="string">
            <text:p>Data 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365-015-0356-5</text:p>
          </table:table-cell>
          <table:table-cell office:value-type="string" calcext:value-type="string">
            <text:p>Liñán, Francisco; Fayolle, Alain</text:p>
          </table:table-cell>
          <table:table-cell office:value-type="string" calcext:value-type="string">
            <text:p>A Systematic Literature Review On Entrepreneurial Intentions: Citation, Thematic Analyses, And Research Agend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.1007/s11192-016-2178-9</text:p>
          </table:table-cell>
          <table:table-cell office:value-type="string" calcext:value-type="string">
            <text:p>Teixeira Da Silva, Jaime A.; Bornemann-Cimenti, Helmar</text:p>
          </table:table-cell>
          <table:table-cell office:value-type="string" calcext:value-type="string">
            <text:p>Why Do Some Retracted Papers Continue To Be Cited?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1177/0165551508098603</text:p>
          </table:table-cell>
          <table:table-cell office:value-type="string" calcext:value-type="string">
            <text:p>López-Illescas, Carmen; De Moya Anegón, Félix; Moed, Henk F.</text:p>
          </table:table-cell>
          <table:table-cell office:value-type="string" calcext:value-type="string">
            <text:p>Comparing Bibliometric Country-By-Country Rankings Derived From The Web Of Science And Scopus: The Effect Of Poorly Cited Journals In Onc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126/science.144.3619.649</text:p>
          </table:table-cell>
          <table:table-cell office:value-type="string" calcext:value-type="string">
            <text:p>Garfield, E.</text:p>
          </table:table-cell>
          <table:table-cell office:value-type="string" calcext:value-type="string">
            <text:p>"Science Citation Index"--A New Dimension In Index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oi.2011.11.005</text:p>
          </table:table-cell>
          <table:table-cell office:value-type="string" calcext:value-type="string">
            <text:p>Abramo, Giovanni; Cicero, Tindaro; D’Angelo, Ciriaco Andrea</text:p>
          </table:table-cell>
          <table:table-cell office:value-type="string" calcext:value-type="string">
            <text:p>A Sensitivity Analysis Of Research Institutions’ Productivity Rankings To The Time Of Citation Observ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00799-016-0175-5</text:p>
          </table:table-cell>
          <table:table-cell office:value-type="string" calcext:value-type="string">
            <text:p>Harrison, Kathryn A.; Wright, Daniel G.; Trembath, Philip</text:p>
          </table:table-cell>
          <table:table-cell office:value-type="string" calcext:value-type="string">
            <text:p>Implementation Of A Workflow For Publishing Citeable Environmental Data: Successes, Challenges And Opportunities From A Data Centre Perspectiv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3152/095820208x319166</text:p>
          </table:table-cell>
          <table:table-cell office:value-type="string" calcext:value-type="string">
            <text:p>Bornmann, Lutz; Wallon, Gerlind; Ledin, Anna</text:p>
          </table:table-cell>
          <table:table-cell office:value-type="string" calcext:value-type="string">
            <text:p>Is The &lt;I&gt;H&lt;/I&gt; Index Related To (Standard) Bibliometric Measures And To The Assessments By Peers? An Investigation Of The &lt;I&gt;H&lt;/I&gt; Index By Using Molecular Life Sciences Data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engtecman.2013.07.002</text:p>
          </table:table-cell>
          <table:table-cell office:value-type="string" calcext:value-type="string">
            <text:p>Fujita, Katsuhide; Kajikawa, Yuya; Mori, Junichiro; Sakata, Ichiro</text:p>
          </table:table-cell>
          <table:table-cell office:value-type="string" calcext:value-type="string">
            <text:p>Detecting Research Fronts Using Different Types Of Weighted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2-0715-8</text:p>
          </table:table-cell>
          <table:table-cell office:value-type="string" calcext:value-type="string">
            <text:p>Wu, Jiang</text:p>
          </table:table-cell>
          <table:table-cell office:value-type="string" calcext:value-type="string">
            <text:p>Geographical Knowledge Diffusion And Spatial Diversity Citation Ran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radi.2011.10.044</text:p>
          </table:table-cell>
          <table:table-cell office:value-type="string" calcext:value-type="string">
            <text:p>Nightingale, Julie M.; Marshall, Gill</text:p>
          </table:table-cell>
          <table:table-cell office:value-type="string" calcext:value-type="string">
            <text:p>Citation Analysis As A Measure Of Article Quality, Journal Influence And Individual Researcher Performanc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080/09737766.2015.1027099</text:p>
          </table:table-cell>
          <table:table-cell office:value-type="string" calcext:value-type="string">
            <text:p>Garfield, Eugene; Pudovkin, Alexander</text:p>
          </table:table-cell>
          <table:table-cell office:value-type="string" calcext:value-type="string">
            <text:p>Journal Impact Factor Strongly Correlates With The Citedness Of The Median Journal Pap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23/b:scie.0000027313.91401.9b</text:p>
          </table:table-cell>
          <table:table-cell office:value-type="string" calcext:value-type="string">
            <text:p>White, Howard D.</text:p>
          </table:table-cell>
          <table:table-cell office:value-type="string" calcext:value-type="string">
            <text:p>Reward, Persuasion, And The Sokal Hoax: A Study In Citation Identit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energy.2004.04.058</text:p>
          </table:table-cell>
          <table:table-cell office:value-type="string" calcext:value-type="string">
            <text:p>Kostoff, R; Tshiteya, R; Pfeil, K; Humenik, J; Karypis, G</text:p>
          </table:table-cell>
          <table:table-cell office:value-type="string" calcext:value-type="string">
            <text:p>Power Source Roadmaps Using Bibliometrics And Database Tomograph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503/cmaj.1031879</text:p>
          </table:table-cell>
          <table:table-cell office:value-type="string" calcext:value-type="string">
            <text:p>Gami, A. S.</text:p>
          </table:table-cell>
          <table:table-cell office:value-type="string" calcext:value-type="string">
            <text:p>Author Self-Citation In The Diabetes Liter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6-0006-3</text:p>
          </table:table-cell>
          <table:table-cell office:value-type="string" calcext:value-type="string">
            <text:p>Thijs, Bart; Glänzel, Wolfgang</text:p>
          </table:table-cell>
          <table:table-cell office:value-type="string" calcext:value-type="string">
            <text:p>The Influence Of Author Self-Citations On Bibliometric Meso-Indicators. The Case Of European Universit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foot.2013.11.003</text:p>
          </table:table-cell>
          <table:table-cell office:value-type="string" calcext:value-type="string">
            <text:p>Bayley, M.; Brooks, F.; Tong, A.; Hariharan, K.</text:p>
          </table:table-cell>
          <table:table-cell office:value-type="string" calcext:value-type="string">
            <text:p>The 100 Most Cited Papers In Foot And Ankle Surge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5812/hepatmon.8467</text:p>
          </table:table-cell>
          <table:table-cell office:value-type="string" calcext:value-type="string">
            <text:p>Karimi Elizee, Pegah; Karimzadeh Ghassab, Romina; Raoofi, Azam; Miri, Seyyed Mohammad</text:p>
          </table:table-cell>
          <table:table-cell office:value-type="string" calcext:value-type="string">
            <text:p>The More Publication, The Higher Impact Factor: Citation Analysis Of Top Nine Gastroenterology And Hepatology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214/15-aoas896</text:p>
          </table:table-cell>
          <table:table-cell office:value-type="string" calcext:value-type="string">
            <text:p>Ji, Pengsheng; Jin, Jiashun</text:p>
          </table:table-cell>
          <table:table-cell office:value-type="string" calcext:value-type="string">
            <text:p>Coauthorship And Citation Networks For Statisticia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02/asi.21059</text:p>
          </table:table-cell>
          <table:table-cell office:value-type="string" calcext:value-type="string">
            <text:p>Marchant, Thierry</text:p>
          </table:table-cell>
          <table:table-cell office:value-type="string" calcext:value-type="string">
            <text:p>Score-Based Bibliometric Rankings Of Auth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515/libr.2006.145</text:p>
          </table:table-cell>
          <table:table-cell office:value-type="string" calcext:value-type="string">
            <text:p>Zhang, Yanjun</text:p>
          </table:table-cell>
          <table:table-cell office:value-type="string" calcext:value-type="string">
            <text:p>The Effect Of Open Access On Citation Impact: A Comparison Study Based On Web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4-1387-3</text:p>
          </table:table-cell>
          <table:table-cell office:value-type="string" calcext:value-type="string">
            <text:p>García-Romero, Antonio; Estrada-Lorenzo, José Manuel</text:p>
          </table:table-cell>
          <table:table-cell office:value-type="string" calcext:value-type="string">
            <text:p>A Bibliometric Analysis Of Plagiarism And Self-Plagiarism Through Déjà Vu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16/j.bbrc.2009.07.091</text:p>
          </table:table-cell>
          <table:table-cell office:value-type="string" calcext:value-type="string">
            <text:p>Dodson, M.V.</text:p>
          </table:table-cell>
          <table:table-cell office:value-type="string" calcext:value-type="string">
            <text:p>Citation Analysis: Maintenance Of H-Index And Use Of E-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6/589836</text:p>
          </table:table-cell>
          <table:table-cell office:value-type="string" calcext:value-type="string">
            <text:p>Dietrich, J. P.</text:p>
          </table:table-cell>
          <table:table-cell office:value-type="string" calcext:value-type="string">
            <text:p>Disentangling Visibility And Self-Promotion Bias In The Arxiv:Astro-Ph Positional Citation Effec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26/science.178.4059.368</text:p>
          </table:table-cell>
          <table:table-cell office:value-type="string" calcext:value-type="string">
            <text:p>Cole, J. R.; Cole, S.</text:p>
          </table:table-cell>
          <table:table-cell office:value-type="string" calcext:value-type="string">
            <text:p>The Ortega Hypothesis: Citation Analysis Suggests That Only A Few Scientists Contribute To Scientific Progres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4-1388-2</text:p>
          </table:table-cell>
          <table:table-cell office:value-type="string" calcext:value-type="string">
            <text:p>Wang, Jieyong; Liu, Zhigao</text:p>
          </table:table-cell>
          <table:table-cell office:value-type="string" calcext:value-type="string">
            <text:p>A Bibliometric Analysis On Rural Studies In Human Geography And Related Disciplin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0016-006-9019-x</text:p>
          </table:table-cell>
          <table:table-cell office:value-type="string" calcext:value-type="string">
            <text:p>Klein, Steven; Hage, J. Joris</text:p>
          </table:table-cell>
          <table:table-cell office:value-type="string" calcext:value-type="string">
            <text:p>Measurement, Calculation, And Normal Range Of The Ankle-Arm Index: A Bibliometric Analysis And Recommendation For Standardiz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209/0295-5075/78/30002</text:p>
          </table:table-cell>
          <table:table-cell office:value-type="string" calcext:value-type="string">
            <text:p>Schreiber, M</text:p>
          </table:table-cell>
          <table:table-cell office:value-type="string" calcext:value-type="string">
            <text:p>Self-Citation Corrections For The Hirsch 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0-0180-1</text:p>
          </table:table-cell>
          <table:table-cell office:value-type="string" calcext:value-type="string">
            <text:p>Zhang, Lin; Janssens, Frizo; Liang, Liming; Glänzel, Wolfgang</text:p>
          </table:table-cell>
          <table:table-cell office:value-type="string" calcext:value-type="string">
            <text:p>Journal Cross-Citation Analysis For Validation And Improvement Of Journal-Based Subject Classification In Bibliometric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459261</text:p>
          </table:table-cell>
          <table:table-cell office:value-type="string" calcext:value-type="string">
            <text:p>Rousseau, Sandra; Rousseau, R.</text:p>
          </table:table-cell>
          <table:table-cell office:value-type="string" calcext:value-type="string">
            <text:p>Data Envelopment Analysis As A Tool For Constructing Scientometric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1/jama.287.21.2847</text:p>
          </table:table-cell>
          <table:table-cell office:value-type="string" calcext:value-type="string">
            <text:p>Callaham, Michael</text:p>
          </table:table-cell>
          <table:table-cell office:value-type="string" calcext:value-type="string">
            <text:p>Journal Prestige, Publication Bias, And Other Characteristics Associated With Citation Of Published Studies In Peer-Reviewed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6-1857-x</text:p>
          </table:table-cell>
          <table:table-cell office:value-type="string" calcext:value-type="string">
            <text:p>Zhao, Yuehua; Zhao, Rongying</text:p>
          </table:table-cell>
          <table:table-cell office:value-type="string" calcext:value-type="string">
            <text:p>An Evolutionary Analysis Of Collaboration Networks In Scientometric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10.1177/030631295025003003</text:p>
          </table:table-cell>
          <table:table-cell office:value-type="string" calcext:value-type="string">
            <text:p>Shadish, William R.; Tolliver, Donna; Gray, Maria; Sen Gupta, Sunil K.</text:p>
          </table:table-cell>
          <table:table-cell office:value-type="string" calcext:value-type="string">
            <text:p>Author Judgements About Works They Cite: Three Studies From Psychology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2-0662-4</text:p>
          </table:table-cell>
          <table:table-cell office:value-type="string" calcext:value-type="string">
            <text:p>Ramos, Marcelo Alves; Melo, Joabe Gomes; Albuquerque, Ulysses Paulino</text:p>
          </table:table-cell>
          <table:table-cell office:value-type="string" calcext:value-type="string">
            <text:p>Citation Behavior In Popular Scientific Papers: What Is Behind Obscure Citations? The Case Of Ethnobotan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.1007/s11356-016-8130-y</text:p>
          </table:table-cell>
          <table:table-cell office:value-type="string" calcext:value-type="string">
            <text:p>Yang, Beibei; Huang, Kai; Sun, Dezhi; Zhang, Yue</text:p>
          </table:table-cell>
          <table:table-cell office:value-type="string" calcext:value-type="string">
            <text:p>Mapping The Scientific Research On Non-Point Source Pollution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3-1210-6</text:p>
          </table:table-cell>
          <table:table-cell office:value-type="string" calcext:value-type="string">
            <text:p>Teodorescu, Daniel; Andrei, Tudorel</text:p>
          </table:table-cell>
          <table:table-cell office:value-type="string" calcext:value-type="string">
            <text:p>An Examination Of “Citation Circles” For Social Sciences Journals In Eastern European Countr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(sici)1097-4571(198911)40:6&lt;379::aid-asi1&gt;3.0.co;2-q</text:p>
          </table:table-cell>
          <table:table-cell office:value-type="string" calcext:value-type="string">
            <text:p>Nicholls, Paul Travis</text:p>
          </table:table-cell>
          <table:table-cell office:value-type="string" calcext:value-type="string">
            <text:p>Bibliometric Modeling Processes And The Empirical Validity Of Lotka'S La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nlw-03-2015-0017</text:p>
          </table:table-cell>
          <table:table-cell office:value-type="string" calcext:value-type="string">
            <text:p>Shrivastava, Rishabh; Mahajan, Preeti</text:p>
          </table:table-cell>
          <table:table-cell office:value-type="string" calcext:value-type="string">
            <text:p>Relationship Amongst Researchgate Altmetric Indicators And Scopus Bibliometric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0743</text:p>
          </table:table-cell>
          <table:table-cell office:value-type="string" calcext:value-type="string">
            <text:p>Leydesdorff, Loet</text:p>
          </table:table-cell>
          <table:table-cell office:value-type="string" calcext:value-type="string">
            <text:p>Caveats For The Use Of Citation Indicators In Research And Journal Evalu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7717/peerj-cs.86</text:p>
          </table:table-cell>
          <table:table-cell office:value-type="string" calcext:value-type="string">
            <text:p>Smith, Arfon M., 0000-0002-3957-2474; Katz, Daniel S., 0000-0001-5934-7525; Niemeyer, Kyle E., 0000-0003-4425-7097</text:p>
          </table:table-cell>
          <table:table-cell office:value-type="string" calcext:value-type="string">
            <text:p>Software Citation Principl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.1371/journal.pone.0005910</text:p>
          </table:table-cell>
          <table:table-cell office:value-type="string" calcext:value-type="string">
            <text:p>Allen, Liz; Jones, Ceri; Dolby, Kevin; Lynn, David; Walport, Mark</text:p>
          </table:table-cell>
          <table:table-cell office:value-type="string" calcext:value-type="string">
            <text:p>Looking For Landmarks: The Role Of Expert Review And Bibliometric Analysis In Evaluating Scientific Publication Outpu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177/1049731515624966</text:p>
          </table:table-cell>
          <table:table-cell office:value-type="string" calcext:value-type="string">
            <text:p>Perron, Brian E.; Victor, Bryan G.; Hodge, David R.; Salas-Wright, Christopher P.; Vaughn, Michael G.; Taylor, Robert Joseph</text:p>
          </table:table-cell>
          <table:table-cell office:value-type="string" calcext:value-type="string">
            <text:p>Laying The Foundations For Scientometric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05-0218-y</text:p>
          </table:table-cell>
          <table:table-cell office:value-type="string" calcext:value-type="string">
            <text:p>Zitt, Michel; Ramanana-Rahary, Suzy; Bassecoulard, Elise</text:p>
          </table:table-cell>
          <table:table-cell office:value-type="string" calcext:value-type="string">
            <text:p>Relativity Of Citation Performance And Excellence Measures: From Cross-Field To Cross-Scale Effects Of Field-Normalis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77/0042098015573455</text:p>
          </table:table-cell>
          <table:table-cell office:value-type="string" calcext:value-type="string">
            <text:p>Van Meeteren, Michiel; Poorthuis, Ate; Derudder, Ben; Witlox, Frank</text:p>
          </table:table-cell>
          <table:table-cell office:value-type="string" calcext:value-type="string">
            <text:p>Pacifying Babel’S Tower: A Scientometric Analysis Of Polycentricity In Urban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07/bf02093488</text:p>
          </table:table-cell>
          <table:table-cell office:value-type="string" calcext:value-type="string">
            <text:p>Korevaar, J. C.</text:p>
          </table:table-cell>
          <table:table-cell office:value-type="string" calcext:value-type="string">
            <text:p>Validation Of Bibliometric Indicators In The Field Of Mathemat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86/s41073-016-0008-5</text:p>
          </table:table-cell>
          <table:table-cell office:value-type="string" calcext:value-type="string">
            <text:p>Van Der Vet, Paul E.; Nijveen, Harm</text:p>
          </table:table-cell>
          <table:table-cell office:value-type="string" calcext:value-type="string">
            <text:p>Propagation Of Errors In Citation Networks: A Study Involving The Entire Citation Network Of A Widely Cited Paper Published In, And Later Retracted From, The Journal N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3267</text:p>
          </table:table-cell>
          <table:table-cell office:value-type="string" calcext:value-type="string">
            <text:p>Zuccala, Alesia; Guns, Raf, 0000-0003-3129-0330; Cornacchia, Roberto; Bod, Rens</text:p>
          </table:table-cell>
          <table:table-cell office:value-type="string" calcext:value-type="string">
            <text:p>Can We Rank Scholarly Book Publishers? A Bibliometric Experiment With The Field Of Histo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4-1233-7</text:p>
          </table:table-cell>
          <table:table-cell office:value-type="string" calcext:value-type="string">
            <text:p>Liu, Shengbo; Chen, Chaomei; Ding, Kun; Wang, Bo; Xu, Kan; Lin, Yuan</text:p>
          </table:table-cell>
          <table:table-cell office:value-type="string" calcext:value-type="string">
            <text:p>Literature Retrieval Based On Citation Contex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0789</text:p>
          </table:table-cell>
          <table:table-cell office:value-type="string" calcext:value-type="string">
            <text:p>Harwood, Nigel</text:p>
          </table:table-cell>
          <table:table-cell office:value-type="string" calcext:value-type="string">
            <text:p>Citers' Use Of Citees' Names: Findings From A Qualitative Interview-Based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11/puar.12737</text:p>
          </table:table-cell>
          <table:table-cell office:value-type="string" calcext:value-type="string">
            <text:p>Ni, Chaoqun; Sugimoto, Cassidy R.; Robbin, Alice</text:p>
          </table:table-cell>
          <table:table-cell office:value-type="string" calcext:value-type="string">
            <text:p>Examining The Evolution Of The Field Of Public Administration Through A Bibliometric Analysis Of Public Administration Review</text:p>
            <text:p>                    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3390/f7010017</text:p>
          </table:table-cell>
          <table:table-cell office:value-type="string" calcext:value-type="string">
            <text:p>Pautasso, Marco</text:p>
          </table:table-cell>
          <table:table-cell office:value-type="string" calcext:value-type="string">
            <text:p>Scientometrics Of Forest Health And Tree Diseases: An Overvie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8653/v1/d15-1045</text:p>
          </table:table-cell>
          <table:table-cell office:value-type="string" calcext:value-type="string">
            <text:p>Cohan, Arman; Goharian, Nazli</text:p>
          </table:table-cell>
          <table:table-cell office:value-type="string" calcext:value-type="string">
            <text:p>Scientific Article Summarization Using Citation-Context And Article'S Discourse Structur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.1108/00242530610706789</text:p>
          </table:table-cell>
          <table:table-cell office:value-type="string" calcext:value-type="string">
            <text:p>Maharana, Bulu; Nayak, Kalpana; Sahu, N.K.</text:p>
          </table:table-cell>
          <table:table-cell office:value-type="string" calcext:value-type="string">
            <text:p>Scholarly Use Of Web Resources In Lis Research: A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016/j.jecm.2014.06.001</text:p>
          </table:table-cell>
          <table:table-cell office:value-type="string" calcext:value-type="string">
            <text:p>López-Muñoz, Francisco; Shen, Winston W.; Shinfuku, Naotaka; Pae, Chi-Un; Castle, David J.; Chung, Albert K.; Sim, Kang; Álamo, Cecilio</text:p>
          </table:table-cell>
          <table:table-cell office:value-type="string" calcext:value-type="string">
            <text:p>A Bibliometric Study On Second-Generation Antipsychotic Drugs In The Asia–Pacific Reg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645/4.2.1483</text:p>
          </table:table-cell>
          <table:table-cell office:value-type="string" calcext:value-type="string">
            <text:p>Gadd, Elizabeth; Baldwin, Andrew; Norris, Michael</text:p>
          </table:table-cell>
          <table:table-cell office:value-type="string" calcext:value-type="string">
            <text:p>The Citation Behaviour Of Civil Engineering Stude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111/j.1445-5994.2010.02247.x</text:p>
          </table:table-cell>
          <table:table-cell office:value-type="string" calcext:value-type="string">
            <text:p>Falagas, M. E.; Kouranos, V. D.; Michalopoulos, A.; Rodopoulou, S. P.; Batsiou, M. A.; Karageorgopoulos, D. E.</text:p>
          </table:table-cell>
          <table:table-cell office:value-type="string" calcext:value-type="string">
            <text:p>Original Article: Comparison Of The Distribution Of Citations Received By Articles Published In High, Moderate, And Low Impact Factor Journals In Clinical Medicin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38/3639</text:p>
          </table:table-cell>
          <table:table-cell/>
          <table:table-cell office:value-type="string" calcext:value-type="string">
            <text:p>Citation Data: The Wrong Impact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11/j.1365-2354.2010.01178.x</text:p>
          </table:table-cell>
          <table:table-cell office:value-type="string" calcext:value-type="string">
            <text:p>O'Connor, S.J.</text:p>
          </table:table-cell>
          <table:table-cell office:value-type="string" calcext:value-type="string">
            <text:p>Citations, Impact Factors And Shady Publication Practices: How Should The Lasting Clinical And Social Value Of Research Really Be Measured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389/fphy.2016.00049</text:p>
          </table:table-cell>
          <table:table-cell office:value-type="string" calcext:value-type="string">
            <text:p>Fister, Iztok; Fister, Iztok; Perc, Matjaž</text:p>
          </table:table-cell>
          <table:table-cell office:value-type="string" calcext:value-type="string">
            <text:p>Toward The Discovery Of Citation Cartels In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oi.2010.08.002</text:p>
          </table:table-cell>
          <table:table-cell office:value-type="string" calcext:value-type="string">
            <text:p>Albarrán, Pedro; Ortuño, Ignacio; Ruiz-Castillo, Javier</text:p>
          </table:table-cell>
          <table:table-cell office:value-type="string" calcext:value-type="string">
            <text:p>The Measurement Of Low- And High-Impact In Citation Distributions: Technical Resul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0-0177-9</text:p>
          </table:table-cell>
          <table:table-cell office:value-type="string" calcext:value-type="string">
            <text:p>Laurens, Patricia; Zitt, Michel; Bassecoulard, Elise</text:p>
          </table:table-cell>
          <table:table-cell office:value-type="string" calcext:value-type="string">
            <text:p>Delineation Of The Genomics Field By Hybrid Citation-Lexical Methods: Interaction With Experts And Validation Proces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353/pla.2003.0005</text:p>
          </table:table-cell>
          <table:table-cell office:value-type="string" calcext:value-type="string">
            <text:p>Davis, Philip M.</text:p>
          </table:table-cell>
          <table:table-cell office:value-type="string" calcext:value-type="string">
            <text:p>Effect Of The Web On Undergraduate Citation Behavior: Guiding Student Scholarship In A Networked Ag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oi.2009.03.005</text:p>
          </table:table-cell>
          <table:table-cell office:value-type="string" calcext:value-type="string">
            <text:p>Frenken, Koen; Hardeman, Sjoerd; Hoekman, Jarno</text:p>
          </table:table-cell>
          <table:table-cell office:value-type="string" calcext:value-type="string">
            <text:p>Spatial Scientometrics: Towards A Cumulative Research Program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1-0386-x</text:p>
          </table:table-cell>
          <table:table-cell office:value-type="string" calcext:value-type="string">
            <text:p>Lv, Peng Hui; Wang, Gui-Fang; Wan, Yong; Liu, Jia; Liu, Qing; Ma, Fei-Cheng</text:p>
          </table:table-cell>
          <table:table-cell office:value-type="string" calcext:value-type="string">
            <text:p>Bibliometric Trend Analysis On Global Graphene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16/j.joi.2010.01.001</text:p>
          </table:table-cell>
          <table:table-cell office:value-type="string" calcext:value-type="string">
            <text:p>Chen, P.; Redner, S.</text:p>
          </table:table-cell>
          <table:table-cell office:value-type="string" calcext:value-type="string">
            <text:p>Community Structure Of The Physical Review Citation Networ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2/asi.1181</text:p>
          </table:table-cell>
          <table:table-cell office:value-type="string" calcext:value-type="string">
            <text:p>Kostoff, Ronald N.; Del Río, J. Antonio; Humenik, James A.; García, Esther Ofilia; Ramírez, Ana María</text:p>
          </table:table-cell>
          <table:table-cell office:value-type="string" calcext:value-type="string">
            <text:p>Citation Mining: Integrating Text Mining And Bibliometrics For Research User Profil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5334/jors.be</text:p>
          </table:table-cell>
          <table:table-cell/>
          <table:table-cell office:value-type="string" calcext:value-type="string">
            <text:p>Transitive Credit As A Means To Address Social And Technological Concerns Stemming From Citation And Attribution Of Digital Produc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4-1476-3</text:p>
          </table:table-cell>
          <table:table-cell office:value-type="string" calcext:value-type="string">
            <text:p>Havemann, Frank; Larsen, Birger</text:p>
          </table:table-cell>
          <table:table-cell office:value-type="string" calcext:value-type="string">
            <text:p>Bibliometric Indicators Of Young Authors In Astrophysics: Can Later Stars Be Predicted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0.10.007</text:p>
          </table:table-cell>
          <table:table-cell office:value-type="string" calcext:value-type="string">
            <text:p>Chen, Kaihua; Guan, Jiancheng</text:p>
          </table:table-cell>
          <table:table-cell office:value-type="string" calcext:value-type="string">
            <text:p>A Bibliometric Investigation Of Research Performance In Emerging Nanobiopharmaceutic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86/1476-069x-10-96</text:p>
          </table:table-cell>
          <table:table-cell office:value-type="string" calcext:value-type="string">
            <text:p>Grandjean, Philippe; Eriksen, Mette L; Ellegaard, Ole; Wallin, Johan A</text:p>
          </table:table-cell>
          <table:table-cell office:value-type="string" calcext:value-type="string">
            <text:p>The Matthew Effect In Environmental Science Publication: A Bibliometric Analysis Of Chemical Substances In Journal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37/0003-066x.39.1.75</text:p>
          </table:table-cell>
          <table:table-cell office:value-type="string" calcext:value-type="string">
            <text:p>Christensen-Szalanski, Jay J. J.; Beach, Lee Roy</text:p>
          </table:table-cell>
          <table:table-cell office:value-type="string" calcext:value-type="string">
            <text:p>The Citation Bias: Fad And Fashion In The Judgment And Decision Literature.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7-2266-5</text:p>
          </table:table-cell>
          <table:table-cell office:value-type="string" calcext:value-type="string">
            <text:p>Li, Xuerong; Qiao, Han; Wang, Shouyang</text:p>
          </table:table-cell>
          <table:table-cell office:value-type="string" calcext:value-type="string">
            <text:p>Exploring Evolution And Emerging Trends In Business Model Study: A Co-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1-0367-0</text:p>
          </table:table-cell>
          <table:table-cell office:value-type="string" calcext:value-type="string">
            <text:p>Prathap, Gangan</text:p>
          </table:table-cell>
          <table:table-cell office:value-type="string" calcext:value-type="string">
            <text:p>The Energy–Exergy–Entropy (Or Eee) Sequences In Bibliometric Assess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371/journal.pone.0000005</text:p>
          </table:table-cell>
          <table:table-cell office:value-type="string" calcext:value-type="string">
            <text:p>Ioannidis, John P. A.</text:p>
          </table:table-cell>
          <table:table-cell office:value-type="string" calcext:value-type="string">
            <text:p>Concentration Of The Most-Cited Papers In The Scientific Literature: Analysis Of Journal Ecosystem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978-3-319-67642-5_47</text:p>
          </table:table-cell>
          <table:table-cell office:value-type="string" calcext:value-type="string">
            <text:p>Lewoniewski, Włodzimierz; Węcel, Krzysztof; Abramowicz, Witold</text:p>
          </table:table-cell>
          <table:table-cell office:value-type="string" calcext:value-type="string">
            <text:p>Analysis Of References Across Wikipedia Languag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080/15228959.2011.621856</text:p>
          </table:table-cell>
          <table:table-cell office:value-type="string" calcext:value-type="string">
            <text:p>Ward, David; Phetteplace, Eric</text:p>
          </table:table-cell>
          <table:table-cell office:value-type="string" calcext:value-type="string">
            <text:p>Staffing By Design: A Methodology For Staffing Refer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7/s11192-011-0485-8</text:p>
          </table:table-cell>
          <table:table-cell office:value-type="string" calcext:value-type="string">
            <text:p>Gómez-Núñez, Antonio J.; Vargas-Quesada, Benjamín; De Moya-Anegón, Félix; Glänzel, Wolfgang</text:p>
          </table:table-cell>
          <table:table-cell office:value-type="string" calcext:value-type="string">
            <text:p>Improving Scimago Journal &amp; Country Rank (Sjr) Subject Classification Through Reference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bpmj-05-2015-0060</text:p>
          </table:table-cell>
          <table:table-cell office:value-type="string" calcext:value-type="string">
            <text:p>Kilubi, Irene</text:p>
          </table:table-cell>
          <table:table-cell office:value-type="string" calcext:value-type="string">
            <text:p>Investigating Current Paradigms In Supply Chain Risk Management – A Bibliometric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cities.2012.06.012</text:p>
          </table:table-cell>
          <table:table-cell office:value-type="string" calcext:value-type="string">
            <text:p>Kamalski, Judith; Kirby, Andrew</text:p>
          </table:table-cell>
          <table:table-cell office:value-type="string" calcext:value-type="string">
            <text:p>Bibliometrics And Urban Knowledge Transf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2139/ssrn.2391692</text:p>
          </table:table-cell>
          <table:table-cell office:value-type="string" calcext:value-type="string">
            <text:p>Mueller-Langer, Frank; Watt, Richard</text:p>
          </table:table-cell>
          <table:table-cell office:value-type="string" calcext:value-type="string">
            <text:p>The Hybrid Open Access Citation Advantage: How Many More Cites Is A $3,000 Fee Buying You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ecolecon.2010.11.016</text:p>
          </table:table-cell>
          <table:table-cell office:value-type="string" calcext:value-type="string">
            <text:p>Castro E Silva, Manuela; Teixeira, Aurora A.C.</text:p>
          </table:table-cell>
          <table:table-cell office:value-type="string" calcext:value-type="string">
            <text:p>A Bibliometric Account Of The Evolution Of Ee In The Last Two Decad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08/lht-06-2017-0132</text:p>
          </table:table-cell>
          <table:table-cell office:value-type="string" calcext:value-type="string">
            <text:p>Fang, Debin; Yang, Haixia; Gao, Baojun; Li, Xiaojun</text:p>
          </table:table-cell>
          <table:table-cell office:value-type="string" calcext:value-type="string">
            <text:p>Discovering Research Topics From Library Electronic References Using Latent Dirichlet Alloc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1304</text:p>
          </table:table-cell>
          <table:table-cell office:value-type="string" calcext:value-type="string">
            <text:p>Luyt, Brendan; Tan, Daniel</text:p>
          </table:table-cell>
          <table:table-cell office:value-type="string" calcext:value-type="string">
            <text:p>Improving Wikipedia'S Credibility: References And Citations In A Sample Of History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80/1941126x.2012.684333</text:p>
          </table:table-cell>
          <table:table-cell office:value-type="string" calcext:value-type="string">
            <text:p>Lamothe, Alain R.</text:p>
          </table:table-cell>
          <table:table-cell office:value-type="string" calcext:value-type="string">
            <text:p>Comparing Usage Patterns Recorded Between An Electronic Reference And An Electronic Monograph Collection: The Differences In Searches And Full-Text Content Viewing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16555150102700101</text:p>
          </table:table-cell>
          <table:table-cell office:value-type="string" calcext:value-type="string">
            <text:p>Cronin, Blaise</text:p>
          </table:table-cell>
          <table:table-cell office:value-type="string" calcext:value-type="string">
            <text:p>Bibliometrics And Beyond: Some Thoughts On Web-Based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00907321011045025</text:p>
          </table:table-cell>
          <table:table-cell office:value-type="string" calcext:value-type="string">
            <text:p>Faye Cohen, Sarah; Burkhardt, Andy</text:p>
          </table:table-cell>
          <table:table-cell office:value-type="string" calcext:value-type="string">
            <text:p>Even An Ocean Away: Developing Skype‐Based Reference For Students Studying Abroa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0.03.009</text:p>
          </table:table-cell>
          <table:table-cell office:value-type="string" calcext:value-type="string">
            <text:p>Moed, Henk F.</text:p>
          </table:table-cell>
          <table:table-cell office:value-type="string" calcext:value-type="string">
            <text:p>Cwts Crown Indicator Measures Citation Impact Of A Research Group'S Publication Oeuv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144078330303900106</text:p>
          </table:table-cell>
          <table:table-cell office:value-type="string" calcext:value-type="string">
            <text:p>Najman, Jake M.; Hewitt, Belinda</text:p>
          </table:table-cell>
          <table:table-cell office:value-type="string" calcext:value-type="string">
            <text:p>The Validity Of Publication And Citation Counts For Sociology And Other Selected Disciplin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isaf.312</text:p>
          </table:table-cell>
          <table:table-cell office:value-type="string" calcext:value-type="string">
            <text:p>O'Leary, Daniel E.</text:p>
          </table:table-cell>
          <table:table-cell office:value-type="string" calcext:value-type="string">
            <text:p>Intelligent Systems In Accounting, Finance And Management: Isi Journal And Proceeding Citations, And Research Issues From Most-Cited Pap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371/journal.pone.0017428</text:p>
          </table:table-cell>
          <table:table-cell office:value-type="string" calcext:value-type="string">
            <text:p>Rosas, Scott R.; Kagan, Jonathan M.; Schouten, Jeffrey T.; Slack, Perry A.; Trochim, William M. K.</text:p>
          </table:table-cell>
          <table:table-cell office:value-type="string" calcext:value-type="string">
            <text:p>Evaluating Research And Impact: A Bibliometric Analysis Of Research By The Nih/Niaid Hiv/Aids Clinical Trials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144341042000228843</text:p>
          </table:table-cell>
          <table:table-cell office:value-type="string" calcext:value-type="string">
            <text:p>Desmedt *, Ella; Valcke, Martin</text:p>
          </table:table-cell>
          <table:table-cell office:value-type="string" calcext:value-type="string">
            <text:p>Mapping The Learning Styles “Jungle”: An Overview Of The Literature Based On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032885599079001002</text:p>
          </table:table-cell>
          <table:table-cell office:value-type="string" calcext:value-type="string">
            <text:p>Wright, Richard A.; Miller, J. Mitchell</text:p>
          </table:table-cell>
          <table:table-cell office:value-type="string" calcext:value-type="string">
            <text:p>The Most-Cited Scholars And Works In Correc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3565</text:p>
          </table:table-cell>
          <table:table-cell office:value-type="string" calcext:value-type="string">
            <text:p>Rousseau, Ronald; Ding, Jielan</text:p>
          </table:table-cell>
          <table:table-cell office:value-type="string" calcext:value-type="string">
            <text:p>Does International Collaboration Yield A Higher Citation Potential For Us Scientists Publishing In Highly Visible Interdisciplinary Journals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11/jocn.12585</text:p>
          </table:table-cell>
          <table:table-cell office:value-type="string" calcext:value-type="string">
            <text:p>White, Mark; Wells, John Sg; Butterworth, Tony</text:p>
          </table:table-cell>
          <table:table-cell office:value-type="string" calcext:value-type="string">
            <text:p>The Transition Of A Large-Scale Quality Improvement Initiative: A Bibliometric Analysis Of The Productive Ward: Releasing Time To Care Programm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7/s11192-009-0023-0</text:p>
          </table:table-cell>
          <table:table-cell office:value-type="string" calcext:value-type="string">
            <text:p>Anastasiadis, Aristoklis D.; De Albuquerque, Marcelo P.; De Albuquerque, Marcio P.; Mussi, Diogo B.</text:p>
          </table:table-cell>
          <table:table-cell office:value-type="string" calcext:value-type="string">
            <text:p>Tsallis Q-Exponential Describes The Distribution Of Scientific Citations—A New Characterization Of The Impac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7-1803-z</text:p>
          </table:table-cell>
          <table:table-cell office:value-type="string" calcext:value-type="string">
            <text:p>Davarpanah, M. R.; Aslekia, S.</text:p>
          </table:table-cell>
          <table:table-cell office:value-type="string" calcext:value-type="string">
            <text:p>A Scientometric Analysis Of International Lis Journals: Productivity And Characterist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86/1472-6947-11-24</text:p>
          </table:table-cell>
          <table:table-cell office:value-type="string" calcext:value-type="string">
            <text:p>Spreckelsen, Cord; Deserno, Thomas M; Spitzer, Klaus</text:p>
          </table:table-cell>
          <table:table-cell office:value-type="string" calcext:value-type="string">
            <text:p>Visibility Of Medical Informatics Regarding Bibliometric Indices And Databas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2471-013-0384-0</text:p>
          </table:table-cell>
          <table:table-cell office:value-type="string" calcext:value-type="string">
            <text:p>Opthof, T.</text:p>
          </table:table-cell>
          <table:table-cell office:value-type="string" calcext:value-type="string">
            <text:p>Inflation Of Impact Factors By Journal Self-Citation In Cardiovascular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pmj.21267</text:p>
          </table:table-cell>
          <table:table-cell office:value-type="string" calcext:value-type="string">
            <text:p>Hanisch, Bastian; Wald, Andreas</text:p>
          </table:table-cell>
          <table:table-cell office:value-type="string" calcext:value-type="string">
            <text:p>A Bibliometric View On The Use Of Contingency Theory In Project Management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3390/publications5020015</text:p>
          </table:table-cell>
          <table:table-cell office:value-type="string" calcext:value-type="string">
            <text:p>Herteliu, Claudiu; Ausloos, Marcel; Ileanu, Bogdan; Rotundo, Giulia; Andrei, Tudorel</text:p>
          </table:table-cell>
          <table:table-cell office:value-type="string" calcext:value-type="string">
            <text:p>Quantitative And Qualitative Analysis Of Editor Behavior Through Potentially Coercive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07-1771-3</text:p>
          </table:table-cell>
          <table:table-cell office:value-type="string" calcext:value-type="string">
            <text:p>Hou, Haiyan; Kretschmer, Hildrun; Liu, Zeyuan</text:p>
          </table:table-cell>
          <table:table-cell office:value-type="string" calcext:value-type="string">
            <text:p>The Structure Of Scientific Collaboration Networks In Scientome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93/bjsw/bct161</text:p>
          </table:table-cell>
          <table:table-cell office:value-type="string" calcext:value-type="string">
            <text:p>Barner, J. R.; Holosko, M. J.; Thyer, B. A.</text:p>
          </table:table-cell>
          <table:table-cell office:value-type="string" calcext:value-type="string">
            <text:p>American Social Work And Psychology Faculty Members' Scholarly Productivity: A Controlled Comparison Of Citation Impact Using The H-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45/1941487.1941517</text:p>
          </table:table-cell>
          <table:table-cell office:value-type="string" calcext:value-type="string">
            <text:p>Wainer, Jacques; Billa, Cleo; Goldenstein, Siome</text:p>
          </table:table-cell>
          <table:table-cell office:value-type="string" calcext:value-type="string">
            <text:p>Invisible Work In Standard Bibliometric Evaluation Of Computer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2.02.001</text:p>
          </table:table-cell>
          <table:table-cell office:value-type="string" calcext:value-type="string">
            <text:p>Schreiber, M.; Malesios, C.C.; Psarakis, S.</text:p>
          </table:table-cell>
          <table:table-cell office:value-type="string" calcext:value-type="string">
            <text:p>Exploratory Factor Analysis For The Hirsch Index, 17 H-Type Variants, And Some Traditional Bibliometric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5.09.005</text:p>
          </table:table-cell>
          <table:table-cell office:value-type="string" calcext:value-type="string">
            <text:p>Fairclough, Ruth; Thelwall, Mike</text:p>
          </table:table-cell>
          <table:table-cell office:value-type="string" calcext:value-type="string">
            <text:p>More Precise Methods For National Research Citation Impact Comparis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acalib.2016.04.002</text:p>
          </table:table-cell>
          <table:table-cell office:value-type="string" calcext:value-type="string">
            <text:p>Nolen, David S.; Richardson, Hillary A.H.</text:p>
          </table:table-cell>
          <table:table-cell office:value-type="string" calcext:value-type="string">
            <text:p>The Search For Landmark Works In English Literary Studies: A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1473325017713881</text:p>
          </table:table-cell>
          <table:table-cell office:value-type="string" calcext:value-type="string">
            <text:p>Staller, Karen M</text:p>
          </table:table-cell>
          <table:table-cell office:value-type="string" calcext:value-type="string">
            <text:p>Accountability Metrics, Politics, And Qualitative Inquiry: Demystifying Bibliome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eeh.2011.10.002</text:p>
          </table:table-cell>
          <table:table-cell office:value-type="string" calcext:value-type="string">
            <text:p>Di Vaio, Gianfranco; Waldenström, Daniel; Weisdorf, Jacob</text:p>
          </table:table-cell>
          <table:table-cell office:value-type="string" calcext:value-type="string">
            <text:p>Citation Success: Evidence From Economic History Journal Public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186/s13601-018-0191-1</text:p>
          </table:table-cell>
          <table:table-cell office:value-type="string" calcext:value-type="string">
            <text:p>Martinho-Dias, Daniel, 0000-0001-6201-6364; Sousa-Pinto, Bernardo; Botelho-Souza, Júlio; Soares, António; Delgado, Luís; Fonseca, João Almeida</text:p>
          </table:table-cell>
          <table:table-cell office:value-type="string" calcext:value-type="string">
            <text:p>Publication Trends Of Allergy, Pediatric Allergy And Immunology, And Clinical And Translational Allergy Journals: A Mesh Term-Based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0364-6408(94)90052-3</text:p>
          </table:table-cell>
          <table:table-cell office:value-type="string" calcext:value-type="string">
            <text:p>Nisonger, Thomas E.</text:p>
          </table:table-cell>
          <table:table-cell office:value-type="string" calcext:value-type="string">
            <text:p>A Methodological Issue Concerning The Use Of Social Sciences Citation Index Journal Citation Reports Impact Factor Data For Journal Ranki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1108/01443579910244188</text:p>
          </table:table-cell>
          <table:table-cell office:value-type="string" calcext:value-type="string">
            <text:p>Pilkington, Alan; Liston‐Heyes, Catherine</text:p>
          </table:table-cell>
          <table:table-cell office:value-type="string" calcext:value-type="string">
            <text:p>Is Production And Operations Management A Discipline? A Citation/Co‐Citation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11/beer.12024</text:p>
          </table:table-cell>
          <table:table-cell office:value-type="string" calcext:value-type="string">
            <text:p>Chan, Kam C.; Fung, Hung-Gay; Yau, Jot</text:p>
          </table:table-cell>
          <table:table-cell office:value-type="string" calcext:value-type="string">
            <text:p>Predominant Sources And Contributors Of Influential Business Ethics Research: Evidence And Implications From A Threshold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meet.14504301185</text:p>
          </table:table-cell>
          <table:table-cell office:value-type="string" calcext:value-type="string">
            <text:p>Yang, Kiduk; Meho, Lokman I.</text:p>
          </table:table-cell>
          <table:table-cell office:value-type="string" calcext:value-type="string">
            <text:p>Citation Analysis: A Comparison Of Google Scholar, Scopus, And Web Of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omega.2004.12.002</text:p>
          </table:table-cell>
          <table:table-cell office:value-type="string" calcext:value-type="string">
            <text:p>Biehl, Markus; Kim, Henry; Wade, Michael</text:p>
          </table:table-cell>
          <table:table-cell office:value-type="string" calcext:value-type="string">
            <text:p>Relationships Among The Academic Business Disciplines: A Multi-Method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300/j105v02n04_04</text:p>
          </table:table-cell>
          <table:table-cell office:value-type="string" calcext:value-type="string">
            <text:p>Line, Maurice B.</text:p>
          </table:table-cell>
          <table:table-cell office:value-type="string" calcext:value-type="string">
            <text:p>Rank Lists Based On Citations And Library Uses As Indicators Of Journal Usage In Individual Librar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16/j.rai.2017.05.004</text:p>
          </table:table-cell>
          <table:table-cell office:value-type="string" calcext:value-type="string">
            <text:p>J-Figueiredo, Ronnie; Neto, Júlio Vieira; Quelhas, Osvaldo Luiz Gonçalves; Ferreira, João José De Matos</text:p>
          </table:table-cell>
          <table:table-cell office:value-type="string" calcext:value-type="string">
            <text:p>Knowledge Intensive Business Services (Kibs): Bibliometric Analysis And Their Different Behaviors In The Scientific Liter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108/eb026695</text:p>
          </table:table-cell>
          <table:table-cell office:value-type="string" calcext:value-type="string">
            <text:p>Small, Henry</text:p>
          </table:table-cell>
          <table:table-cell office:value-type="string" calcext:value-type="string">
            <text:p>Co‐Citation Context Analysis And The Structure Of Paradigm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bult.2013.1720390610</text:p>
          </table:table-cell>
          <table:table-cell office:value-type="string" calcext:value-type="string">
            <text:p>Konkiel, Stacy</text:p>
          </table:table-cell>
          <table:table-cell office:value-type="string" calcext:value-type="string">
            <text:p>Tracking Citations And Altmetrics For Research Data: Challenges And Opportunit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1.12.006</text:p>
          </table:table-cell>
          <table:table-cell office:value-type="string" calcext:value-type="string">
            <text:p>Mutz, Rüdiger; Daniel, Hans-Dieter</text:p>
          </table:table-cell>
          <table:table-cell office:value-type="string" calcext:value-type="string">
            <text:p>Skewed Citation Distributions And Bias Factors: Solutions To Two Core Problems With The Journal Impact Facto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371/journal.pone.0004021</text:p>
          </table:table-cell>
          <table:table-cell office:value-type="string" calcext:value-type="string">
            <text:p>Hagen, Nils T.</text:p>
          </table:table-cell>
          <table:table-cell office:value-type="string" calcext:value-type="string">
            <text:p>Harmonic Allocation Of Authorship Credit: Source-Level Correction Of Bibliometric Bias Assures Accurate Publication And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16/j.joi.2012.12.002</text:p>
          </table:table-cell>
          <table:table-cell office:value-type="string" calcext:value-type="string">
            <text:p>Kosmulski, Marek</text:p>
          </table:table-cell>
          <table:table-cell office:value-type="string" calcext:value-type="string">
            <text:p>Family-Tree Of Bibliometric Indi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9/2.769447</text:p>
          </table:table-cell>
          <table:table-cell office:value-type="string" calcext:value-type="string">
            <text:p>Lawrence, S.; Lee Giles, C.; Bollacker, K.</text:p>
          </table:table-cell>
          <table:table-cell office:value-type="string" calcext:value-type="string">
            <text:p>Digital Libraries And Autonomous Citation Index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.1016/j.lisr.2007.07.002</text:p>
          </table:table-cell>
          <table:table-cell office:value-type="string" calcext:value-type="string">
            <text:p>Shaw, Debora; Vaughan, Liwen</text:p>
          </table:table-cell>
          <table:table-cell office:value-type="string" calcext:value-type="string">
            <text:p>Publication And Citation Patterns Among Lis Faculty: Profiling A “Typical Professor”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007/s11192-012-0752-3</text:p>
          </table:table-cell>
          <table:table-cell office:value-type="string" calcext:value-type="string">
            <text:p>Mavros, Michael N.; Bardakas, Vangelis; Rafailidis, Petros I.; Sardi, Thalia A.; Demetriou, Elena; Falagas, Matthew E.</text:p>
          </table:table-cell>
          <table:table-cell office:value-type="string" calcext:value-type="string">
            <text:p>Comparison Of Number Of Citations To Full Original Articles Versus Brief Repor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6-2082-3</text:p>
          </table:table-cell>
          <table:table-cell office:value-type="string" calcext:value-type="string">
            <text:p>Thor, Andreas; Marx, Werner; Leydesdorff, Loet; Bornmann, Lutz</text:p>
          </table:table-cell>
          <table:table-cell office:value-type="string" calcext:value-type="string">
            <text:p>New Features Of Citedreferencesexplorer (Crexplorer)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0-0185-9</text:p>
          </table:table-cell>
          <table:table-cell office:value-type="string" calcext:value-type="string">
            <text:p>Bar-Ilan, Judit</text:p>
          </table:table-cell>
          <table:table-cell office:value-type="string" calcext:value-type="string">
            <text:p>Citations To The “Introduction To Informetrics” Indexed By Wos, Scopus And Google Schola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2628</text:p>
          </table:table-cell>
          <table:table-cell office:value-type="string" calcext:value-type="string">
            <text:p>Lu, Kun; Wolfram, Dietmar</text:p>
          </table:table-cell>
          <table:table-cell office:value-type="string" calcext:value-type="string">
            <text:p>Measuring Author Research Relatedness: A Comparison Of Word-Based, Topic-Based, And Author Cocitation Approach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57/palgrave.jors.2602428</text:p>
          </table:table-cell>
          <table:table-cell office:value-type="string" calcext:value-type="string">
            <text:p>Mingers, J</text:p>
          </table:table-cell>
          <table:table-cell office:value-type="string" calcext:value-type="string">
            <text:p>Exploring The Dynamics Of Journal Citations: Modelling With S-Cur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0.1080/07421222.1994.11518033</text:p>
          </table:table-cell>
          <table:table-cell office:value-type="string" calcext:value-type="string">
            <text:p>Holsapple, Clyde W.; Johnson, Linda Ellis; Manakyan, Herman; Tanner, John</text:p>
          </table:table-cell>
          <table:table-cell office:value-type="string" calcext:value-type="string">
            <text:p>Business Computing Research Journals: A Normalized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1-0486-7</text:p>
          </table:table-cell>
          <table:table-cell office:value-type="string" calcext:value-type="string">
            <text:p>Ibáñez, Alfonso; Larrañaga, Pedro; Bielza, Concha</text:p>
          </table:table-cell>
          <table:table-cell office:value-type="string" calcext:value-type="string">
            <text:p>Using Bayesian Networks To Discover Relationships Between Bibliometric Indices. A Case Study Of Computer Science And Artificial Intelligence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10.1002/anie.201600655</text:p>
          </table:table-cell>
          <table:table-cell office:value-type="string" calcext:value-type="string">
            <text:p>Hoffmann, Roald, 0000-0001-5369-6046; Kabanov, Artyom A., 0000-0002-3388-6122; Golov, Andrey A., 0000-0002-1776-4328; Proserpio, Davide M., 0000-0001-6597-9406</text:p>
          </table:table-cell>
          <table:table-cell office:value-type="string" calcext:value-type="string">
            <text:p/>
            <text:p>                        Homo Citans</text:p>
            <text:p> And Carbon Allotropes: For An Ethics Of 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2.03.004</text:p>
          </table:table-cell>
          <table:table-cell office:value-type="string" calcext:value-type="string">
            <text:p>Kosmulski, Marek</text:p>
          </table:table-cell>
          <table:table-cell office:value-type="string" calcext:value-type="string">
            <text:p>Calibration Against A Reference Set: A Quantitative Approach To Assessment Of The Methods Of Assessment Of Scientific Outpu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7-2256-7</text:p>
          </table:table-cell>
          <table:table-cell office:value-type="string" calcext:value-type="string">
            <text:p>Hartley, James; Ho, Yuh-Shan</text:p>
          </table:table-cell>
          <table:table-cell office:value-type="string" calcext:value-type="string">
            <text:p>The Decline And Fall Of Book Reviews In Psychology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209/0295-5075/105/28002</text:p>
          </table:table-cell>
          <table:table-cell office:value-type="string" calcext:value-type="string">
            <text:p>Newman, M. E. J.</text:p>
          </table:table-cell>
          <table:table-cell office:value-type="string" calcext:value-type="string">
            <text:p>Prediction Of Highly Cited Pap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30631278001000202</text:p>
          </table:table-cell>
          <table:table-cell office:value-type="string" calcext:value-type="string">
            <text:p>Lindsey, Duncan</text:p>
          </table:table-cell>
          <table:table-cell office:value-type="string" calcext:value-type="string">
            <text:p>Production And Citation Measures In The Sociology Of Science: The Problem Of Multiple Authorship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2763869.2010.518928</text:p>
          </table:table-cell>
          <table:table-cell office:value-type="string" calcext:value-type="string">
            <text:p>Mead, Thomas L.; Berryman, Donna R.</text:p>
          </table:table-cell>
          <table:table-cell office:value-type="string" calcext:value-type="string">
            <text:p>Reference And Pdf-Manager Software: Complexities, Support And Workflo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1478929916644869</text:p>
          </table:table-cell>
          <table:table-cell office:value-type="string" calcext:value-type="string">
            <text:p>Curry, Dion; Van De Walle, Steven</text:p>
          </table:table-cell>
          <table:table-cell office:value-type="string" calcext:value-type="string">
            <text:p>A Bibliometrics Approach To Understanding Conceptual Breadth, Depth And Development: The Case Of New Public Manage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06-0010-7</text:p>
          </table:table-cell>
          <table:table-cell office:value-type="string" calcext:value-type="string">
            <text:p>Van Leeuwen, Thed</text:p>
          </table:table-cell>
          <table:table-cell office:value-type="string" calcext:value-type="string">
            <text:p>The Application Of Bibliometric Analyses In The Evaluation Of Social Science Research. Who Benefits From It, And Why It Is Still Feasi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2307/2657504</text:p>
          </table:table-cell>
          <table:table-cell office:value-type="string" calcext:value-type="string">
            <text:p>Baldi, Stephane</text:p>
          </table:table-cell>
          <table:table-cell office:value-type="string" calcext:value-type="string">
            <text:p>Normative Versus Social Constructivist Processes In The Allocation Of Citations: A Network-Analytic Model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2196/jmir.7.5.e60</text:p>
          </table:table-cell>
          <table:table-cell office:value-type="string" calcext:value-type="string">
            <text:p>Eysenbach, Gunther; Trudel, Mathieu</text:p>
          </table:table-cell>
          <table:table-cell office:value-type="string" calcext:value-type="string">
            <text:p>Going, Going, Still There: Using The Webcite Service To Permanently Archive Cited Web Pag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ecoleng.2016.01.026</text:p>
          </table:table-cell>
          <table:table-cell office:value-type="string" calcext:value-type="string">
            <text:p>Chen, Dan; Liu, Zhi; Luo, Zhaohui; Webber, Michael; Chen, Jing</text:p>
          </table:table-cell>
          <table:table-cell office:value-type="string" calcext:value-type="string">
            <text:p>Bibliometric And Visualized Analysis Of Emergy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186/1478-4505-6-6</text:p>
          </table:table-cell>
          <table:table-cell office:value-type="string" calcext:value-type="string">
            <text:p>Groneberg-Kloft, Beatrix; Scutaru, Cristian; Kreiter, Carolin; Kölzow, Silvana; Fischer, Axel; Quarcoo, David</text:p>
          </table:table-cell>
          <table:table-cell office:value-type="string" calcext:value-type="string">
            <text:p>Institutional Operating Figures In Basic And Applied Sciences: Scientometric Analysis Of Quantitative Output Benchmark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590/s1519-69842008000500012</text:p>
          </table:table-cell>
          <table:table-cell office:value-type="string" calcext:value-type="string">
            <text:p>Padial, Aa.; Bini, Lm.; Thomaz, Sm.</text:p>
          </table:table-cell>
          <table:table-cell office:value-type="string" calcext:value-type="string">
            <text:p>The Study Of Aquatic Macrophytes In Neotropics: A Scientometrical View Of The Main Trends And Gap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504/ijbge.2009.023790</text:p>
          </table:table-cell>
          <table:table-cell office:value-type="string" calcext:value-type="string">
            <text:p>Serenko, Alexander; Bontis, Nick</text:p>
          </table:table-cell>
          <table:table-cell office:value-type="string" calcext:value-type="string">
            <text:p>A Citation-Based Ranking Of The Business Ethics Scholarly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45/epi.2015.sep.08</text:p>
          </table:table-cell>
          <table:table-cell office:value-type="string" calcext:value-type="string">
            <text:p>Thelwall, Mike; Kousha, Kayvan</text:p>
          </table:table-cell>
          <table:table-cell office:value-type="string" calcext:value-type="string">
            <text:p>Web Indicators For Research Evaluation. Part 1: Citations And Links To Academic Articles From The Web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ijmedinf.2007.07.001</text:p>
          </table:table-cell>
          <table:table-cell office:value-type="string" calcext:value-type="string">
            <text:p>Falagas, Matthew E.; Karveli, Efthymia A.; Tritsaroli, Vassiliki I.</text:p>
          </table:table-cell>
          <table:table-cell office:value-type="string" calcext:value-type="string">
            <text:p>The Risk Of Using The Internet As Reference Resource: A Comparative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11/psj.12149</text:p>
          </table:table-cell>
          <table:table-cell office:value-type="string" calcext:value-type="string">
            <text:p>Adams, William C.; Lind Infeld, Donna; Wikrent, Katherine L.; Bintou Cisse, Odia</text:p>
          </table:table-cell>
          <table:table-cell office:value-type="string" calcext:value-type="string">
            <text:p>Network Bibliometrics Of Public Policy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7/s00799-017-0219-5</text:p>
          </table:table-cell>
          <table:table-cell office:value-type="string" calcext:value-type="string">
            <text:p>Li, Lei; Mao, Liyuan; Zhang, Yazhao; Chi, Junqi; Huang, Taiwen; Cong, Xiaoyue; Peng, Heng</text:p>
          </table:table-cell>
          <table:table-cell office:value-type="string" calcext:value-type="string">
            <text:p>Computational Linguistics Literature And Citations Oriented Citation Linkage, Classification And Summariz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4-1411-7</text:p>
          </table:table-cell>
          <table:table-cell office:value-type="string" calcext:value-type="string">
            <text:p>Jonkers, K.; Derrick, G. E.; Lopez-Illescas, C.; Van Den Besselaar, P.</text:p>
          </table:table-cell>
          <table:table-cell office:value-type="string" calcext:value-type="string">
            <text:p>Measuring The Scientific Impact Of E-Research Infrastructures: A Citation Based Approach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physa.2005.12.044</text:p>
          </table:table-cell>
          <table:table-cell office:value-type="string" calcext:value-type="string">
            <text:p>Hajra, Kamalika Basu; Sen, Parongama</text:p>
          </table:table-cell>
          <table:table-cell office:value-type="string" calcext:value-type="string">
            <text:p>Modelling Aging Characteristics In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86/s12879-016-1600-5</text:p>
          </table:table-cell>
          <table:table-cell office:value-type="string" calcext:value-type="string">
            <text:p>Zyoud, Sa’Ed H.</text:p>
          </table:table-cell>
          <table:table-cell office:value-type="string" calcext:value-type="string">
            <text:p>Global Research Trends Of Middle East Respiratory Syndrome Coronavirus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108/oir-07-2014-0159</text:p>
          </table:table-cell>
          <table:table-cell office:value-type="string" calcext:value-type="string">
            <text:p>Hilbert, Fee; Barth, Julia; Gremm, Julia; Gros, Daniel; Haiter, Jessica; Henkel, Maria; Reinhardt, Wilhelm; Stock, Wolfgang G.</text:p>
          </table:table-cell>
          <table:table-cell office:value-type="string" calcext:value-type="string">
            <text:p>Coverage Of Academic Citation Databases Compared With Coverage Of Scientific Social Media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846/16111699.2016.1236035</text:p>
          </table:table-cell>
          <table:table-cell office:value-type="string" calcext:value-type="string">
            <text:p>Olczyk, Magdalena</text:p>
          </table:table-cell>
          <table:table-cell office:value-type="string" calcext:value-type="string">
            <text:p>Bibliometric Approach To Tracking The Concept Of International Competitivenes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08/imds-07-2014-0208</text:p>
          </table:table-cell>
          <table:table-cell office:value-type="string" calcext:value-type="string">
            <text:p>Harman, Keith; Koohang, Alex; Paliszkiewicz, Joanna</text:p>
          </table:table-cell>
          <table:table-cell office:value-type="string" calcext:value-type="string">
            <text:p>Scholarly Interest In Gamification: A Citation Network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6-2198-5</text:p>
          </table:table-cell>
          <table:table-cell office:value-type="string" calcext:value-type="string">
            <text:p>Bornmann, Lutz; Glänzel, Wolfgang</text:p>
          </table:table-cell>
          <table:table-cell office:value-type="string" calcext:value-type="string">
            <text:p>Applying The Css Method To Bibliometric Indicators Used In (University) Ranking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4630320302</text:p>
          </table:table-cell>
          <table:table-cell office:value-type="string" calcext:value-type="string">
            <text:p>White, Howard D.; Griffith, Belver C.</text:p>
          </table:table-cell>
          <table:table-cell office:value-type="string" calcext:value-type="string">
            <text:p>Author Cocitation: A Literature Measure Of Intellectual Struc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oi.2014.09.010</text:p>
          </table:table-cell>
          <table:table-cell office:value-type="string" calcext:value-type="string">
            <text:p>Ahlgren, Per, 0000-0003-0229-3073; Waltman, Ludo</text:p>
          </table:table-cell>
          <table:table-cell office:value-type="string" calcext:value-type="string">
            <text:p>The Correlation Between Citation-Based And Expert-Based Assessments Of Publication Channels: Snip And Sjr Vs. Norwegian Quality Assessme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3-0952-5</text:p>
          </table:table-cell>
          <table:table-cell office:value-type="string" calcext:value-type="string">
            <text:p>Más-Bleda, Amalia; Aguillo, Isidro F.</text:p>
          </table:table-cell>
          <table:table-cell office:value-type="string" calcext:value-type="string">
            <text:p>Can A Personal Website Be Useful As An Information Source To Assess Individual Scientists? The Case Of European Highly Cited Research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acalib.2004.06.001</text:p>
          </table:table-cell>
          <table:table-cell office:value-type="string" calcext:value-type="string">
            <text:p>Beile, Penny M.; Boote, David N.; Killingsworth, Elizabeth K.</text:p>
          </table:table-cell>
          <table:table-cell office:value-type="string" calcext:value-type="string">
            <text:p>A Microscope Or A Mirror?: A Question Of Study Validity Regarding The Use Of Dissertation Citation Analysis For Evaluating Research Collec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45/2661829.2661965</text:p>
          </table:table-cell>
          <table:table-cell office:value-type="string" calcext:value-type="string">
            <text:p>Liu, Xiaozhong; Yu, Yingying; Guo, Chun; Sun, Yizhou</text:p>
          </table:table-cell>
          <table:table-cell office:value-type="string" calcext:value-type="string">
            <text:p>Meta-Path-Based Ranking With Pseudo Relevance Feedback On Heterogeneous Graph For Citation Recommend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9737766.2016.1177940</text:p>
          </table:table-cell>
          <table:table-cell office:value-type="string" calcext:value-type="string">
            <text:p>Elango, B.; Bornmann, Lutz; Shankar, S.</text:p>
          </table:table-cell>
          <table:table-cell office:value-type="string" calcext:value-type="string">
            <text:p>Study Of Citation Networks In Tribology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08/oir-03-2014-0062</text:p>
          </table:table-cell>
          <table:table-cell office:value-type="string" calcext:value-type="string">
            <text:p>Ke, Shih-Wen; Lin, Wei-Chao; Tsai, Chih-Fong; Hu, Ya-Han</text:p>
          </table:table-cell>
          <table:table-cell office:value-type="string" calcext:value-type="string">
            <text:p>Citation Impact Analysis Of Research Papers That Appear In Oral And Poster Sess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(sici)1097-4571(199009)41:6&lt;444::aid-asi12&gt;3.0.co;2-j</text:p>
          </table:table-cell>
          <table:table-cell office:value-type="string" calcext:value-type="string">
            <text:p>Bayer, Alan E.; Smart, John C.; Mclaughlin, Gerald W.</text:p>
          </table:table-cell>
          <table:table-cell office:value-type="string" calcext:value-type="string">
            <text:p>Mapping Intellectual Structure Of A Scientific Subfield Through Author Co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2976</text:p>
          </table:table-cell>
          <table:table-cell office:value-type="string" calcext:value-type="string">
            <text:p>Ferrara, Emilio; Romero, Alfonso E.</text:p>
          </table:table-cell>
          <table:table-cell office:value-type="string" calcext:value-type="string">
            <text:p>Scientific Impact Evaluation And The Effect Of Self-Citations: Mitigating The Bias By Discounting The H-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3-1128-z</text:p>
          </table:table-cell>
          <table:table-cell office:value-type="string" calcext:value-type="string">
            <text:p>Mallik, Ajoy; Mandal, Nripendranath</text:p>
          </table:table-cell>
          <table:table-cell office:value-type="string" calcext:value-type="string">
            <text:p>Bibliometric Analysis Of Global Publication Output And Collaboration Structure Study In Microrna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80/09537325.2013.803064</text:p>
          </table:table-cell>
          <table:table-cell office:value-type="string" calcext:value-type="string">
            <text:p>Zhang, Yi; Guo, Ying; Wang, Xuefeng; Zhu, Donghua; Porter, Alan L.</text:p>
          </table:table-cell>
          <table:table-cell office:value-type="string" calcext:value-type="string">
            <text:p>A Hybrid Visualisation Model For Technology Roadmapping: Bibliometrics, Qualitative Methodology And Empirical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353/lib.2013.0005</text:p>
          </table:table-cell>
          <table:table-cell office:value-type="string" calcext:value-type="string">
            <text:p>Corrall, Sheila; Kennan, Mary Anne; Afzal, Waseem</text:p>
          </table:table-cell>
          <table:table-cell office:value-type="string" calcext:value-type="string">
            <text:p>Bibliometrics And Research Data Management Services: Emerging Trends In Library Support For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523/jneurosci.0002-08.2008</text:p>
          </table:table-cell>
          <table:table-cell office:value-type="string" calcext:value-type="string">
            <text:p>Maslov, S.; Redner, S.</text:p>
          </table:table-cell>
          <table:table-cell office:value-type="string" calcext:value-type="string">
            <text:p>Promise And Pitfalls Of Extending Google'S Pagerank Algorithm To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4006</text:p>
          </table:table-cell>
          <table:table-cell office:value-type="string" calcext:value-type="string">
            <text:p>Zhang, Peng; Wang, Peiling, 0000-0003-4202-7570; Wu, Qiang, 0000-0002-1308-1669</text:p>
          </table:table-cell>
          <table:table-cell office:value-type="string" calcext:value-type="string">
            <text:p>How Are The Best Jasist</text:p>
            <text:p> Papers Cited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physa.2008.03.017</text:p>
          </table:table-cell>
          <table:table-cell office:value-type="string" calcext:value-type="string">
            <text:p>Wang, Mingyang; Yu, Guang; Yu, Daren</text:p>
          </table:table-cell>
          <table:table-cell office:value-type="string" calcext:value-type="string">
            <text:p>Measuring The Preferential Attachment Mechanism In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93/reseval/rvx018</text:p>
          </table:table-cell>
          <table:table-cell office:value-type="string" calcext:value-type="string">
            <text:p>Hammarfelt, Björn; Rushforth, Alexander D.</text:p>
          </table:table-cell>
          <table:table-cell office:value-type="string" calcext:value-type="string">
            <text:p>Indicators As Judgment Devices: An Empirical Study Of Citizen Bibliometrics In Research Evalu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23/b:scie.0000027678.31097.e0</text:p>
          </table:table-cell>
          <table:table-cell office:value-type="string" calcext:value-type="string">
            <text:p>Leydesdorff, Loet</text:p>
          </table:table-cell>
          <table:table-cell office:value-type="string" calcext:value-type="string">
            <text:p>Top-Down Decomposition Of The Journal Citation Report Of The Social Science Citation Index: Graph- And Factor-Analytical Approach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07/s11192-014-1524-z</text:p>
          </table:table-cell>
          <table:table-cell office:value-type="string" calcext:value-type="string">
            <text:p>Brzezinski, Michal</text:p>
          </table:table-cell>
          <table:table-cell office:value-type="string" calcext:value-type="string">
            <text:p>Power Laws In Citation Distributions: Evidence From Scopu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3" table:number-rows-repeated="2">
          <table:table-cell table:style-name="Default" table:number-columns-repeated="4"/>
          <table:table-cell table:number-columns-repeated="1020"/>
        </table:table-row>
        <table:table-row table:style-name="ro13" table:number-rows-repeated="10480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2:17:10.654492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MacOSX_X86_64 LibreOffice_project/86daf60bf00efa86ad547e59e09d6bb77c699acb</meta:generator>
    <dc:date>2018-12-12T15:25:31.932984577</dc:date>
    <meta:editing-duration>PT5H33M15S</meta:editing-duration>
    <meta:editing-cycles>180</meta:editing-cycles>
    <meta:document-statistic meta:table-count="1" meta:cell-count="2151" meta:object-count="0"/>
  </office:meta>
</office:document-meta>
</file>